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3" style:family="table-column">
      <style:table-column-properties fo:break-before="auto" style:column-width="3.172in"/>
    </style:style>
    <style:style style:name="co34" style:family="table-column">
      <style:table-column-properties fo:break-before="auto" style:column-width="3.0492in"/>
    </style:style>
    <style:style style:name="co35" style:family="table-column">
      <style:table-column-properties fo:break-before="auto" style:column-width="9.2909in"/>
    </style:style>
    <style:style style:name="co4" style:family="table-column">
      <style:table-column-properties fo:break-before="auto" style:column-width="1.3165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4244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2882in"/>
    </style:style>
    <style:style style:name="co9" style:family="table-column">
      <style:table-column-properties fo:break-before="auto" style:column-width="1.4335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1.2346in"/>
    </style:style>
    <style:style style:name="co12" style:family="table-column">
      <style:table-column-properties fo:break-before="auto" style:column-width="1.602in"/>
    </style:style>
    <style:style style:name="co13" style:family="table-column">
      <style:table-column-properties fo:break-before="auto" style:column-width="1.4417in"/>
    </style:style>
    <style:style style:name="co14" style:family="table-column">
      <style:table-column-properties fo:break-before="auto" style:column-width="1.3339in"/>
    </style:style>
    <style:style style:name="co15" style:family="table-column">
      <style:table-column-properties fo:break-before="auto" style:column-width="1.4854in"/>
    </style:style>
    <style:style style:name="co16" style:family="table-column">
      <style:table-column-properties fo:break-before="auto" style:column-width="4.972in"/>
    </style:style>
    <style:style style:name="co17" style:family="table-column">
      <style:table-column-properties fo:break-before="auto" style:column-width="1.7252in"/>
    </style:style>
    <style:style style:name="co18" style:family="table-column">
      <style:table-column-properties fo:break-before="auto" style:column-width="1.8854in"/>
    </style:style>
    <style:style style:name="co19" style:family="table-column">
      <style:table-column-properties fo:break-before="auto" style:column-width="1.2575in"/>
    </style:style>
    <style:style style:name="co20" style:family="table-column">
      <style:table-column-properties fo:break-before="auto" style:column-width="2.0543in"/>
    </style:style>
    <style:style style:name="co21" style:family="table-column">
      <style:table-column-properties fo:break-before="auto" style:column-width="2.0465in"/>
    </style:style>
    <style:style style:name="co22" style:family="table-column">
      <style:table-column-properties fo:break-before="auto" style:column-width="2.2146in"/>
    </style:style>
    <style:style style:name="co23" style:family="table-column">
      <style:table-column-properties fo:break-before="auto" style:column-width="2.2299in"/>
    </style:style>
    <style:style style:name="co24" style:family="table-column">
      <style:table-column-properties fo:break-before="auto" style:column-width="2.5217in"/>
    </style:style>
    <style:style style:name="co25" style:family="table-column">
      <style:table-column-properties fo:break-before="auto" style:column-width="2.5055in"/>
    </style:style>
    <style:style style:name="co26" style:family="table-column">
      <style:table-column-properties fo:break-before="auto" style:column-width="2.6744in"/>
    </style:style>
    <style:style style:name="co27" style:family="table-column">
      <style:table-column-properties fo:break-before="auto" style:column-width="2.6972in"/>
    </style:style>
    <style:style style:name="co28" style:family="table-column">
      <style:table-column-properties fo:break-before="auto" style:column-width="3.6984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5.1555in"/>
    </style:style>
    <style:style style:name="co31" style:family="table-column">
      <style:table-column-properties fo:break-before="auto" style:column-width="2.222in"/>
    </style:style>
    <style:style style:name="co32" style:family="table-column">
      <style:table-column-properties fo:break-before="auto" style:column-width="2.4598in"/>
    </style:style>
    <style:style style:name="co36" style:family="table-column">
      <style:table-column-properties fo:break-before="auto" style:column-width="1.8165in"/>
    </style:style>
    <style:style style:name="co37" style:family="table-column">
      <style:table-column-properties fo:break-before="auto" style:column-width="3.1571in"/>
    </style:style>
    <style:style style:name="co38" style:family="table-column">
      <style:table-column-properties fo:break-before="auto" style:column-width="2.6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8" style:family="table-cell" style:parent-style-name="Default" style:data-style-name="N99"/>
    <style:style style:name="ce9" style:family="table-cell" style:parent-style-name="Default" style:data-style-name="N43">
      <style:table-cell-properties fo:background-color="#ffff00"/>
    </style:style>
    <style:style style:name="ce10" style:family="table-cell" style:parent-style-name="Default" style:data-style-name="N0"/>
    <style:style style:name="ce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99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stem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29" table:number-columns-repeated="4" table:default-cell-style-name="ce15"/>
        <table:table-column table:style-name="co29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lname</text:p>
          </table:table-cell>
          <table:table-cell office:value-type="string" calcext:value-type="string">
            <text:p>property.pname</text:p>
          </table:table-cell>
          <table:table-cell office:value-type="string" calcext:value-type="string">
            <text:p>property.object</text:p>
          </table:table-cell>
          <table:table-cell office:value-type="string" calcext:value-type="string">
            <text:p>property.type</text:p>
          </table:table-cell>
          <table:table-cell office:value-type="string" calcext:value-type="string">
            <text:p>property.ref-proper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ttings.data.role</text:p>
          </table:table-cell>
          <table:table-cell office:value-type="string" calcext:value-type="string">
            <text:p>settings.data.allow-null</text:p>
          </table:table-cell>
          <table:table-cell office:value-type="string" calcext:value-type="string">
            <text:p>settings.data.unique</text:p>
          </table:table-cell>
          <table:table-cell office:value-type="string" calcext:value-type="string">
            <text:p>settings.data.width</text:p>
          </table:table-cell>
          <table:table-cell office:value-type="string" calcext:value-type="string">
            <text:p>settings.data.index</text:p>
          </table:table-cell>
          <table:table-cell office:value-type="string" calcext:value-type="string">
            <text:p>settings.data.fixed-width</text:p>
          </table:table-cell>
          <table:table-cell office:value-type="string" calcext:value-type="string">
            <text:p>settings.data.regex.rule</text:p>
          </table:table-cell>
          <table:table-cell office:value-type="string" calcext:value-type="string">
            <text:p>settings.data.regex.message</text:p>
          </table:table-cell>
          <table:table-cell office:value-type="string" calcext:value-type="string">
            <text:p>settings.data.default</text:p>
          </table:table-cell>
          <table:table-cell office:value-type="string" calcext:value-type="string">
            <text:p>settings.data.searchable</text:p>
          </table:table-cell>
          <table:table-cell office:value-type="string" calcext:value-type="string">
            <text:p>settings.data.ref-key-check</text:p>
          </table:table-cell>
          <table:table-cell office:value-type="string" calcext:value-type="string">
            <text:p>settings.data.binary-constraints</text:p>
          </table:table-cell>
          <table:table-cell office:value-type="string" calcext:value-type="string">
            <text:p>settings.data.number.step</text:p>
          </table:table-cell>
          <table:table-cell office:value-type="string" calcext:value-type="string">
            <text:p>settings.ui.control</text:p>
          </table:table-cell>
          <table:table-cell office:value-type="string" calcext:value-type="string">
            <text:p>settings.ui.show-on-page.add</text:p>
          </table:table-cell>
          <table:table-cell office:value-type="string" calcext:value-type="string">
            <text:p>settings.ui.show-on-page.edit</text:p>
          </table:table-cell>
          <table:table-cell office:value-type="string" calcext:value-type="string">
            <text:p>settings.ui.show-on-page.delete</text:p>
          </table:table-cell>
          <table:table-cell office:value-type="string" calcext:value-type="string">
            <text:p>settings.ui.show-on-page.details</text:p>
          </table:table-cell>
          <table:table-cell office:value-type="string" calcext:value-type="string">
            <text:p>settings.ui.do-not-show-on-page.add</text:p>
          </table:table-cell>
          <table:table-cell office:value-type="string" calcext:value-type="string">
            <text:p>settings.ui.do-not-show-on-page.edit</text:p>
          </table:table-cell>
          <table:table-cell office:value-type="string" calcext:value-type="string">
            <text:p>settings.ui.do-not-show-on-page.delete</text:p>
          </table:table-cell>
          <table:table-cell office:value-type="string" calcext:value-type="string">
            <text:p>settings.ui.do-not-show-on-page.details</text:p>
          </table:table-cell>
          <table:table-cell office:value-type="string" calcext:value-type="string">
            <text:p>data.initialvalues</text:p>
          </table:table-cell>
          <table:table-cell office:value-type="string" calcext:value-type="string">
            <text:p>data.initialvalues-must-include-column</text:p>
          </table:table-cell>
          <table:table-cell office:value-type="string" calcext:value-type="string">
            <text:p>static.variables-from-file</text:p>
          </table:table-cell>
          <table:table-cell table:style-name="ce4" office:value-type="string" calcext:value-type="string">
            <text:p>static.variables</text:p>
          </table:table-cell>
          <table:table-cell table:style-name="ce4" office:value-type="string" calcext:value-type="string">
            <text:p>static.methods</text:p>
          </table:table-cell>
          <table:table-cell table:style-name="ce4" office:value-type="string" calcext:value-type="string">
            <text:p>settings.code.generate-sql-table</text:p>
          </table:table-cell>
          <table:table-cell table:style-name="ce4" office:value-type="string" calcext:value-type="string">
            <text:p>settings.code.generate-modal-class</text:p>
          </table:table-cell>
          <table:table-cell table:style-name="ce4" office:value-type="string" calcext:value-type="string">
            <text:p>settings.code.inherit-class</text:p>
          </table:table-cell>
          <table:table-cell table:style-name="ce4" office:value-type="string" calcext:value-type="string">
            <text:p>settings.code.inheritable-property.is-inheritable</text:p>
          </table:table-cell>
          <table:table-cell table:style-name="ce4" office:value-type="string" calcext:value-type="string">
            <text:p>settings.code.inheritable-property.index</text:p>
          </table:table-cell>
          <table:table-cell table:style-name="ce4" office:value-type="string" calcext:value-type="string">
            <text:p>settings.code.show-on-modal</text:p>
          </table:table-cell>
          <table:table-cell table:style-name="ce4" office:value-type="string" calcext:value-type="string">
            <text:p>convert.on-save</text:p>
          </table:table-cell>
          <table:table-cell table:style-name="ce4" office:value-type="string" calcext:value-type="string">
            <text:p>convert.on-display</text:p>
          </table:table-cell>
          <table:table-cell table:style-name="ce4" office:value-type="string" calcext:value-type="string">
            <text:p>settings.other-specify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number-columns-repeated="2" office:value-type="string" calcext:value-type="string">
            <text:p>__data__</text:p>
          </table:table-cell>
          <table:table-cell table:number-columns-repeated="2" office:value-type="string" calcext:value-type="string">
            <text:p>timeOfCreation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8"/>
          <table:table-cell table:number-columns-repeated="25"/>
          <table:table-cell table:number-columns-repeated="2" table:style-name="ce16" office:value-type="boolean" office:boolean-value="false" calcext:value-type="boolean">
            <text:p>FALSE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meOfUpdation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8"/>
          <table:table-cell table:number-columns-repeated="28"/>
          <table:table-cell table:style-name="ce16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oraryObjectHolder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/>
          <table:table-cell table:number-columns-repeated="7"/>
          <table:table-cell table:style-name="ce8" office:value-type="boolean" office:boolean-value="false" calcext:value-type="boolean">
            <text:p>FALSE</text:p>
          </table:table-cell>
          <table:table-cell table:number-columns-repeated="20"/>
          <table:table-cell table:style-name="ce16" office:value-type="boolean" office:boolean-value="true" calcext:value-type="boolean">
            <text:p>TRUE</text:p>
          </table:table-cell>
          <table:table-cell office:value-type="float" office:value="906" calcext:value-type="float">
            <text:p>906</text:p>
          </table:table-cell>
          <table:table-cell table:number-columns-repeated="4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oraryIntegerHold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/>
          <table:table-cell table:number-columns-repeated="7"/>
          <table:table-cell table:style-name="ce8" office:value-type="boolean" office:boolean-value="false" calcext:value-type="boolean">
            <text:p>FALSE</text:p>
          </table:table-cell>
          <table:table-cell table:number-columns-repeated="20"/>
          <table:table-cell table:style-name="ce16" office:value-type="boolean" office:boolean-value="true" calcext:value-type="boolean">
            <text:p>TRUE</text:p>
          </table:table-cell>
          <table:table-cell office:value-type="float" office:value="907" calcext:value-type="float">
            <text:p>907</text:p>
          </table:table-cell>
          <table:table-cell table:number-columns-repeated="4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oraryStringHold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/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table:style-name="ce8" office:value-type="boolean" office:boolean-value="false" calcext:value-type="boolean">
            <text:p>FALSE</text:p>
          </table:table-cell>
          <table:table-cell table:number-columns-repeated="20"/>
          <table:table-cell table:style-name="ce16" office:value-type="boolean" office:boolean-value="true" calcext:value-type="boolean">
            <text:p>TRUE</text:p>
          </table:table-cell>
          <table:table-cell office:value-type="float" office:value="908" calcext:value-type="float">
            <text:p>908</text:p>
          </table:table-cell>
          <table:table-cell table:number-columns-repeated="4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 table:number-columns-repeated="9"/>
          <table:table-cell table:style-name="ce8" office:value-type="boolean" office:boolean-value="false" calcext:value-type="boolean">
            <text:p>FALSE</text:p>
          </table:table-cell>
          <table:table-cell table:number-columns-repeated="20"/>
          <table:table-cell table:style-name="ce16" office:value-type="boolean" office:boolean-value="true" calcext:value-type="boolean">
            <text:p>TRUE</text:p>
          </table:table-cell>
          <table:table-cell office:value-type="float" office:value="909" calcext:value-type="float">
            <text:p>909</text:p>
          </table:table-cell>
          <table:table-cell table:number-columns-repeated="4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comments</text:p>
          </table:table-cell>
          <table:table-cell table:number-columns-repeated="9"/>
          <table:table-cell table:style-name="ce8"/>
          <table:table-cell table:number-columns-repeated="20"/>
          <table:table-cell table:style-name="ce16" office:value-type="boolean" office:boolean-value="true" calcext:value-type="boolean">
            <text:p>TRUE</text:p>
          </table:table-cell>
          <table:table-cell office:value-type="float" office:value="910" calcext:value-type="float">
            <text:p>910</text:p>
          </table:table-cell>
          <table:table-cell table:number-columns-repeated="4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</text:p>
          </table:table-cell>
          <table:table-cell table:number-columns-repeated="2"/>
          <table:table-cell table:style-name="ce8"/>
          <table:table-cell table:number-columns-repeated="6"/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17"/>
          <table:table-cell table:style-name="ce16" office:value-type="boolean" office:boolean-value="true" calcext:value-type="boolean">
            <text:p>TRUE</text:p>
          </table:table-cell>
          <table:table-cell office:value-type="float" office:value="911" calcext:value-type="float">
            <text:p>911</text:p>
          </table:table-cell>
          <table:table-cell table:number-columns-repeated="4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 office:value-type="string" calcext:value-type="string">
            <text:p>__undo_data__</text:p>
          </table:table-cell>
          <table:table-cell table:number-columns-repeated="2" office:value-type="string" calcext:value-type="string">
            <text:p>data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3"/>
          <table:table-cell table:style-name="ce10"/>
          <table:table-cell table:number-columns-repeated="14"/>
          <table:table-cell table:style-name="ce16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__data__</text:p>
          </table:table-cell>
          <table:table-cell table:style-name="ce16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do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meOfCreation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2"/>
          <table:table-cell table:style-name="ce8"/>
          <table:table-cell table:number-columns-repeated="6"/>
          <table:table-cell table:style-name="ce8" table:number-columns-repeated="3"/>
          <table:table-cell table:style-name="ce10"/>
          <table:table-cell table:number-columns-repeated="14"/>
          <table:table-cell table:style-name="ce1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/>
          <table:table-cell table:style-name="ce16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meOfUpdation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2"/>
          <table:table-cell table:style-name="ce8"/>
          <table:table-cell table:number-columns-repeated="6"/>
          <table:table-cell table:style-name="ce8" table:number-columns-repeated="3"/>
          <table:table-cell table:style-name="ce10"/>
          <table:table-cell table:number-columns-repeated="17"/>
          <table:table-cell table:style-name="ce16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oraryObjectHolder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 table:number-columns-repeated="2"/>
          <table:table-cell table:style-name="ce8"/>
          <table:table-cell table:number-columns-repeated="6"/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10"/>
          <table:table-cell table:number-columns-repeated="17"/>
          <table:table-cell table:style-name="ce16" office:value-type="boolean" office:boolean-value="false" calcext:value-type="boolean">
            <text:p>FALSE</text:p>
          </table:table-cell>
          <table:table-cell office:value-type="float" office:value="906" calcext:value-type="float">
            <text:p>906</text:p>
          </table:table-cell>
          <table:table-cell table:number-columns-repeated="4"/>
          <table:table-cell office:value-type="string" calcext:value-type="string">
            <text:p>Undo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oraryIntegerHold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2"/>
          <table:table-cell table:style-name="ce8"/>
          <table:table-cell table:number-columns-repeated="6"/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10"/>
          <table:table-cell table:number-columns-repeated="17"/>
          <table:table-cell table:style-name="ce16" office:value-type="boolean" office:boolean-value="false" calcext:value-type="boolean">
            <text:p>FALSE</text:p>
          </table:table-cell>
          <table:table-cell office:value-type="float" office:value="907" calcext:value-type="float">
            <text:p>907</text:p>
          </table:table-cell>
          <table:table-cell table:number-columns-repeated="4"/>
          <table:table-cell office:value-type="string" calcext:value-type="string">
            <text:p>Undo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oraryStringHold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32" calcext:value-type="float">
            <text:p>32</text:p>
          </table:table-cell>
          <table:table-cell table:number-columns-repeated="5"/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10"/>
          <table:table-cell table:number-columns-repeated="17"/>
          <table:table-cell table:style-name="ce16" office:value-type="boolean" office:boolean-value="false" calcext:value-type="boolean">
            <text:p>FALSE</text:p>
          </table:table-cell>
          <table:table-cell office:value-type="float" office:value="908" calcext:value-type="float">
            <text:p>908</text:p>
          </table:table-cell>
          <table:table-cell table:number-columns-repeated="4"/>
          <table:table-cell office:value-type="string" calcext:value-type="string">
            <text:p>Undo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 table:number-columns-repeated="2"/>
          <table:table-cell table:style-name="ce8"/>
          <table:table-cell table:number-columns-repeated="6"/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10"/>
          <table:table-cell table:number-columns-repeated="17"/>
          <table:table-cell table:style-name="ce16" office:value-type="boolean" office:boolean-value="false" calcext:value-type="boolean">
            <text:p>FALSE</text:p>
          </table:table-cell>
          <table:table-cell office:value-type="float" office:value="909" calcext:value-type="float">
            <text:p>909</text:p>
          </table:table-cell>
          <table:table-cell table:number-columns-repeated="4"/>
          <table:table-cell office:value-type="string" calcext:value-type="string">
            <text:p>Undo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comments</text:p>
          </table:table-cell>
          <table:table-cell table:number-columns-repeated="2"/>
          <table:table-cell table:style-name="ce8"/>
          <table:table-cell table:number-columns-repeated="6"/>
          <table:table-cell table:style-name="ce8" table:number-columns-repeated="3"/>
          <table:table-cell table:style-name="ce10"/>
          <table:table-cell table:number-columns-repeated="17"/>
          <table:table-cell table:style-name="ce16" office:value-type="boolean" office:boolean-value="false" calcext:value-type="boolean">
            <text:p>FALSE</text:p>
          </table:table-cell>
          <table:table-cell office:value-type="float" office:value="910" calcext:value-type="float">
            <text:p>910</text:p>
          </table:table-cell>
          <table:table-cell table:number-columns-repeated="4"/>
          <table:table-cell office:value-type="string" calcext:value-type="string">
            <text:p>Undo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</text:p>
          </table:table-cell>
          <table:table-cell table:number-columns-repeated="2"/>
          <table:table-cell table:style-name="ce8"/>
          <table:table-cell table:number-columns-repeated="6"/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17"/>
          <table:table-cell table:style-name="ce16" office:value-type="boolean" office:boolean-value="false" calcext:value-type="boolean">
            <text:p>FALSE</text:p>
          </table:table-cell>
          <table:table-cell office:value-type="float" office:value="911" calcext:value-type="float">
            <text:p>911</text:p>
          </table:table-cell>
          <table:table-cell table:number-columns-repeated="4"/>
          <table:table-cell office:value-type="string" calcext:value-type="string">
            <text:p>Undo Inherit</text:p>
          </table:table-cell>
        </table:table-row>
        <table:table-row table:style-name="ro1">
          <table:table-cell office:value-type="string" calcext:value-type="string">
            <text:p>SystemPolicy</text:p>
          </table:table-cell>
          <table:table-cell office:value-type="string" calcext:value-type="string">
            <text:p>_systemPolicy</text:p>
          </table:table-cell>
          <table:table-cell table:number-columns-repeated="2" office:value-type="string" calcext:value-type="string">
            <text:p>polic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1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olic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8" table:number-columns-repeated="4"/>
          <table:table-cell/>
          <table:table-cell table:style-name="ce8" table:number-columns-repeated="2"/>
          <table:table-cell/>
          <table:table-cell table:style-name="ce8"/>
          <table:table-cell/>
          <table:table-cell table:style-name="ce8"/>
          <table:table-cell table:number-columns-repeated="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o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ysOfAWeek</text:p>
          </table:table-cell>
          <table:table-cell office:value-type="string" calcext:value-type="string">
            <text:p>_daysOfAWeek</text:p>
          </table:table-cell>
          <table:table-cell table:number-columns-repeated="2" office:value-type="string" calcext:value-type="string">
            <text:p>da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/>
          <table:table-cell table:style-name="ce8" table:number-columns-repeated="2"/>
          <table:table-cell/>
          <table:table-cell table:style-name="ce8"/>
          <table:table-cell/>
          <table:table-cell table:style-name="ce8"/>
          <table:table-cell table:number-columns-repeated="2"/>
          <table:table-cell office:value-type="string" calcext:value-type="string">
            <text:p>{1,2,3,4,5,6,7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a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 table:number-columns-repeated="18"/>
          <table:table-cell office:value-type="string" calcext:value-type="string">
            <text:p>{'Sunday', 'Monday', 'Tuesday', 'Wednesday', 'Thursday', 'Friday', 'Saturday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office:value-type="string" calcext:value-type="string">
            <text:p>{'Sun', 'Mon', 'Tue', 'Wed', 'Thur', 'Fri', 'Sat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ffsetValu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9"/>
          <table:table-cell office:value-type="string" calcext:value-type="string">
            <text:p>{0, 1, 2, 3, 4, 5, 6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hOfAYear</text:p>
          </table:table-cell>
          <table:table-cell office:value-type="string" calcext:value-type="string">
            <text:p>_monthOfAYear</text:p>
          </table:table-cell>
          <table:table-cell table:number-columns-repeated="2" office:value-type="string" calcext:value-type="string">
            <text:p>month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,2,3,4,5,6,7,8,9,10,11,12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onth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 table:number-columns-repeated="18"/>
          <table:table-cell office:value-type="string" calcext:value-type="string">
            <text:p>{'January', 'February', 'March', 'April', 'May', 'June', 'July', 'August', 'September', 'October', 'November', 'December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8" table:number-columns-repeated="4"/>
          <table:table-cell table:number-columns-repeated="9"/>
          <table:table-cell office:value-type="string" calcext:value-type="string">
            <text:p>{'Jan', 'Feb', 'Mar', 'Apr', 'May', 'Jun', 'Jul', 'Aug', 'Sep', 'Oct', 'Nov', 'Dec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6"/>
          <table:table-cell table:style-name="ce8" table:number-columns-repeated="4"/>
          <table:table-cell/>
          <table:table-cell table:style-name="ce8" table:number-columns-repeated="4"/>
          <table:table-cell/>
          <table:table-cell table:style-name="ce8"/>
          <table:table-cell table:number-columns-repeated="2"/>
          <table:table-cell office:value-type="string" calcext:value-type="string">
            <text:p>{1, 2, 3, 4, 5, 6, 7, 8, 9, 10, 11, 12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_theme</text:p>
          </table:table-cell>
          <table:table-cell table:number-columns-repeated="2" office:value-type="string" calcext:value-type="string">
            <text:p>them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8"/>
          <table:table-cell table:style-name="ce8" table:number-columns-repeated="4"/>
          <table:table-cell table:number-columns-repeated="1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em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lder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ckgroundColou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  <table:table-cell table:style-name="ce8" table:number-columns-repeated="3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ckgroundImag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ntFac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ntSiz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ntColou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_language</text:p>
          </table:table-cell>
          <table:table-cell table:number-columns-repeated="2" office:value-type="string" calcext:value-type="string">
            <text:p>languag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/>
          <table:table-cell table:number-columns-repeated="12"/>
          <table:table-cell office:value-type="string" calcext:value-type="string">
            <text:p>{1,2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nguag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8"/>
          <table:table-cell office:value-type="string" calcext:value-type="string">
            <text:p>{'English', 'Kiswahili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18"/>
          <table:table-cell office:value-type="string" calcext:value-type="string">
            <text:p>{'En', 'Sw'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_country</text:p>
          </table:table-cell>
          <table:table-cell table:number-columns-repeated="2" office:value-type="string" calcext:value-type="string">
            <text:p>countr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@import://country.csv/countryId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untr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table:number-columns-repeated="18"/>
          <table:table-cell office:value-type="string" calcext:value-type="string">
            <text:p>@import://country.csv/countryNam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number-columns-repeated="2" table:style-name="ce8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office:value-type="string" calcext:value-type="string">
            <text:p>@import://country.csv/abbreviation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19"/>
          <table:table-cell office:value-type="string" calcext:value-type="string">
            <text:p>@import://country.csv/cod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mezon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style-name="ce9" office:value-type="string" calcext:value-type="string">
            <text:p>'03:00'</text:p>
          </table:table-cell>
          <table:table-cell table:number-columns-repeated="13"/>
          <table:table-cell office:value-type="string" calcext:value-type="string">
            <text:p>@import://country.csv/timez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HPTimezone</text:p>
          </table:table-cell>
          <table:table-cell office:value-type="string" calcext:value-type="string">
            <text:p>_pHPTimezone</text:p>
          </table:table-cell>
          <table:table-cell table:number-columns-repeated="2" office:value-type="string" calcext:value-type="string">
            <text:p>zon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zon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table:number-columns-repeated="18"/>
          <table:table-cell office:value-type="string" calcext:value-type="string">
            <text:p>{'africa/dar_es_salaam'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_profile</text:p>
          </table:table-cell>
          <table:table-cell table:number-columns-repeated="2" office:value-type="string" calcext:value-type="string">
            <text:p>profil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Person.php://Person.calculateAge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ofil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"^[A-Za-z](\w|\W){3,95}$"</text:p>
          </table:table-cell>
          <table:table-cell office:value-type="string" calcext:value-type="string">
            <text:p>"Must be between 4 and 96 characters, must start with Alphabet"</text:p>
          </table:table-cell>
          <table:table-cell office:value-type="string" calcext:value-type="string">
            <text:p>'Default Profile'</text:p>
          </table:table-cell>
          <table:table-cell table:number-columns-repeated="13"/>
          <table:table-cell office:value-type="string" calcext:value-type="string">
            <text:p>{'Mbwambo Super Specialized Hospital'}</text:p>
          </table:table-cell>
          <table:table-cell table:number-columns-repeated="3"/>
          <table:table-cell office:value-type="string" calcext:value-type="string">
            <text:p>Profile.php://Profile.getBaseUR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ystem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"^[A-Za-z](\w|\W){3,108}$"</text:p>
          </table:table-cell>
          <table:table-cell office:value-type="string" calcext:value-type="string">
            <text:p>"Must be between 4 and 108 characters, must start with Alphabet"</text:p>
          </table:table-cell>
          <table:table-cell office:value-type="string" calcext:value-type="string">
            <text:p>'Default Sys'</text:p>
          </table:table-cell>
          <table:table-cell table:number-columns-repeated="13"/>
          <table:table-cell office:value-type="string" calcext:value-type="string">
            <text:p>{'Hospital Management Information System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go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8"/>
          <table:table-cell office:value-type="string" calcext:value-type="string">
            <text:p>{'+255754499424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therCommunic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ebsit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ax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dres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2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14"/>
          <table:table-cell office:value-type="string" calcext:value-type="string">
            <text:p>{'P.O Box 870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ity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2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 table:number-columns-repeated="14"/>
          <table:table-cell office:value-type="string" calcext:value-type="string">
            <text:p>{'Moshi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g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2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 table:number-columns-repeated="14"/>
          <table:table-cell office:value-type="string" calcext:value-type="string">
            <text:p>{'Kilimanjaro'}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untry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countryId</text:p>
          </table:table-cell>
          <table:table-cell office:value-type="string" calcext:value-type="string">
            <text:p>object</text:p>
          </table:table-cell>
          <table:table-cell table:number-columns-repeated="22"/>
          <table:table-cell office:value-type="string" calcext:value-type="string">
            <text:p>{227}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HPTimezoneId</text:p>
          </table:table-cell>
          <table:table-cell table:number-columns-repeated="2" office:value-type="string" calcext:value-type="string">
            <text:p>PHPTimezone</text:p>
          </table:table-cell>
          <table:table-cell/>
          <table:table-cell office:value-type="string" calcext:value-type="string">
            <text:p>zoneId</text:p>
          </table:table-cell>
          <table:table-cell office:value-type="string" calcext:value-type="string">
            <text:p>object</text:p>
          </table:table-cell>
          <table:table-cell table:number-columns-repeated="22"/>
          <table:table-cell office:value-type="string" calcext:value-type="string">
            <text:p>{1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ob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10"/>
          <table:table-cell table:style-name="ce8" table:number-columns-repeated="3"/>
          <table:table-cell table:number-columns-repeated="9"/>
          <table:table-cell office:value-type="string" calcext:value-type="string">
            <text:p>{'420321601'}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rstDayOfAWeekId</text:p>
          </table:table-cell>
          <table:table-cell office:value-type="string" calcext:value-type="string">
            <text:p>firstDayOfAWeek</text:p>
          </table:table-cell>
          <table:table-cell office:value-type="string" calcext:value-type="string">
            <text:p>DaysOfAWeek</text:p>
          </table:table-cell>
          <table:table-cell/>
          <table:table-cell office:value-type="string" calcext:value-type="string">
            <text:p>dayId</text:p>
          </table:table-cell>
          <table:table-cell office:value-type="string" calcext:value-type="string">
            <text:p>object</text:p>
          </table:table-cell>
          <table:table-cell table:number-columns-repeated="22"/>
          <table:table-cell office:value-type="string" calcext:value-type="string">
            <text:p>{1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mlFil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18"/>
          <table:table-cell office:value-type="string" calcext:value-type="string">
            <text:p>{'data/profile/profile.xml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mlFileChecksum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rverIP4Addres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'192.168.1.1'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calAreaNetwork4Mask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'255.255.255.0'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NumberOfReturnedSearchRecords</text:p>
          </table:table-cell>
          <table:table-cell office:value-type="string" calcext:value-type="string">
            <text:p>maximumNumberOfReturnedSearchRecord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"^[1-9]\d{0,3}$"</text:p>
          </table:table-cell>
          <table:table-cell office:value-type="string" calcext:value-type="string">
            <text:p>"1 - 9999 only"</text:p>
          </table:table-cell>
          <table:table-cell office:value-type="float" office:value="512" calcext:value-type="float">
            <text:p>51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NumberOfDisplayedRowsPerPage</text:p>
          </table:table-cell>
          <table:table-cell office:value-type="string" calcext:value-type="string">
            <text:p>maximumNumberOfDisplayedRowsPerPag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"^[2-9]|[1-9][0-9]|[1]([0-1][0-9]|[2][0-8])$"</text:p>
          </table:table-cell>
          <table:table-cell office:value-type="string" calcext:value-type="string">
            <text:p>"2 - 128 only"</text:p>
          </table:table-cell>
          <table:table-cell office:value-type="float" office:value="64" calcext:value-type="float">
            <text:p>6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inAgeCriteriaForUsers</text:p>
          </table:table-cell>
          <table:table-cell office:value-type="string" calcext:value-type="string">
            <text:p>minimumAgeCriteriaForUser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"^[2-9]|[1-9][0-9][0-9]?|[2][0][0]$"</text:p>
          </table:table-cell>
          <table:table-cell office:value-type="string" calcext:value-type="string">
            <text:p>"2 - 200 only"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licationCount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vision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visionTim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8"/>
          <table:table-cell table:number-columns-repeated="8"/>
          <table:table-cell table:style-name="ce8" table:number-columns-repeated="3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ers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8" table:number-columns-repeated="3"/>
          <table:table-cell table:number-columns-repeated="9"/>
          <table:table-cell office:value-type="string" calcext:value-type="string">
            <text:p>{'3.46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n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ystemHash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seURL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style-name="ce8"/>
          <table:table-cell table:number-columns-repeated="16"/>
          <table:table-cell office:value-type="string" calcext:value-type="string">
            <text:p>{'http:///localhost:8080/zoomtong.devel/html/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seFold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style-name="ce8"/>
          <table:table-cell table:number-columns-repeated="16"/>
          <table:table-cell office:value-type="string" calcext:value-type="string">
            <text:p>{'/var/www/html/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ernalBaseFold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style-name="ce8"/>
          <table:table-cell table:number-columns-repeated="16"/>
          <table:table-cell office:value-type="string" calcext:value-type="string">
            <text:p>{'/var/www/external/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ckStatic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2"/>
          <table:table-cell table:style-name="ce8"/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2"/>
          <table:table-cell office:value-type="string" calcext:value-type="string">
            <text:p>{1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_groups</text:p>
          </table:table-cell>
          <table:table-cell table:number-columns-repeated="2" office:value-type="string" calcext:value-type="string">
            <text:p>groupI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@import://groups.csv/groupId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oup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"^[A-Za-z](\w|\W){2,95}$"</text:p>
          </table:table-cell>
          <table:table-cell office:value-type="string" calcext:value-type="string">
            <text:p>"Must be between 2 and 96 characters, must start with Alphabet"</text:p>
          </table:table-cell>
          <table:table-cell table:number-columns-repeated="14"/>
          <table:table-cell office:value-type="string" calcext:value-type="string">
            <text:p>@import://groups.csv/groupNam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Id</text:p>
          </table:table-cell>
          <table:table-cell office:value-type="string" calcext:value-type="string">
            <text:p>parentGroup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groupId</text:p>
          </table:table-cell>
          <table:table-cell office:value-type="string" calcext:value-type="string">
            <text:p>object</text:p>
          </table:table-cell>
          <table:table-cell table:number-columns-repeated="22"/>
          <table:table-cell office:value-type="string" calcext:value-type="string">
            <text:p>@import://groups.csv/parentGroup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';;;;;;;;;;;;;;;;;;;;;;;;;;;;;;;;;;;;;;;;;;;;;;;;;;;;;;;;;;;;;;;;;;;;;;;;;;;;;;;;;;;;;;;;;;;;;;;;;;;;;;;;;;;;;;;;;;;;;;;;;;;;;;;;;;;;;;;;;;;;;;;;;;;;;;;;;;;;;;;;;;;;;;;;;;;;;;;;;;;;;;;;;;;;;;;;;;;;;;;;;;;;;;;;;;;;;;;;;;;;;;;;;;;;;;;;;;;;;;;;;;;;;;;;;;;;;;;'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o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@import://groups.csv/ro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bTitle</text:p>
          </table:table-cell>
          <table:table-cell office:value-type="string" calcext:value-type="string">
            <text:p>_jobTitle</text:p>
          </table:table-cell>
          <table:table-cell table:number-columns-repeated="2" office:value-type="string" calcext:value-type="string">
            <text:p>job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@import://jobtitle.csv/jobId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job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14"/>
          <table:table-cell office:value-type="string" calcext:value-type="string">
            <text:p>@import://jobtitle.csv/jobNam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';;;;;;;;;;;;;;;;;;;;;;;;;;;;;;;;;;;;;;;;;;;;;;;;;;;;;;;;;;;;;;;;;;;;;;;;;;;;;;;;;;;;;;;;;;;;;;;;;;;;;;;;;;;;;;;;;;;;;;;;;;;;;;;;;;;;;;;;;;;;;;;;;;;;;;;;;;;;;;;;;;;;;;;;;;;;;;;;;;;;;;;;;;;;;;;;;;;;;;;;;;;;;;;;;;;;;;;;;;;;;;;;;;;;;;;;;;;;;;;;;;;;;;;;;;;;;;;'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_sex</text:p>
          </table:table-cell>
          <table:table-cell table:number-columns-repeated="2" office:value-type="string" calcext:value-type="string">
            <text:p>sex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,2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x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18"/>
          <table:table-cell office:value-type="string" calcext:value-type="string">
            <text:p>{'Male', 'Female'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ital</text:p>
          </table:table-cell>
          <table:table-cell office:value-type="string" calcext:value-type="string">
            <text:p>_marital</text:p>
          </table:table-cell>
          <table:table-cell table:number-columns-repeated="2" office:value-type="string" calcext:value-type="string">
            <text:p>marital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<text:s/></text:p>
          </table:table-cell>
          <table:table-cell table:number-columns-repeated="20"/>
          <table:table-cell office:value-type="string" calcext:value-type="string">
            <text:p>{1,2,3,4,5,6,7,8,9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arital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 table:number-columns-repeated="18"/>
          <table:table-cell office:value-type="string" calcext:value-type="string">
            <text:p>{'Single', 'Married', 'Divorced', 'Widowed', 'Widower', 'Cohabiting', 'Civil Union', 'Domestic Partner', 'Unmarried Partner'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erStatus</text:p>
          </table:table-cell>
          <table:table-cell office:value-type="string" calcext:value-type="string">
            <text:p>_userStatus</text:p>
          </table:table-cell>
          <table:table-cell table:number-columns-repeated="2" office:value-type="string" calcext:value-type="string">
            <text:p>status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,2,3,4,5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tatus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8"/>
          <table:table-cell office:value-type="string" calcext:value-type="string">
            <text:p>{'Alive', 'Dead', 'Leave', 'Martenity', 'Partenity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 table:number-columns-repeated="19"/>
          <table:table-cell office:value-type="string" calcext:value-type="string">
            <text:p>{1, 2, 3, 4, 5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liv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{1, 0, 1, 1, 1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curityQuestion</text:p>
          </table:table-cell>
          <table:table-cell office:value-type="string" calcext:value-type="string">
            <text:p>_securityQuestion</text:p>
          </table:table-cell>
          <table:table-cell table:number-columns-repeated="2" office:value-type="string" calcext:value-type="string">
            <text:p>quest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@import://securityQuestion.csv/questionId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estion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96" calcext:value-type="float">
            <text:p>96</text:p>
          </table:table-cell>
          <table:table-cell table:number-columns-repeated="18"/>
          <table:table-cell office:value-type="string" calcext:value-type="string">
            <text:p>@import://securityQuestion.csv/questionNa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_login</text:p>
          </table:table-cell>
          <table:table-cell table:number-columns-repeated="2" office:value-type="string" calcext:value-type="string">
            <text:p>logi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@import://login.csv/loginId</text:p>
          </table:table-cell>
          <table:table-cell table:number-columns-repeated="2"/>
          <table:table-cell office:value-type="string" calcext:value-type="string">
            <text:p>{'USER_SYSTEM': '1','USER_MEDICAL_DOCTOR':'2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gin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"^([A-Za-z](\w){1,31})|(((\w+\+*\-*)+\.?)+@((\w+\+*\-*)+\.?)*[\w-]+\.[a-z]{2,6})$"</text:p>
          </table:table-cell>
          <table:table-cell office:value-type="string" calcext:value-type="string">
            <text:p>"Username, min length=2, max length=32, must start with Alphabet and no special characters ie. ' ^ &amp; etc or a VALID EMAIL ADDRESS"</text:p>
          </table:table-cell>
          <table:table-cell table:number-columns-repeated="14"/>
          <table:table-cell office:value-type="string" calcext:value-type="string">
            <text:p>@import://login.csv/loginNam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ssword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table:number-columns-repeated="3"/>
          <table:table-cell table:style-name="ce8" office:value-type="boolean" office:boolean-value="false" calcext:value-type="boolean">
            <text:p>FALSE</text:p>
          </table:table-cell>
          <table:table-cell table:number-columns-repeated="4"/>
          <table:table-cell table:number-columns-repeated="4" table:style-name="ce8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@import://login.csv/password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ull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"^[A-Za-z](\w|\W){1,47}$"</text:p>
          </table:table-cell>
          <table:table-cell office:value-type="string" calcext:value-type="string">
            <text:p>"2 - 48 characters, must start with an Alphabet"</text:p>
          </table:table-cell>
          <table:table-cell table:number-columns-repeated="14"/>
          <table:table-cell office:value-type="string" calcext:value-type="string">
            <text:p>@import://login.csv/fullNam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group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groupId</text:p>
          </table:table-cell>
          <table:table-cell office:value-type="string" calcext:value-type="string">
            <text:p>object</text:p>
          </table:table-cell>
          <table:table-cell table:number-columns-repeated="22"/>
          <table:table-cell office:value-type="string" calcext:value-type="string">
            <text:p>@import://login.csv/group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ex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sexId</text:p>
          </table:table-cell>
          <table:table-cell office:value-type="string" calcext:value-type="string">
            <text:p>object</text:p>
          </table:table-cell>
          <table:table-cell table:number-columns-repeated="22"/>
          <table:table-cell office:value-type="string" calcext:value-type="string">
            <text:p>@import://login.csv/sex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ritalId</text:p>
          </table:table-cell>
          <table:table-cell office:value-type="string" calcext:value-type="string">
            <text:p>marital</text:p>
          </table:table-cell>
          <table:table-cell office:value-type="string" calcext:value-type="string">
            <text:p>Marital</text:p>
          </table:table-cell>
          <table:table-cell/>
          <table:table-cell office:value-type="string" calcext:value-type="string">
            <text:p>maritalId</text:p>
          </table:table-cell>
          <table:table-cell office:value-type="string" calcext:value-type="string">
            <text:p>object</text:p>
          </table:table-cell>
          <table:table-cell table:number-columns-repeated="22"/>
          <table:table-cell office:value-type="string" calcext:value-type="string">
            <text:p>@import://login.csv/marital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';;;;;;;;;;;;;;;;;;;;;;;;;;;;;;;;;;;;;;;;;;;;;;;;;;;;;;;;;;;;;;;;;;;;;;;;;;;;;;;;;;;;;;;;;;;;;;;;;;;;;;;;;;;;;;;;;;;;;;;;;;;;;;;;;;;;;;;;;;;;;;;;;;;;;;;;;;;;;;;;;;;;;;;;;;;;;;;;;;;;;;;;;;;;;;;;;;;;;;;;;;;;;;;;;;;;;;;;;;;;;;;;;;;;;;;;;;;;;;;;;;;;;;;;;;;;;;;'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jobId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JobTitle</text:p>
          </table:table-cell>
          <table:table-cell/>
          <table:table-cell office:value-type="string" calcext:value-type="string">
            <text:p>jobId</text:p>
          </table:table-cell>
          <table:table-cell office:value-type="string" calcext:value-type="string">
            <text:p>object</text:p>
          </table:table-cell>
          <table:table-cell table:number-columns-repeated="22"/>
          <table:table-cell office:value-type="string" calcext:value-type="string">
            <text:p>@import://login.csv/jobTitl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o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@import://login.csv/root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itializationCount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@import://login.csv/initializationCounter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@import://login.csv/ph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email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 table:number-columns-repeated="13"/>
          <table:table-cell office:value-type="string" calcext:value-type="string">
            <text:p>@import://login.csv/email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tatusId</text:p>
          </table:table-cell>
          <table:table-cell office:value-type="string" calcext:value-type="string">
            <text:p>status </text:p>
          </table:table-cell>
          <table:table-cell office:value-type="string" calcext:value-type="string">
            <text:p>UserStatus</text:p>
          </table:table-cell>
          <table:table-cell/>
          <table:table-cell office:value-type="string" calcext:value-type="string">
            <text:p>status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@import://login.csv/statu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serTyp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@import://login.csv/userTyp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userRef</text:p>
          </table:table-cell>
          <table:table-cell office:value-type="string" calcext:value-type="string">
            <text:p>user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0"/>
          <table:table-cell office:value-type="string" calcext:value-type="string">
            <text:p>@import://login.csv/userReferenc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hoto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qnSecurity1</text:p>
          </table:table-cell>
          <table:table-cell office:value-type="string" calcext:value-type="string">
            <text:p>firstSecurityQuestion</text:p>
          </table:table-cell>
          <table:table-cell office:value-type="string" calcext:value-type="string">
            <text:p>SecurityQuestion</text:p>
          </table:table-cell>
          <table:table-cell/>
          <table:table-cell office:value-type="string" calcext:value-type="string">
            <text:p>questionId</text:p>
          </table:table-cell>
          <table:table-cell office:value-type="string" calcext:value-type="string">
            <text:p>object</text:p>
          </table:table-cell>
          <table:table-cell table:number-columns-repeated="22"/>
          <table:table-cell office:value-type="string" calcext:value-type="string">
            <text:p>@import://login.csv/firstSecurityQuestion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nsSecurity1</text:p>
          </table:table-cell>
          <table:table-cell office:value-type="string" calcext:value-type="string">
            <text:p>firstSecurityAnsw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 table:number-columns-repeated="14"/>
          <table:table-cell office:value-type="string" calcext:value-type="string">
            <text:p>@import://login.csv/firstSecurityAnsw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qnSecurity2</text:p>
          </table:table-cell>
          <table:table-cell office:value-type="string" calcext:value-type="string">
            <text:p>secondSecurityQuestion</text:p>
          </table:table-cell>
          <table:table-cell office:value-type="string" calcext:value-type="string">
            <text:p>SecurityQuestion</text:p>
          </table:table-cell>
          <table:table-cell/>
          <table:table-cell office:value-type="string" calcext:value-type="string">
            <text:p>questionId</text:p>
          </table:table-cell>
          <table:table-cell office:value-type="string" calcext:value-type="string">
            <text:p>object</text:p>
          </table:table-cell>
          <table:table-cell table:number-columns-repeated="22"/>
          <table:table-cell office:value-type="string" calcext:value-type="string">
            <text:p>@import://login.csv/secondSecurityQuestion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nsSecurity2</text:p>
          </table:table-cell>
          <table:table-cell office:value-type="string" calcext:value-type="string">
            <text:p>secondSecurityAnsw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 table:number-columns-repeated="14"/>
          <table:table-cell office:value-type="string" calcext:value-type="string">
            <text:p>@import://login.csv/secondSecurityAnsw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rstDayOfAWeekId</text:p>
          </table:table-cell>
          <table:table-cell office:value-type="string" calcext:value-type="string">
            <text:p>firstDayOfAWeek</text:p>
          </table:table-cell>
          <table:table-cell office:value-type="string" calcext:value-type="string">
            <text:p>DaysOfAWeek</text:p>
          </table:table-cell>
          <table:table-cell/>
          <table:table-cell office:value-type="string" calcext:value-type="string">
            <text:p>dayId</text:p>
          </table:table-cell>
          <table:table-cell office:value-type="string" calcext:value-type="string">
            <text:p>object</text:p>
          </table:table-cell>
          <table:table-cell table:number-columns-repeated="22"/>
          <table:table-cell office:value-type="string" calcext:value-type="string">
            <text:p>@import://login.csv/firstDayOfAWeek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ndom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stLoginTim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10"/>
          <table:table-cell table:style-name="ce8" table:number-columns-repeated="3"/>
          <table:table-cell table:number-columns-repeated="24"/>
        </table:table-row>
        <table:table-row table:style-name="ro1">
          <table:table-cell office:value-type="string" calcext:value-type="string">
            <text:p>MedicalDoctor</text:p>
          </table:table-cell>
          <table:table-cell office:value-type="string" calcext:value-type="string">
            <text:p>_medicalDoctor</text:p>
          </table:table-cell>
          <table:table-cell table:number-columns-repeated="2" office:value-type="string" calcext:value-type="string">
            <text:p>doctor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@import://medicaldoctor.csv/doctorId</text:p>
          </table:table-cell>
          <table:table-cell table:number-columns-repeated="3"/>
          <table:table-cell office:value-type="string" calcext:value-type="string">
            <text:p>MedicalDoctor.php://MedicalDoctor.loadAllData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gin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@import://medicaldoctor.csv/login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pecialis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9"/>
          <table:table-cell office:value-type="string" calcext:value-type="string">
            <text:p>@import://medicaldoctor.csv/speciali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stemUser</text:p>
          </table:table-cell>
          <table:table-cell office:value-type="string" calcext:value-type="string">
            <text:p>_systemUser</text:p>
          </table:table-cell>
          <table:table-cell table:number-columns-repeated="2" office:value-type="string" calcext:value-type="string">
            <text:p>user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@import://systemuser.csv/userId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gin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<text:span text:style-name="T1">@import://systemuser.csv</text:span>/log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pprovalSequenceSchema</text:p>
          </table:table-cell>
          <table:table-cell office:value-type="string" calcext:value-type="string">
            <text:p>_approvalSequenceSchema</text:p>
          </table:table-cell>
          <table:table-cell table:number-columns-repeated="2" office:value-type="string" calcext:value-type="string">
            <text:p>schema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chema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"^[A-Za-z](\w|\W){1,47}$"</text:p>
          </table:table-cell>
          <table:table-cell office:value-type="string" calcext:value-type="string">
            <text:p>"Must be between 2 and 48 characters, must start with Alphabet"</text:p>
          </table:table-cell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peration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rovedJobList</text:p>
          </table:table-cell>
          <table:table-cell office:value-type="string" calcext:value-type="string">
            <text:p>JobTitle</text:p>
          </table:table-cell>
          <table:table-cell/>
          <table:table-cell office:value-type="string" calcext:value-type="string">
            <text:p>jobId</text:p>
          </table:table-cell>
          <table:table-cell office:value-type="string" calcext:value-type="string">
            <text:p>list-objec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rovingJobList</text:p>
          </table:table-cell>
          <table:table-cell office:value-type="string" calcext:value-type="string">
            <text:p>JobTitle</text:p>
          </table:table-cell>
          <table:table-cell/>
          <table:table-cell office:value-type="string" calcext:value-type="string">
            <text:p>jobId</text:p>
          </table:table-cell>
          <table:table-cell office:value-type="string" calcext:value-type="string">
            <text:p>list-objec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OfValidDay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efaultApprove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'Approved By'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pprovalSequenceData</text:p>
          </table:table-cell>
          <table:table-cell office:value-type="string" calcext:value-type="string">
            <text:p>_approvalSequenceData</text:p>
          </table:table-cell>
          <table:table-cell table:number-columns-repeated="2" office:value-type="string" calcext:value-type="string">
            <text:p>data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chemaId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ApprovalSequenceSchema</text:p>
          </table:table-cell>
          <table:table-cell/>
          <table:table-cell office:value-type="string" calcext:value-type="string">
            <text:p>schema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quest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xtJobToApprove</text:p>
          </table:table-cell>
          <table:table-cell office:value-type="string" calcext:value-type="string">
            <text:p>JobTitle</text:p>
          </table:table-cell>
          <table:table-cell/>
          <table:table-cell office:value-type="string" calcext:value-type="string">
            <text:p>jobId</text:p>
          </table:table-cell>
          <table:table-cell office:value-type="string" calcext:value-type="string">
            <text:p>object</text:p>
          </table:table-cell>
          <table:table-cell table:number-columns-repeated="3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lreadyApprovedList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list-objec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meOfRegistration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10"/>
          <table:table-cell table:style-name="ce8" table:number-columns-repeated="3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pecialInstruc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tientRegistrationType</text:p>
          </table:table-cell>
          <table:table-cell office:value-type="string" calcext:value-type="string">
            <text:p>_patientRegistrationType</text:p>
          </table:table-cell>
          <table:table-cell table:number-columns-repeated="2" office:value-type="string" calcext:value-type="string">
            <text:p>typ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{1,2,3}</text:p>
          </table:table-cell>
          <table:table-cell table:number-columns-repeated="2"/>
          <table:table-cell office:value-type="string" calcext:value-type="string">
            <text:p>{'PATIENT_TRANSFER_IN':'1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8" table:number-columns-repeated="4"/>
          <table:table-cell table:number-columns-repeated="9"/>
          <table:table-cell office:value-type="string" calcext:value-type="string">
            <text:p>{'Transfer In','Min Registration','Full Registration'}</text:p>
          </table:table-cell>
          <table:table-cell table:number-columns-repeated="2"/>
          <table:table-cell office:value-type="string" calcext:value-type="string">
            <text:p>{'PATIENT_MIN_REGISTRATION':'2','PATIENT_FULL_REGISTRATION':'3'}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{1,2,3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_patient</text:p>
          </table:table-cell>
          <table:table-cell table:number-columns-repeated="2" office:value-type="string" calcext:value-type="string">
            <text:p>patien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office:value-type="string" calcext:value-type="string">
            <text:p>{'NEW_VISIT':'1','NEW_CASE':'2'}</text:p>
          </table:table-cell>
          <table:table-cell office:value-type="string" calcext:value-type="string">
            <text:p>Patient.php://Patient.getPatientName,Patient.getCaseStatusScreen,Patient.getTotalBalance,Patient.getBalanceStatusScreen,Patient.getCurrentVisitMedicalDoctor,Patient.hasPendingBalance,Patient.getCurrentVisit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gistration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(\w|\W){2,64}$"</text:p>
          </table:table-cell>
          <table:table-cell office:value-type="string" calcext:value-type="string">
            <text:p>"Must be between 2 and 64characters"</text:p>
          </table:table-cell>
          <table:table-cell table:number-columns-repeated="17"/>
          <table:table-cell office:value-type="string" calcext:value-type="string">
            <text:p>{'MY_PATIENTS': '1', 'ALL_PATIENTS': '2', 'INPATIENT': '3', 'OUTPATIENT': '4'}</text:p>
          </table:table-cell>
          <table:table-cell office:value-type="string" calcext:value-type="string">
            <text:p>Person.php://Person.calculateAge</text:p>
          </table:table-cell>
          <table:table-cell table:number-columns-repeated="6"/>
          <table:table-cell office:value-type="string" calcext:value-type="string">
            <text:p>registrationNumberOnSave</text:p>
          </table:table-cell>
          <table:table-cell office:value-type="string" calcext:value-type="string">
            <text:p>registrationNumberOnDisplay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gistrationType</text:p>
          </table:table-cell>
          <table:table-cell office:value-type="string" calcext:value-type="string">
            <text:p>PatientRegistrationType</text:p>
          </table:table-cell>
          <table:table-cell/>
          <table:table-cell office:value-type="string" calcext:value-type="string">
            <text:p>typ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tatusId</text:p>
          </table:table-cell>
          <table:table-cell office:value-type="string" calcext:value-type="string">
            <text:p>status </text:p>
          </table:table-cell>
          <table:table-cell office:value-type="string" calcext:value-type="string">
            <text:p>UserStatus</text:p>
          </table:table-cell>
          <table:table-cell/>
          <table:table-cell office:value-type="string" calcext:value-type="string">
            <text:p>status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urname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characters, must start with Alphabet"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therNames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"^[A-Za-z](\w|\W){1,47}$"</text:p>
          </table:table-cell>
          <table:table-cell office:value-type="string" calcext:value-type="string">
            <text:p>"Must be between 2 and 48 characters, must start with Alphabet"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ob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8"/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ex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x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dress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(\w|\s){2,64}$"</text:p>
          </table:table-cell>
          <table:table-cell office:value-type="string" calcext:value-type="string">
            <text:p>"Must be between 2 and 64 characters"</text:p>
          </table:table-cell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ribe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ligion</text:p>
          </table:table-cell>
          <table:table-cell office:value-type="string" calcext:value-type="string">
            <text:p>Religion</text:p>
          </table:table-cell>
          <table:table-cell/>
          <table:table-cell office:value-type="string" calcext:value-type="string">
            <text:p>religionId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ather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ccupation</text:p>
          </table:table-cell>
          <table:table-cell office:value-type="string" calcext:value-type="string">
            <text:p>Occupation</text:p>
          </table:table-cell>
          <table:table-cell/>
          <table:table-cell office:value-type="string" calcext:value-type="string">
            <text:p>occupationId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tencellLeader </text:p>
          </table:table-cell>
          <table:table-cell office:value-type="string" calcext:value-type="string">
            <text:p>tencellLead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"^[A-Za-z](\w|\W){1,47}$"</text:p>
          </table:table-cell>
          <table:table-cell office:value-type="string" calcext:value-type="string">
            <text:p>"Must be between 2 and 48 characters, must start with Alphabet"</text:p>
          </table:table-cell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caseId</text:p>
          </table:table-cell>
          <table:table-cell office:value-type="string" calcext:value-type="string">
            <text:p>currentCa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Point to Current Ca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ctorId</text:p>
          </table:table-cell>
          <table:table-cell office:value-type="string" calcext:value-type="string">
            <text:p>medicalDoctor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mit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mission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/>
          <table:table-cell table:number-columns-repeated="28"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loodGroup</text:p>
          </table:table-cell>
          <table:table-cell office:value-type="string" calcext:value-type="string">
            <text:p>BloodGroup</text:p>
          </table:table-cell>
          <table:table-cell/>
          <table:table-cell office:value-type="string" calcext:value-type="string">
            <text:p>groupId</text:p>
          </table:table-cell>
          <table:table-cell office:value-type="string" calcext:value-type="string">
            <text:p>object</text:p>
          </table:table-cell>
          <table:table-cell/>
          <table:table-cell table:style-name="ce8"/>
          <table:table-cell table:number-columns-repeated="35"/>
        </table:table-row>
        <table:table-row table:style-name="ro1">
          <table:table-cell office:value-type="string" calcext:value-type="string">
            <text:p>PatientCaseType</text:p>
          </table:table-cell>
          <table:table-cell office:value-type="string" calcext:value-type="string">
            <text:p>_patientCaseType</text:p>
          </table:table-cell>
          <table:table-cell table:number-columns-repeated="2" office:value-type="string" calcext:value-type="string">
            <text:p>typ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{1,2,3}</text:p>
          </table:table-cell>
          <table:table-cell table:number-columns-repeated="2"/>
          <table:table-cell office:value-type="string" calcext:value-type="string">
            <text:p>{'OPEN': '1', 'CLOSED': '2', 'TRANSFERRED_OUT': '3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/>
          <table:table-cell table:style-name="ce8" table:number-columns-repeated="4"/>
          <table:table-cell table:number-columns-repeated="9"/>
          <table:table-cell office:value-type="string" calcext:value-type="string">
            <text:p>{'Open','Closed','Transferred Out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{1,2,3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tientMovementStage</text:p>
          </table:table-cell>
          <table:table-cell office:value-type="string" calcext:value-type="string">
            <text:p>_patient_movement_stage</text:p>
          </table:table-cell>
          <table:table-cell table:number-columns-repeated="2" office:value-type="string" calcext:value-type="string">
            <text:p>stag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{1,2,3,4,5,6,7,8,9,10,11,12,13,14}</text:p>
          </table:table-cell>
          <table:table-cell table:number-columns-repeated="2"/>
          <table:table-cell office:value-type="string" calcext:value-type="string">
            <text:p>{'NEW_REGISTRATION': '1', 'CONTINUING_VISIT': '2', 'TRIAGE': '3', 'LABORATORY_EXAMINATION': '4', 'MEDICAL_DOCTOR_CONSULTATION': '5', 'PHARMACY': '6', 'SCHEDULED_APPOINTMENT': '7', 'REFERRAL_OUT': '8', 'NURSE_STATION': '9','LOOP_MEDICAL_DOCTOR_CONSULTATION': '10', 'DISEASE_ANALYSIS':'11', 'ADMISSION':'12','CASE_CLOSED':'13','CUSTOM_INVOICE':'14'}</text:p>
          </table:table-cell>
          <table:table-cell office:value-type="string" calcext:value-type="string">
            <text:p>PatientMovementStage.php://PatientMovementStage.updatePatientStageAndQueue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tag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8" table:number-columns-repeated="4"/>
          <table:table-cell table:number-columns-repeated="9"/>
          <table:table-cell office:value-type="string" calcext:value-type="string">
            <text:p>{'New Registration', 'Continuing Visit', 'Triage', 'Laboratory Examination', 'Consultation', 'Pharmacy', 'Scheduled Appointment', 'Referral for Further Checkup', 'Nurse Station', 'Loop Consultation', 'Disease Analysis','Admission', 'Case Closed', 'Custom Invoice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quirePaymen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1" calcext:value-type="float">
            <text:p>1</text:p>
          </table:table-cell>
          <table:table-cell table:style-name="ce8" table:number-columns-repeated="4"/>
          <table:table-cell table:number-columns-repeated="9"/>
          <table:table-cell office:value-type="string" calcext:value-type="string">
            <text:p>{1,1,0,1,1,1,1,1,1,0,0,1,0,1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althInsurance</text:p>
          </table:table-cell>
          <table:table-cell office:value-type="string" calcext:value-type="string">
            <text:p>_healthInsurance</text:p>
          </table:table-cell>
          <table:table-cell table:number-columns-repeated="2" office:value-type="string" calcext:value-type="string">
            <text:p>insuranc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{1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suranc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/>
          <table:table-cell table:style-name="ce8" table:number-columns-repeated="4"/>
          <table:table-cell table:number-columns-repeated="9"/>
          <table:table-cell office:value-type="string" calcext:value-type="string">
            <text:p>{'Default Health Insurance Cover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^[A-Za-z](\w|\W){1,15}$"</text:p>
          </table:table-cell>
          <table:table-cell office:value-type="string" calcext:value-type="string">
            <text:p>"Must be between 2 and 16 characters, must start with Alphabet"</text:p>
          </table:table-cell>
          <table:table-cell/>
          <table:table-cell table:style-name="ce8" table:number-columns-repeated="4"/>
          <table:table-cell table:number-columns-repeated="9"/>
          <table:table-cell office:value-type="string" calcext:value-type="string">
            <text:p>{'DHIC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dres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128" calcext:value-type="float">
            <text:p>128</text:p>
          </table:table-cell>
          <table:table-cell table:number-columns-repeated="5"/>
          <table:table-cell table:style-name="ce8" table:number-columns-repeated="4"/>
          <table:table-cell table:number-columns-repeated="9"/>
          <table:table-cell office:value-type="string" calcext:value-type="string">
            <text:p>{'P.O BOX 0000 DODOMA'}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ccount_limit</text:p>
          </table:table-cell>
          <table:table-cell office:value-type="string" calcext:value-type="string">
            <text:p>accountLimi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ccount_due</text:p>
          </table:table-cell>
          <table:table-cell office:value-type="string" calcext:value-type="string">
            <text:p>accountDu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ccount_balance</text:p>
          </table:table-cell>
          <table:table-cell office:value-type="string" calcext:value-type="string">
            <text:p>accountBalanc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laims_submission_path</text:p>
          </table:table-cell>
          <table:table-cell office:value-type="string" calcext:value-type="string">
            <text:p>claimsSubmissionPath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500" calcext:value-type="float">
            <text:p>500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2"/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office:value-type="string" calcext:value-type="string">
            <text:p>PatientCase</text:p>
          </table:table-cell>
          <table:table-cell office:value-type="string" calcext:value-type="string">
            <text:p>_patientCase</text:p>
          </table:table-cell>
          <table:table-cell table:number-columns-repeated="2" office:value-type="string" calcext:value-type="string">
            <text:p>cas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PatientCase.php://PatientCase.invalidateNextStage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tientId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</text:p>
          </table:table-cell>
          <table:table-cell/>
          <table:table-cell office:value-type="string" calcext:value-type="string">
            <text:p>patient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seType</text:p>
          </table:table-cell>
          <table:table-cell office:value-type="string" calcext:value-type="string">
            <text:p>PatientCaseType</text:p>
          </table:table-cell>
          <table:table-cell/>
          <table:table-cell office:value-type="string" calcext:value-type="string">
            <text:p>typ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ointmentDat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8"/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urrent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8"/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xt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8"/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sur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/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insuranceId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ealthInsurance</text:p>
          </table:table-cell>
          <table:table-cell/>
          <table:table-cell office:value-type="string" calcext:value-type="string">
            <text:p>insuranceId</text:p>
          </table:table-cell>
          <table:table-cell office:value-type="string" calcext:value-type="string">
            <text:p>object</text:p>
          </table:table-cell>
          <table:table-cell/>
          <table:table-cell table:style-name="ce8"/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los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visitId</text:p>
          </table:table-cell>
          <table:table-cell office:value-type="string" calcext:value-type="string">
            <text:p>currentVisi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octorId</text:p>
          </table:table-cell>
          <table:table-cell office:value-type="string" calcext:value-type="string">
            <text:p>medicalDoctor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atientVisit</text:p>
          </table:table-cell>
          <table:table-cell office:value-type="string" calcext:value-type="string">
            <text:p>_patientVisit</text:p>
          </table:table-cell>
          <table:table-cell table:number-columns-repeated="2" office:value-type="string" calcext:value-type="string">
            <text:p>visi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1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seId</text:p>
          </table:table-cell>
          <table:table-cell office:value-type="string" calcext:value-type="string">
            <text:p>patientCase</text:p>
          </table:table-cell>
          <table:table-cell office:value-type="string" calcext:value-type="string">
            <text:p>PatientCase</text:p>
          </table:table-cell>
          <table:table-cell/>
          <table:table-cell office:value-type="string" calcext:value-type="string">
            <text:p>cas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isitCount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1" calcext:value-type="float">
            <text:p>1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sur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table:number-columns-repeated="2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nsuranceId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ealthInsurance</text:p>
          </table:table-cell>
          <table:table-cell/>
          <table:table-cell office:value-type="string" calcext:value-type="string">
            <text:p>insuranceId</text:p>
          </table:table-cell>
          <table:table-cell office:value-type="string" calcext:value-type="string">
            <text:p>object</text:p>
          </table:table-cell>
          <table:table-cell/>
          <table:table-cell table:style-name="ce8" table:number-columns-repeated="2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doctorId</text:p>
          </table:table-cell>
          <table:table-cell office:value-type="string" calcext:value-type="string">
            <text:p>medicalDoctor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_currency</text:p>
          </table:table-cell>
          <table:table-cell table:number-columns-repeated="2" office:value-type="string" calcext:value-type="string">
            <text:p>currenc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,2,3,4}</text:p>
          </table:table-cell>
          <table:table-cell table:number-columns-repeated="2"/>
          <table:table-cell office:value-type="string" calcext:value-type="string">
            <text:p>{'LOCAL_CURRENCY':'1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urrenc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"^[A-Za-z](\w|\W){1,47}$"</text:p>
          </table:table-cell>
          <table:table-cell office:value-type="string" calcext:value-type="string">
            <text:p>"Must be between 2 and 48 characters, must start with Alphabet"</text:p>
          </table:table-cell>
          <table:table-cell table:number-columns-repeated="14"/>
          <table:table-cell office:value-type="string" calcext:value-type="string">
            <text:p>{'Tanzania Shilling','United States Dollar', 'British Pound','European Currency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"^[A-Za-z](\w|\W){1,7}$"</text:p>
          </table:table-cell>
          <table:table-cell office:value-type="string" calcext:value-type="string">
            <text:p>"Must be between 2 and 8 characters, must start with Alphabet"</text:p>
          </table:table-cell>
          <table:table-cell table:number-columns-repeated="14"/>
          <table:table-cell office:value-type="string" calcext:value-type="string">
            <text:p>{'TZS', 'USD', 'BGP','EURO'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viceCategory</text:p>
          </table:table-cell>
          <table:table-cell office:value-type="string" calcext:value-type="string">
            <text:p>_serviceCategory</text:p>
          </table:table-cell>
          <table:table-cell table:number-columns-repeated="2" office:value-type="string" calcext:value-type="string">
            <text:p>categor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{1,2,3,4,5,6,7,8,9,10,999}</text:p>
          </table:table-cell>
          <table:table-cell table:number-columns-repeated="2"/>
          <table:table-cell office:value-type="string" calcext:value-type="string">
            <text:p>{'REGISTRATION':'1','CONSULTATION':'2','PLAIN_CONVENTION_X_RAY':'3','ULTRA_SOUND':'4','CONTRAST_STUDIES':'5','LABORATORY_EXAMINATION':'6', 'PHARMACEUTICAL': '7', 'NURSE_STATION': '8','OPEN_SURGERY':'9','ENDOSCOPIC_SURGERY':'10','CUSTOM_CATEGORY':'999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tegor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/>
          <table:table-cell table:style-name="ce8" table:number-columns-repeated="4"/>
          <table:table-cell table:number-columns-repeated="9"/>
          <table:table-cell office:value-type="string" calcext:value-type="string">
            <text:p>{'Registration', 'Consultation', 'Plain/Convention X-RAY', 'Ultrasound', 'Contrast Studies', 'Laboratory Examination', 'Pharmaceutical', 'Nurse Station', 'Open Surgery', 'Endoscopic Surgery', 'Custom Category'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_service</text:p>
          </table:table-cell>
          <table:table-cell table:number-columns-repeated="2" office:value-type="string" calcext:value-type="string">
            <text:p>servic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@import://services.csv/serviceId</text:p>
          </table:table-cell>
          <table:table-cell office:value-type="string" calcext:value-type="string">
            <text:p>serviceId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rvic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/>
          <table:table-cell table:style-name="ce8" table:number-columns-repeated="4"/>
          <table:table-cell table:number-columns-repeated="9"/>
          <table:table-cell office:value-type="string" calcext:value-type="string">
            <text:p>@import://services.csv/serviceNam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rviceStatic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<text:s/>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/>
          <table:table-cell table:style-name="ce8" table:number-columns-repeated="4"/>
          <table:table-cell table:number-columns-repeated="9"/>
          <table:table-cell office:value-type="string" calcext:value-type="string">
            <text:p>@import://services.csv/serviceStatic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table:number-columns-repeated="7"/>
          <table:table-cell table:style-name="ce16" office:value-type="boolean" office:boolean-value="false" calcext:value-type="boolean">
            <text:p>FALSE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urrencyI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cy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@import://services.csv/currencyId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3"/>
          <table:table-cell office:value-type="string" calcext:value-type="string">
            <text:p>"^\d{1,9}$"</text:p>
          </table:table-cell>
          <table:table-cell office:value-type="string" calcext:value-type="string">
            <text:p>"Accept Maximum of 9 digits"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9"/>
          <table:table-cell office:value-type="string" calcext:value-type="string">
            <text:p>@import://services.csv/amount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erviceCategory</text:p>
          </table:table-cell>
          <table:table-cell/>
          <table:table-cell office:value-type="string" calcext:value-type="string">
            <text:p>category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<text:s/></text:p>
          </table:table-cell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@import://services.csv/categoryId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untabl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1" calcext:value-type="float">
            <text:p>1</text:p>
          </table:table-cell>
          <table:table-cell table:style-name="ce8" table:number-columns-repeated="4"/>
          <table:table-cell table:number-columns-repeated="9"/>
          <table:table-cell office:value-type="string" calcext:value-type="string">
            <text:p>@import://services.csv/counta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viceLogSequence</text:p>
          </table:table-cell>
          <table:table-cell office:value-type="string" calcext:value-type="string">
            <text:p>_servicelogsequence</text:p>
          </table:table-cell>
          <table:table-cell table:number-columns-repeated="2" office:value-type="string" calcext:value-type="string">
            <text:p>sequenc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1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ndleCode</text:p>
          </table:table-cell>
          <table:table-cell table:number-columns-repeated="3"/>
          <table:table-cell office:value-type="string" calcext:value-type="string">
            <text:p>bundle-code</text:p>
          </table:table-cell>
          <table:table-cell table:number-columns-repeated="2"/>
          <table:table-cell table:style-name="ce8"/>
          <table:table-cell office:value-type="string" calcext:value-type="string">
            <text:p><text:s/>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3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docRefNumber</text:p>
          </table:table-cell>
          <table:table-cell office:value-type="string" calcext:value-type="string">
            <text:p>documentReference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32" calcext:value-type="float">
            <text:p>32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docRef</text:p>
          </table:table-cell>
          <table:table-cell office:value-type="string" calcext:value-type="string">
            <text:p>document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 table:number-columns-repeated="2"/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 table:number-columns-repeated="2"/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rvice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64" calcext:value-type="float">
            <text:p>64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erviceRef</text:p>
          </table:table-cell>
          <table:table-cell office:value-type="string" calcext:value-type="string">
            <text:p>service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 table:number-columns-repeated="2"/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64" calcext:value-type="float">
            <text:p>64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typeRef</text:p>
          </table:table-cell>
          <table:table-cell office:value-type="string" calcext:value-type="string">
            <text:p>type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 table:number-columns-repeated="2"/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urrencyI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cy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 table:number-columns-repeated="2"/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nitCos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antity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1" calcext:value-type="float">
            <text:p>1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1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32" calcext:value-type="float">
            <text:p>32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2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32" calcext:value-type="float">
            <text:p>32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3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32" calcext:value-type="float">
            <text:p>32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4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64" calcext:value-type="float">
            <text:p>64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5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64" calcext:value-type="float">
            <text:p>64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6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64" calcext:value-type="float">
            <text:p>64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7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128" calcext:value-type="float">
            <text:p>128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office:value-type="string" calcext:value-type="string">
            <text:p>PatientInvoice</text:p>
          </table:table-cell>
          <table:table-cell office:value-type="string" calcext:value-type="string">
            <text:p>_patient_invoice</text:p>
          </table:table-cell>
          <table:table-cell table:number-columns-repeated="2" office:value-type="string" calcext:value-type="string">
            <text:p>invoic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PatientInvoice.php://PatientInvoice.getPaidAmount,PatientInvoice.getUnpaidAmount,PatientInvoice.getPDFPrintOut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geId</text:p>
          </table:table-cell>
          <table:table-cell office:value-type="string" calcext:value-type="string">
            <text:p>action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voice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urrencyI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cy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isc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ountBeforeDisc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lanc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otalPaid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sur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/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insuranceId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ealthInsurance</text:p>
          </table:table-cell>
          <table:table-cell/>
          <table:table-cell office:value-type="string" calcext:value-type="string">
            <text:p>insuranceId</text:p>
          </table:table-cell>
          <table:table-cell office:value-type="string" calcext:value-type="string">
            <text:p>object</text:p>
          </table:table-cell>
          <table:table-cell/>
          <table:table-cell table:style-name="ce8"/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hargeTo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/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ndleCode</text:p>
          </table:table-cell>
          <table:table-cell table:number-columns-repeated="3"/>
          <table:table-cell office:value-type="string" calcext:value-type="string">
            <text:p>bundle-code</text:p>
          </table:table-cell>
          <table:table-cell/>
          <table:table-cell table:style-name="ce8"/>
          <table:table-cell/>
          <table:table-cell office:value-type="string" calcext:value-type="string">
            <text:p><text:s/>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rackMonito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/>
          <table:table-cell/>
          <table:table-cell office:value-type="float" office:value="32" calcext:value-type="float">
            <text:p>32</text:p>
          </table:table-cell>
          <table:table-cell/>
          <table:table-cell table:style-name="ce8"/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onitor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/>
          <table:table-cell table:number-columns-repeated="3"/>
          <table:table-cell table:style-name="ce8"/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stOfLogSequence</text:p>
          </table:table-cell>
          <table:table-cell office:value-type="string" calcext:value-type="string">
            <text:p>ServiceLogSequence</text:p>
          </table:table-cell>
          <table:table-cell/>
          <table:table-cell office:value-type="string" calcext:value-type="string">
            <text:p>sequenceId</text:p>
          </table:table-cell>
          <table:table-cell office:value-type="string" calcext:value-type="string">
            <text:p>list-object</text:p>
          </table:table-cell>
          <table:table-cell/>
          <table:table-cell table:style-name="ce8"/>
          <table:table-cell/>
          <table:table-cell office:value-type="float" office:value="255" calcext:value-type="float">
            <text:p>255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visitId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PatientVisit</text:p>
          </table:table-cell>
          <table:table-cell/>
          <table:table-cell office:value-type="string" calcext:value-type="string">
            <text:p>visit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caseId</text:p>
          </table:table-cell>
          <table:table-cell office:value-type="string" calcext:value-type="string">
            <text:p>patientCase</text:p>
          </table:table-cell>
          <table:table-cell office:value-type="string" calcext:value-type="string">
            <text:p>PatientCase</text:p>
          </table:table-cell>
          <table:table-cell/>
          <table:table-cell office:value-type="string" calcext:value-type="string">
            <text:p>cas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atientId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</text:p>
          </table:table-cell>
          <table:table-cell/>
          <table:table-cell office:value-type="string" calcext:value-type="string">
            <text:p>patient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epar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eparedBy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pdateApproval</text:p>
          </table:table-cell>
          <table:table-cell office:value-type="string" calcext:value-type="string">
            <text:p>ApprovalSequenceData</text:p>
          </table:table-cell>
          <table:table-cell/>
          <table:table-cell office:value-type="string" calcext:value-type="string">
            <text:p>dataId</text:p>
          </table:table-cell>
          <table:table-cell office:value-type="string" calcext:value-type="string">
            <text:p>object</text:p>
          </table:table-cell>
          <table:table-cell table:number-columns-repeated="3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ustom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los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atientReceipt</text:p>
          </table:table-cell>
          <table:table-cell office:value-type="string" calcext:value-type="string">
            <text:p>_patient_receipt</text:p>
          </table:table-cell>
          <table:table-cell table:number-columns-repeated="2" office:value-type="string" calcext:value-type="string">
            <text:p>receip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PatientReceipt.php://PatientReceipt.getPDFPrintOut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ceipt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epar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<text:s/>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invoiceId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PatientInvoice</text:p>
          </table:table-cell>
          <table:table-cell/>
          <table:table-cell office:value-type="string" calcext:value-type="string">
            <text:p>invoic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yer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/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yerPhone</text:p>
          </table:table-cell>
          <table:table-cell table:number-columns-repeated="3"/>
          <table:table-cell office:value-type="string" calcext:value-type="string">
            <text:p>phone</text:p>
          </table:table-cell>
          <table:table-cell/>
          <table:table-cell table:style-name="ce8"/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tientLog</text:p>
          </table:table-cell>
          <table:table-cell office:value-type="string" calcext:value-type="string">
            <text:p>_patientLog</text:p>
          </table:table-cell>
          <table:table-cell table:number-columns-repeated="2" office:value-type="string" calcext:value-type="string">
            <text:p>lo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endedBy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visitId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PatientVisit</text:p>
          </table:table-cell>
          <table:table-cell/>
          <table:table-cell office:value-type="string" calcext:value-type="string">
            <text:p>visit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caseId</text:p>
          </table:table-cell>
          <table:table-cell office:value-type="string" calcext:value-type="string">
            <text:p>patientCase</text:p>
          </table:table-cell>
          <table:table-cell office:value-type="string" calcext:value-type="string">
            <text:p>PatientCase</text:p>
          </table:table-cell>
          <table:table-cell/>
          <table:table-cell office:value-type="string" calcext:value-type="string">
            <text:p>cas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patientId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</text:p>
          </table:table-cell>
          <table:table-cell/>
          <table:table-cell office:value-type="string" calcext:value-type="string">
            <text:p>patient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visitRef</text:p>
          </table:table-cell>
          <table:table-cell office:value-type="string" calcext:value-type="string">
            <text:p>patientVisitReference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referenc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ction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tient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inancialLogCategory</text:p>
          </table:table-cell>
          <table:table-cell office:value-type="string" calcext:value-type="string">
            <text:p>_financialLogCategory</text:p>
          </table:table-cell>
          <table:table-cell table:number-columns-repeated="2" office:value-type="string" calcext:value-type="string">
            <text:p>categor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{1,2}</text:p>
          </table:table-cell>
          <table:table-cell table:number-columns-repeated="2"/>
          <table:table-cell office:value-type="string" calcext:value-type="string">
            <text:p>{'RECEIPT': '1', 'REFUND': '2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tegor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/>
          <table:table-cell table:style-name="ce8" table:number-columns-repeated="4"/>
          <table:table-cell table:number-columns-repeated="9"/>
          <table:table-cell office:value-type="string" calcext:value-type="string">
            <text:p>{'Receipt Issued', 'Refund Processed'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nancialLog</text:p>
          </table:table-cell>
          <table:table-cell office:value-type="string" calcext:value-type="string">
            <text:p>_financialLog</text:p>
          </table:table-cell>
          <table:table-cell table:number-columns-repeated="2" office:value-type="string" calcext:value-type="string">
            <text:p>lo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13"/>
          <table:table-cell office:value-type="string" calcext:value-type="string">
            <text:p>FinancialLog.php://FinancialLog.createLog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inancialLogCategory</text:p>
          </table:table-cell>
          <table:table-cell/>
          <table:table-cell office:value-type="string" calcext:value-type="string">
            <text:p>category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ser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office:value-type="float" office:value="56" calcext:value-type="float">
            <text:p>56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arge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 office:value-type="float" office:value="64" calcext:value-type="float">
            <text:p>64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80" calcext:value-type="float">
            <text:p>80</text:p>
          </table:table-cell>
          <table:table-cell table:number-columns-repeated="5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redi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2"/>
          <table:table-cell table:style-name="ce8"/>
          <table:table-cell table:number-columns-repeated="5"/>
          <table:table-cell office:value-type="float" office:value="1" calcext:value-type="float">
            <text:p>1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urrencyI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cy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mainingAm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_hospital</text:p>
          </table:table-cell>
          <table:table-cell table:number-columns-repeated="2" office:value-type="string" calcext:value-type="string">
            <text:p>hospital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}</text:p>
          </table:table-cell>
          <table:table-cell table:number-columns-repeated="2"/>
          <table:table-cell office:value-type="string" calcext:value-type="string">
            <text:p>{'INIT_ID':'1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gistrationNumberWidth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{6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xtRegistration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{1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gistrationNumberBlockWidth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{2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gistrationNumberBlockSeparatorCharac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'-'</text:p>
          </table:table-cell>
          <table:table-cell table:number-columns-repeated="13"/>
          <table:table-cell office:value-type="string" calcext:value-type="string">
            <text:p>{'-'}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empRegistrationNumberWidth</text:p>
          </table:table-cell>
          <table:table-cell office:value-type="string" calcext:value-type="string">
            <text:p>temporaryRegistrationNumberWidth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{4}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empNextRegistrationNumber</text:p>
          </table:table-cell>
          <table:table-cell office:value-type="string" calcext:value-type="string">
            <text:p>temporaryNextRegistration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{1}</text:p>
          </table:table-cell>
          <table:table-cell table:number-columns-repeated="3"/>
          <table:table-cell office:value-type="string" calcext:value-type="string">
            <text:p>Hospital.php://Hospital.generateRegistrationNumb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empRegistrationNumberPrefix</text:p>
          </table:table-cell>
          <table:table-cell office:value-type="string" calcext:value-type="string">
            <text:p>temporaryRegistrationNumberPrefix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'MBW/PAT/'</text:p>
          </table:table-cell>
          <table:table-cell table:number-columns-repeated="13"/>
          <table:table-cell office:value-type="string" calcext:value-type="string">
            <text:p>{'MBW/PAT/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voiceNumberWidth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{4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xtInvoice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{1}</text:p>
          </table:table-cell>
          <table:table-cell table:number-columns-repeated="3"/>
          <table:table-cell office:value-type="string" calcext:value-type="string">
            <text:p>Hospital.php://Hospital.generateInvoiceNumber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voiceNumberPrefix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'MBW/INV/'</text:p>
          </table:table-cell>
          <table:table-cell table:number-columns-repeated="13"/>
          <table:table-cell office:value-type="string" calcext:value-type="string">
            <text:p>{'MBW/INV/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ceiptNumberWidth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{4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xtReceipt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{1}</text:p>
          </table:table-cell>
          <table:table-cell table:number-columns-repeated="3"/>
          <table:table-cell office:value-type="string" calcext:value-type="string">
            <text:p>Hospital.php://Hospital.generateReceiptNumber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ceiptNumberPrefix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'MBW/RCT/'</text:p>
          </table:table-cell>
          <table:table-cell table:number-columns-repeated="13"/>
          <table:table-cell office:value-type="string" calcext:value-type="string">
            <text:p>{'MBW/RCT/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ckStatic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2"/>
          <table:table-cell office:value-type="string" calcext:value-type="string">
            <text:p>{1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tificationCategory</text:p>
          </table:table-cell>
          <table:table-cell office:value-type="string" calcext:value-type="string">
            <text:p>_notificationCategory</text:p>
          </table:table-cell>
          <table:table-cell table:number-columns-repeated="2" office:value-type="string" calcext:value-type="string">
            <text:p>categor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,2,3,4,5}</text:p>
          </table:table-cell>
          <table:table-cell table:number-columns-repeated="2"/>
          <table:table-cell office:value-type="string" calcext:value-type="string">
            <text:p>{'INVOICE_RAISED':'1','INVOICE_CANCELLED':'2','RECEIPT_ISSUED':'3','APPOINTMENT_DUE':'4', 'EMERGENCY': '5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tegor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8"/>
          <table:table-cell office:value-type="string" calcext:value-type="string">
            <text:p>{'Invoice Raised', 'Invoice Cancelled', 'Receipt Issued','Appointment Due', 'Emergency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con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iority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{3,3,3,3,7}</text:p>
          </table:table-cell>
          <table:table-cell table:number-columns-repeated="2"/>
          <table:table-cell office:value-type="string" calcext:value-type="string">
            <text:p>{'PRIORITY_LOW':'0','PRIORITY_MEDIUM':'3','PRIORITY_HIGH':'7'}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ification</text:p>
          </table:table-cell>
          <table:table-cell office:value-type="string" calcext:value-type="string">
            <text:p>_notification</text:p>
          </table:table-cell>
          <table:table-cell table:number-columns-repeated="2" office:value-type="string" calcext:value-type="string">
            <text:p>notificat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Notification.php://Notification.createNotification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argetRef</text:p>
          </table:table-cell>
          <table:table-cell office:value-type="string" calcext:value-type="string">
            <text:p>target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34"/>
          <table:table-cell office:value-type="string" calcext:value-type="string">
            <text:p>Who is being Notified Login/JobTitle/Group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OfValidDay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tificationCategory</text:p>
          </table:table-cell>
          <table:table-cell/>
          <table:table-cell office:value-type="string" calcext:value-type="string">
            <text:p>category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rwardURL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los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otificationManager</text:p>
          </table:table-cell>
          <table:table-cell office:value-type="string" calcext:value-type="string">
            <text:p>_notificationManager</text:p>
          </table:table-cell>
          <table:table-cell table:number-columns-repeated="2" office:value-type="string" calcext:value-type="string">
            <text:p>manager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NotificationManager.php://NotificationManager.getListOfNotificationManagers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anager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opname</text:p>
          </table:table-cell>
          <table:table-cell office:value-type="string" calcext:value-type="string">
            <text:p>operation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argetRef</text:p>
          </table:table-cell>
          <table:table-cell office:value-type="string" calcext:value-type="string">
            <text:p>target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34"/>
          <table:table-cell office:value-type="string" calcext:value-type="string">
            <text:p>Who is being invoiced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tificationCategory</text:p>
          </table:table-cell>
          <table:table-cell/>
          <table:table-cell office:value-type="string" calcext:value-type="string">
            <text:p>category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OfValidDay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rwardURL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URLArgs</text:p>
          </table:table-cell>
          <table:table-cell office:value-type="string" calcext:value-type="string">
            <text:p>URLArgument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ocuments</text:p>
          </table:table-cell>
          <table:table-cell office:value-type="string" calcext:value-type="string">
            <text:p>__documents__</text:p>
          </table:table-cell>
          <table:table-cell table:number-columns-repeated="2" office:value-type="string" calcext:value-type="string">
            <text:p>documen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office:value-type="string" calcext:value-type="string">
            <text:p>{'PDF_INVOICE': '1', 'PDF_RECEIPT':'2', 'PATIENT_HISTORY':'3', 'GENERAL_EXAMINATION':'4', 'VITAL_SIGNS':'5', 'LOCAL_EXAMINATION': '6', 'SYSTEMIC_EXAMINATION':'7', 'PROVISION_DIAGNOSIS':'8', 'LABORATORY_EXAMINATION':'9', 'WORKING_DIAGNOSIS':'10', 'DRUG_SELECTION':'11', 'ADMISSION_AND_OPERATION':'12', 'COMMENTS':'13', 'MEDICAL_CONSULTATION_QUEUE':'14'}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__bundle_visit_case_patient__</text:p>
          </table:table-cell>
          <table:table-cell table:number-columns-repeated="2" office:value-type="string" calcext:value-type="string">
            <text:p>bvcp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6"/>
          <table:table-cell table:style-name="ce16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__data__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sitId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PatientVisit</text:p>
          </table:table-cell>
          <table:table-cell/>
          <table:table-cell office:value-type="string" calcext:value-type="string">
            <text:p>visitId</text:p>
          </table:table-cell>
          <table:table-cell office:value-type="string" calcext:value-type="string">
            <text:p>objec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"/>
          <table:table-cell table:style-name="Default"/>
          <table:table-cell/>
          <table:table-cell table:style-name="Default"/>
          <table:table-cell table:style-name="ce16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VCP Inher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eId</text:p>
          </table:table-cell>
          <table:table-cell office:value-type="string" calcext:value-type="string">
            <text:p>patientCase</text:p>
          </table:table-cell>
          <table:table-cell office:value-type="string" calcext:value-type="string">
            <text:p>PatientCase</text:p>
          </table:table-cell>
          <table:table-cell/>
          <table:table-cell office:value-type="string" calcext:value-type="string">
            <text:p>caseId</text:p>
          </table:table-cell>
          <table:table-cell office:value-type="string" calcext:value-type="string">
            <text:p>objec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"/>
          <table:table-cell table:style-name="ce16"/>
          <table:table-cell table:number-columns-repeated="2"/>
          <table:table-cell table:style-name="ce16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VCP Inher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Id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</text:p>
          </table:table-cell>
          <table:table-cell/>
          <table:table-cell office:value-type="string" calcext:value-type="string">
            <text:p>patientId</text:p>
          </table:table-cell>
          <table:table-cell office:value-type="string" calcext:value-type="string">
            <text:p>objec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"/>
          <table:table-cell table:style-name="ce16"/>
          <table:table-cell table:number-columns-repeated="2"/>
          <table:table-cell table:style-name="ce16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VCP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ndleCode</text:p>
          </table:table-cell>
          <table:table-cell table:number-columns-repeated="3"/>
          <table:table-cell office:value-type="string" calcext:value-type="string">
            <text:p>bundle-code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21"/>
          <table:table-cell table:style-name="ce16"/>
          <table:table-cell table:number-columns-repeated="2"/>
          <table:table-cell table:style-name="ce16"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BVCP Inherit</text:p>
          </table:table-cell>
        </table:table-row>
        <table:table-row table:style-name="ro1">
          <table:table-cell office:value-type="string" calcext:value-type="string">
            <text:p>GeneralQueue</text:p>
          </table:table-cell>
          <table:table-cell office:value-type="string" calcext:value-type="string">
            <text:p>__general_queue__</text:p>
          </table:table-cell>
          <table:table-cell table:number-columns-repeated="2" office:value-type="string" calcext:value-type="string">
            <text:p>queu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6"/>
          <table:table-cell table:style-name="ce16" office:value-type="boolean" office:boolean-value="false" calcext:value-type="boolean">
            <text:p>FALSE</text:p>
          </table:table-cell>
          <table:table-cell/>
          <table:table-cell table:style-name="Default" office:value-type="string" calcext:value-type="string">
            <text:p>__bundle_visit_case_patient__</text:p>
          </table:table-cell>
          <table:table-cell table:style-name="ce16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Queue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eu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'Queue Defaults'</text:p>
          </table:table-cell>
          <table:table-cell table:number-columns-repeated="18"/>
          <table:table-cell table:style-name="ce16"/>
          <table:table-cell/>
          <table:table-cell table:style-name="Default"/>
          <table:table-cell table:style-name="ce16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ueue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endingPaymen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1"/>
          <table:table-cell table:style-name="ce16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Queue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irst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8"/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0"/>
          <table:table-cell table:style-name="ce16" office:value-type="boolean" office:boolean-value="true" calcext:value-type="boolean">
            <text:p>TRUE</text:p>
          </table:table-cell>
          <table:table-cell office:value-type="float" office:value="401" calcext:value-type="float">
            <text:p>401</text:p>
          </table:table-cell>
          <table:table-cell table:number-columns-repeated="4"/>
          <table:table-cell office:value-type="string" calcext:value-type="string">
            <text:p>Queue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cond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8"/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0"/>
          <table:table-cell table:style-name="ce16" office:value-type="boolean" office:boolean-value="true" calcext:value-type="boolean">
            <text:p>TRUE</text:p>
          </table:table-cell>
          <table:table-cell office:value-type="float" office:value="402" calcext:value-type="float">
            <text:p>402</text:p>
          </table:table-cell>
          <table:table-cell table:number-columns-repeated="4"/>
          <table:table-cell office:value-type="string" calcext:value-type="string">
            <text:p>Queue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ird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8"/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0"/>
          <table:table-cell table:style-name="ce16" office:value-type="boolean" office:boolean-value="true" calcext:value-type="boolean">
            <text:p>TRUE</text:p>
          </table:table-cell>
          <table:table-cell office:value-type="float" office:value="403" calcext:value-type="float">
            <text:p>403</text:p>
          </table:table-cell>
          <table:table-cell table:number-columns-repeated="4"/>
          <table:table-cell office:value-type="string" calcext:value-type="string">
            <text:p>Queue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urth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8"/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0"/>
          <table:table-cell table:style-name="ce16" office:value-type="boolean" office:boolean-value="true" calcext:value-type="boolean">
            <text:p>TRUE</text:p>
          </table:table-cell>
          <table:table-cell office:value-type="float" office:value="404" calcext:value-type="float">
            <text:p>404</text:p>
          </table:table-cell>
          <table:table-cell table:number-columns-repeated="4"/>
          <table:table-cell office:value-type="string" calcext:value-type="string">
            <text:p>Queue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ifth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8"/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0"/>
          <table:table-cell table:style-name="ce16" office:value-type="boolean" office:boolean-value="true" calcext:value-type="boolean">
            <text:p>TRUE</text:p>
          </table:table-cell>
          <table:table-cell office:value-type="float" office:value="405" calcext:value-type="float">
            <text:p>405</text:p>
          </table:table-cell>
          <table:table-cell table:number-columns-repeated="4"/>
          <table:table-cell office:value-type="string" calcext:value-type="string">
            <text:p>Queue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xth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 table:number-columns-repeated="9"/>
          <table:table-cell table:style-name="ce8" office:value-type="boolean" office:boolean-value="false" calcext:value-type="boolean">
            <text:p>FALSE</text:p>
          </table:table-cell>
          <table:table-cell table:number-columns-repeated="20"/>
          <table:table-cell table:style-name="ce16" office:value-type="boolean" office:boolean-value="true" calcext:value-type="boolean">
            <text:p>TRUE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office:value-type="string" calcext:value-type="string">
            <text:p>Queue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venth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8"/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0"/>
          <table:table-cell table:style-name="ce16" office:value-type="boolean" office:boolean-value="true" calcext:value-type="boolean">
            <text:p>TRUE</text:p>
          </table:table-cell>
          <table:table-cell office:value-type="float" office:value="407" calcext:value-type="float">
            <text:p>407</text:p>
          </table:table-cell>
          <table:table-cell table:number-columns-repeated="4"/>
          <table:table-cell office:value-type="string" calcext:value-type="string">
            <text:p>Queue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1"/>
          <table:table-cell table:style-name="ce16" office:value-type="boolean" office:boolean-value="true" calcext:value-type="boolean">
            <text:p>TRUE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Queue Inherit</text:p>
          </table:table-cell>
        </table:table-row>
        <table:table-row table:style-name="ro1">
          <table:table-cell office:value-type="string" calcext:value-type="string">
            <text:p>PatientFinanceQueue</text:p>
          </table:table-cell>
          <table:table-cell office:value-type="string" calcext:value-type="string">
            <text:p>_patient_finance_queue</text:p>
          </table:table-cell>
          <table:table-cell table:number-columns-repeated="2" office:value-type="string" calcext:value-type="string">
            <text:p>listOfServices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list-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7"/>
          <table:table-cell office:value-type="string" calcext:value-type="string">
            <text:p>GeneralQue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geId</text:p>
          </table:table-cell>
          <table:table-cell office:value-type="string" calcext:value-type="string">
            <text:p>action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antityString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/>
          <table:table-cell/>
          <table:table-cell office:value-type="float" office:value="255" calcext:value-type="float">
            <text:p>255</text:p>
          </table:table-cell>
          <table:table-cell table:number-columns-repeated="32"/>
          <table:table-cell office:value-type="string" calcext:value-type="string">
            <text:p>serviceId:quantity(;serviceId:quantity)*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rackMonito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/>
          <table:table-cell/>
          <table:table-cell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onitor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/>
          <table:table-cell table:number-columns-repeated="35"/>
        </table:table-row>
        <table:table-row table:style-name="ro1">
          <table:table-cell office:value-type="string" calcext:value-type="string">
            <text:p>ConsultationQueueManager</text:p>
          </table:table-cell>
          <table:table-cell office:value-type="string" calcext:value-type="string">
            <text:p>_consultation_queue_manager</text:p>
          </table:table-cell>
          <table:table-cell table:number-columns-repeated="2" office:value-type="string" calcext:value-type="string">
            <text:p>manager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style-name="ce8"/>
          <table:table-cell table:number-columns-repeated="27"/>
          <table:table-cell office:value-type="string" calcext:value-type="string">
            <text:p>__bundle_visit_case_patient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anager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'Default Manager'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dicalDoctorConsultationQueue</text:p>
          </table:table-cell>
          <table:table-cell office:value-type="string" calcext:value-type="string">
            <text:p>_medical_doctor_consultation_queue</text:p>
          </table:table-cell>
          <table:table-cell office:value-type="string" calcext:value-type="string">
            <text:p>doctorId</text:p>
          </table:table-cell>
          <table:table-cell office:value-type="string" calcext:value-type="string">
            <text:p>medicalDoctor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12"/>
          <table:table-cell office:value-type="string" calcext:value-type="string">
            <text:p>{'TAB_HISTORY':'1','TAB_VITAL_SIGNS':'2','TAB_MEDICAL_EXAMINATION':'3','TAB_DISEASE_ANALYSIS':'4','TAB_DRUGS_MANAGEMENT':'5','TAB_ADMISSION':'6','TAB_NURSE_STATION': '7','TAB_CONSULTANT_COMMENTS':'8', 'TAB_CASE_MANAGEMENT':'9'}</text:p>
          </table:table-cell>
          <table:table-cell office:value-type="string" calcext:value-type="string">
            <text:p>MedicalDoctorConsultationQueue.php://MedicalDoctorConsultationQueue.getConsultationQueuesForManager,MedicalDoctorConsultationQueue.getConsultationQueueForAccount,MedicalDoctorConsultationQueue.canCreateNewConsultationQueue,MedicalDoctorConsultationQueue.getPDFTabularSummary</text:p>
          </table:table-cell>
          <table:table-cell table:number-columns-repeated="2"/>
          <table:table-cell office:value-type="string" calcext:value-type="string">
            <text:p>GeneralQue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nMedicalExamina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12"/>
          <table:table-cell office:value-type="string" calcext:value-type="string">
            <text:p>{'FLAG_LABORATORY_EXAMINATION_PENDING_PAYMENT': '1', 'FLAG_PHARMACY_PENDING_PAYMENT': '2', 'FLAG_ADMISSION_PENDING_PAYMENT': '3', 'FLAG_NURSE_STATION_PENDING_PAYMENT': '4'}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nPharmacy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12"/>
          <table:table-cell office:value-type="string" calcext:value-type="string">
            <text:p>{'BLOCK_PATIENT_HISTORY':'1','BLOCK_GENERAL_EXAMINATION':'2','BLOCK_VITAL_SIGNS':'3', 'BLOCK_LOCAL_EXAMINATION':'4', 'BLOCK_SYSTEMIC_EXAMINATION':'5', 'BLOCK_PROVISION_DIAGNOSIS':'6','BLOCK_DIFFERENTIAL_DIAGNOSIS':'7','BLOCK_INVESTIGATION':'8', 'BLOCK_WORKING_DIAGNOSIS':'9', 'BLOCK_MANAGEMENT_PLAN':'10', 'BLOCK_ADDITION_COMMENT':'11', 'BLOCK_CASE_MANAGEMENT':'12'}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nAdmiss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18"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nExaminationResultsVerifica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nNurseSta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edicalExamination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8" table:number-columns-repeated="2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sultantComments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8" table:number-columns-repeated="2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iseaseAnalysis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8" table:number-columns-repeated="2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rugsManagement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8" table:number-columns-repeated="2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mission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8" table:number-columns-repeated="2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rseStation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8" table:number-columns-repeated="2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seManagement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8" table:number-columns-repeated="2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eueManager</text:p>
          </table:table-cell>
          <table:table-cell office:value-type="string" calcext:value-type="string">
            <text:p>ConsultationQueueManager</text:p>
          </table:table-cell>
          <table:table-cell/>
          <table:table-cell office:value-type="string" calcext:value-type="string">
            <text:p>manager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end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end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ctiv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1" calcext:value-type="float">
            <text:p>1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/>
          <table:table-cell table:style-name="ce8"/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licationCount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24"/>
        </table:table-row>
        <table:table-row table:style-name="ro1">
          <table:table-cell office:value-type="string" calcext:value-type="string">
            <text:p>PatientExaminationQueue</text:p>
          </table:table-cell>
          <table:table-cell office:value-type="string" calcext:value-type="string">
            <text:p>_patient_examination_queue</text:p>
          </table:table-cell>
          <table:table-cell table:number-columns-repeated="2" office:value-type="string" calcext:value-type="string">
            <text:p>listOfServices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list-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3"/>
          <table:table-cell office:value-type="string" calcext:value-type="string">
            <text:p>{'WET_LAB':'1','ULTRASOUND':'2','PLAIN_XRAY':'3'}</text:p>
          </table:table-cell>
          <table:table-cell office:value-type="string" calcext:value-type="string">
            <text:p>PatientExaminationQueue.php://PatientExaminationQueue.isQueueCompleted,PatientExaminationQueue.getExaminationQueuesForMedicalConsultationQueue,PatientExaminationQueue.getPDFTabularSummary</text:p>
          </table:table-cell>
          <table:table-cell table:number-columns-repeated="2"/>
          <table:table-cell office:value-type="string" calcext:value-type="string">
            <text:p>GeneralQue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stOfAttendedServices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list-object</text:p>
          </table:table-cell>
          <table:table-cell/>
          <table:table-cell table:style-name="ce8"/>
          <table:table-cell table:number-columns-repeated="24"/>
          <table:table-cell office:value-type="string" calcext:value-type="string">
            <text:p>GeneralMedicalWorkingBlock.php://GeneralMedicalWorkingBlock.getWorkingBlockForConsultationQueu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quest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sultationQueue</text:p>
          </table:table-cell>
          <table:table-cell office:value-type="string" calcext:value-type="string">
            <text:p>MedicalDoctorConsult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eneralNotifyPatientExaminationQueue</text:p>
          </table:table-cell>
          <table:table-cell office:value-type="string" calcext:value-type="string">
            <text:p>_general_notify_patient_examination_queue</text:p>
          </table:table-cell>
          <table:table-cell table:number-columns-repeated="2" office:value-type="string" calcext:value-type="string">
            <text:p>queu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style-name="ce8"/>
          <table:table-cell table:number-columns-repeated="25"/>
          <table:table-cell table:style-name="ce16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__data__</text:p>
          </table:table-cell>
          <table:table-cell table:style-name="ce16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tify Inheri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aminationQueueId</text:p>
          </table:table-cell>
          <table:table-cell office:value-type="string" calcext:value-type="string">
            <text:p>examinationQueue</text:p>
          </table:table-cell>
          <table:table-cell office:value-type="string" calcext:value-type="string">
            <text:p>PatientExamin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8"/>
          <table:table-cell table:style-name="ce16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tify Inheri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8"/>
          <table:table-cell table:style-name="ce16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tify Inherited</text:p>
          </table:table-cell>
        </table:table-row>
        <table:table-row table:style-name="ro1">
          <table:table-cell office:value-type="string" calcext:value-type="string">
            <text:p>QueueNotifyWetLab</text:p>
          </table:table-cell>
          <table:table-cell office:value-type="string" calcext:value-type="string">
            <text:p>_queue_notify_wet_lab</text:p>
          </table:table-cell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0"/>
          <table:table-cell table:style-name="Default" office:value-type="string" calcext:value-type="string">
            <text:p>GeneralNotifyPatientExaminationQueue</text:p>
          </table:table-cell>
          <table:table-cell table:style-name="ce16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ueNotifyUltrasound</text:p>
          </table:table-cell>
          <table:table-cell office:value-type="string" calcext:value-type="string">
            <text:p>_queue_notify_ultrasound</text:p>
          </table:table-cell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0"/>
          <table:table-cell table:style-name="Default" office:value-type="string" calcext:value-type="string">
            <text:p>GeneralNotifyPatientExaminationQueue</text:p>
          </table:table-cell>
          <table:table-cell table:style-name="ce16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ueNotifyPlainXRAY</text:p>
          </table:table-cell>
          <table:table-cell office:value-type="string" calcext:value-type="string">
            <text:p>_queue_notify_plain_xray</text:p>
          </table:table-cell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0"/>
          <table:table-cell table:style-name="Default" office:value-type="string" calcext:value-type="string">
            <text:p>GeneralNotifyPatientExaminationQueue</text:p>
          </table:table-cell>
          <table:table-cell table:style-name="ce16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age</text:p>
          </table:table-cell>
          <table:table-cell office:value-type="string" calcext:value-type="string">
            <text:p>_triage</text:p>
          </table:table-cell>
          <table:table-cell table:number-columns-repeated="2" office:value-type="string" calcext:value-type="string">
            <text:p>triag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office:value-type="string" calcext:value-type="string">
            <text:p>{'BMI_UNDERWEIGHT':'1','BMI_HEALTHIER':'2','BMI_OVERWEIGHT':'3','BMI_OBESITY':'4'}</text:p>
          </table:table-cell>
          <table:table-cell office:value-type="string" calcext:value-type="string">
            <text:p>Triage.php://Triage.calculate_bmi,Triage.get_bmi_status,Triage.getMyVitalSignsTable,Triage.get_bp_status,Triage.get_bp_row,Triage.get_bmi_row,Triage.getTriageForVisit,Triage.getMyStatusTable,Triage.get_bp_color,Triage.decode_bp_status,Triage.get_bmi_color,Triage.decode_bmi_status,Triage.getTriageForPatient</text:p>
          </table:table-cell>
          <table:table-cell table:number-columns-repeated="2"/>
          <table:table-cell office:value-type="string" calcext:value-type="string">
            <text:p>__bundle_visit_case_patient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end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3"/>
          <table:table-cell table:style-name="Default" office:value-type="string" calcext:value-type="string">
            <text:p>{'BMI_UNDERWEIGHT_COLOR':'__@_quote_@__bg-warning__@_quote_@__','BMI_HEALTHIER_COLOR':'__@_quote_@__bg-primary__@_quote_@__','BMI_OVERWEIGHT_COLOR':'__@_quote_@__bg-warning__@_quote_@__','BMI_OBESITY_COLOR':'__@_quote_@__bg-danger__@_quote_@__'}</text:p>
          </table:table-cell>
          <table:table-cell office:value-type="string" calcext:value-type="string">
            <text:p>Triage.php://Triage.getTriageForConsultationQueu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77" calcext:value-type="float">
            <text:p>-77</text:p>
          </table:table-cell>
          <table:table-cell table:number-columns-repeated="16"/>
          <table:table-cell table:style-name="Default" office:value-type="string" calcext:value-type="string">
            <text:p>{'BP_NORMAL_COLOR': '__@_quote_@__bg-primary__@_quote_@__', 'BP_ELEVATED_COLOR': '__@_quote_@__bg-success__@_quote_@__', 'BP_HYPERTENSION_STAGE_1_COLOR': '__@_quote_@__bg-warning__@_quote_@__', 'BP_HYPERTENSION_STAGE_2_COLOR':'__@_quote_@__bg-dark__@_quote_@__', 'BP_HYPERTENSIVE_CRISIS_COLOR': '__@_quote_@__bg-danger__@_quote_@__'}</text:p>
          </table:table-cell>
          <table:table-cell table:number-columns-repeated="10"/>
          <table:table-cell office:value-type="string" calcext:value-type="string">
            <text:p>kg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heigh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77" calcext:value-type="float">
            <text:p>-77</text:p>
          </table:table-cell>
          <table:table-cell table:number-columns-repeated="16"/>
          <table:table-cell office:value-type="string" calcext:value-type="string">
            <text:p>{'BP_NORMAL': '1', 'BP_ELEVATED': '2', 'BP_HYPERTENSION_STAGE_1': '3', 'BP_HYPERTENSION_STAGE_2':'4', 'BP_HYPERTENSIVE_CRISIS': '5'}</text:p>
          </table:table-cell>
          <table:table-cell table:number-columns-repeated="10"/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mi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77" calcext:value-type="float">
            <text:p>-77</text:p>
          </table:table-cell>
          <table:table-cell table:number-columns-repeated="16"/>
          <table:table-cell office:value-type="string" calcext:value-type="string">
            <text:p>{'DEFAULT_NUMBER_VALUE':'-77', 'DEFAULT_BP_VALUE':'__@_quote_@__-68/-69__@_quote_@__'}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mi_status</text:p>
          </table:table-cell>
          <table:table-cell office:value-type="string" calcext:value-type="string">
            <text:p>bmiStatu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bmi_color</text:p>
          </table:table-cell>
          <table:table-cell office:value-type="string" calcext:value-type="string">
            <text:p>bmiColo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erature</text:p>
          </table:table-cell>
          <table:table-cell table:number-columns-repeated="3"/>
          <table:table-cell office:value-type="string" calcext:value-type="string">
            <text:p>temperatur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bp_systolic</text:p>
          </table:table-cell>
          <table:table-cell office:value-type="string" calcext:value-type="string">
            <text:p>systolicBloodPressur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68" calcext:value-type="float">
            <text:p>-68</text:p>
          </table:table-cell>
          <table:table-cell table:number-columns-repeated="2"/>
          <table:table-cell office:value-type="string" calcext:value-type="string">
            <text:p>{'pname':'dystolicBloodPressure','op':'&gt;','negate':false,'error-message':'Systolic Blood Pressure should be higher than Dystolic Blood Pressure'}</text:p>
          </table:table-cell>
          <table:table-cell table:number-columns-repeated="24"/>
          <table:table-cell office:value-type="string" calcext:value-type="string">
            <text:p>mmHg : Upper Numb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p_dystolic</text:p>
          </table:table-cell>
          <table:table-cell office:value-type="string" calcext:value-type="string">
            <text:p>dystolicBloodPressur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69" calcext:value-type="float">
            <text:p>-69</text:p>
          </table:table-cell>
          <table:table-cell table:number-columns-repeated="27"/>
          <table:table-cell office:value-type="string" calcext:value-type="string">
            <text:p>mmHg : Lower Numb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p</text:p>
          </table:table-cell>
          <table:table-cell office:value-type="string" calcext:value-type="string">
            <text:p>bloodPressure</text:p>
          </table:table-cell>
          <table:table-cell table:number-columns-repeated="3"/>
          <table:table-cell office:value-type="string" calcext:value-type="string">
            <text:p>blood-pressur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'-68/-69'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bp_status</text:p>
          </table:table-cell>
          <table:table-cell office:value-type="string" calcext:value-type="string">
            <text:p>bloodPressureStatu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bp_color</text:p>
          </table:table-cell>
          <table:table-cell office:value-type="string" calcext:value-type="string">
            <text:p>bloodPressureColo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ulseRate</text:p>
          </table:table-cell>
          <table:table-cell table:number-columns-repeated="3"/>
          <table:table-cell office:value-type="string" calcext:value-type="string">
            <text:p>pulse-rat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spirationRate</text:p>
          </table:table-cell>
          <table:table-cell table:number-columns-repeated="3"/>
          <table:table-cell office:value-type="string" calcext:value-type="string">
            <text:p>respiration-rate</text:p>
          </table:table-cell>
          <table:table-cell/>
          <table:table-cell table:style-name="ce8"/>
          <table:table-cell table:number-columns-repeated="6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xygenLevel</text:p>
          </table:table-cell>
          <table:table-cell table:number-columns-repeated="3"/>
          <table:table-cell office:value-type="string" calcext:value-type="string">
            <text:p>oxygen-saturation</text:p>
          </table:table-cell>
          <table:table-cell/>
          <table:table-cell table:style-name="ce8"/>
          <table:table-cell table:number-columns-repeated="6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atientTriageQueue</text:p>
          </table:table-cell>
          <table:table-cell office:value-type="string" calcext:value-type="string">
            <text:p>_patient_triage_queue</text:p>
          </table:table-cell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</text:p>
          </table:table-cell>
          <table:table-cell table:number-columns-repeated="2"/>
          <table:table-cell table:style-name="ce8"/>
          <table:table-cell table:number-columns-repeated="6"/>
          <table:table-cell table:style-name="ce8" table:number-columns-repeated="4"/>
          <table:table-cell table:number-columns-repeated="13"/>
          <table:table-cell office:value-type="string" calcext:value-type="string">
            <text:p>PatientTriageQueue.php://PatientTriageQueue.isThereAnyPendingQueueForPatient,PatientTriageQueue.isThereAnyPendingQueue</text:p>
          </table:table-cell>
          <table:table-cell table:number-columns-repeated="2"/>
          <table:table-cell office:value-type="string" calcext:value-type="string">
            <text:p>GeneralQueue</text:p>
          </table:table-cell>
          <table:table-cell table:style-name="ce16"/>
          <table:table-cell office:value-type="float" office:value="999" calcext:value-type="float">
            <text:p>999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geCategory</text:p>
          </table:table-cell>
          <table:table-cell office:value-type="string" calcext:value-type="string">
            <text:p>_age_category</text:p>
          </table:table-cell>
          <table:table-cell table:number-columns-repeated="2" office:value-type="string" calcext:value-type="string">
            <text:p>categor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{1,2,3}</text:p>
          </table:table-cell>
          <table:table-cell table:number-columns-repeated="3"/>
          <table:table-cell office:value-type="string" calcext:value-type="string">
            <text:p>AgeCategory.php://AgeCategory.getAgeCategory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tegor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{'New Born', 'Child', 'Adolescent'}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nAge</text:p>
          </table:table-cell>
          <table:table-cell office:value-type="string" calcext:value-type="string">
            <text:p>minimumAg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9"/>
          <table:table-cell office:value-type="string" calcext:value-type="string">
            <text:p>{0,1,3}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xAge</text:p>
          </table:table-cell>
          <table:table-cell office:value-type="string" calcext:value-type="string">
            <text:p>maximumAg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9"/>
          <table:table-cell office:value-type="string" calcext:value-type="string">
            <text:p>{1,3,8}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office:value-type="string" calcext:value-type="string">
            <text:p>PatientExaminationStandards</text:p>
          </table:table-cell>
          <table:table-cell office:value-type="string" calcext:value-type="string">
            <text:p>_patient_examination_standards</text:p>
          </table:table-cell>
          <table:table-cell office:value-type="string" calcext:value-type="string">
            <text:p>stdId</text:p>
          </table:table-cell>
          <table:table-cell office:value-type="string" calcext:value-type="string">
            <text:p>standard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standardId</text:p>
          </table:table-cell>
          <table:table-cell table:number-columns-repeated="3"/>
          <table:table-cell office:value-type="string" calcext:value-type="string">
            <text:p>PatientExaminationStandards.php://PatientExaminationStandards.getListOfStandards,PatientExaminationStandards.getUIControls,PatientExaminationStandards.getUIForm,PatientExaminationStandards.isValueSafe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service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rvic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office:value-type="float" office:value="64" calcext:value-type="float">
            <text:p>64</text:p>
          </table:table-cell>
          <table:table-cell table:number-columns-repeated="5"/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serviceName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Of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/>
          <table:table-cell office:value-type="float" office:value="16" calcext:value-type="float">
            <text:p>16</text:p>
          </table:table-cell>
          <table:table-cell table:number-columns-repeated="5"/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typeOfValue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um</text:p>
          </table:table-cell>
          <table:table-cell office:value-type="string" calcext:value-type="string">
            <text:p>enumera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enumerated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easurementUnit</text:p>
          </table:table-cell>
          <table:table-cell office:value-type="string" calcext:value-type="string">
            <text:p>unitOfMeasuremen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16" calcext:value-type="float">
            <text:p>16</text:p>
          </table:table-cell>
          <table:table-cell table:number-columns-repeated="5"/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unitOfMeasurement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nSafeValue</text:p>
          </table:table-cell>
          <table:table-cell office:value-type="string" calcext:value-type="string">
            <text:p>minimumSafe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32" calcext:value-type="float">
            <text:p>32</text:p>
          </table:table-cell>
          <table:table-cell table:number-columns-repeated="5"/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minimumSafeValue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xSafeValue</text:p>
          </table:table-cell>
          <table:table-cell office:value-type="string" calcext:value-type="string">
            <text:p>maximumSafe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32" calcext:value-type="float">
            <text:p>32</text:p>
          </table:table-cell>
          <table:table-cell table:number-columns-repeated="5"/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maximumSafeValue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umList</text:p>
          </table:table-cell>
          <table:table-cell office:value-type="string" calcext:value-type="string">
            <text:p>listOfEnumeratedValue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255" calcext:value-type="float">
            <text:p>255</text:p>
          </table:table-cell>
          <table:table-cell table:number-columns-repeated="5"/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listOfEnumeratedValues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feEnumValue</text:p>
          </table:table-cell>
          <table:table-cell office:value-type="string" calcext:value-type="string">
            <text:p>safeEnumerated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32" calcext:value-type="float">
            <text:p>32</text:p>
          </table:table-cell>
          <table:table-cell table:number-columns-repeated="5"/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safeValue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Name</text:p>
          </table:table-cell>
          <table:table-cell office:value-type="string" calcext:value-type="string">
            <text:p>nameOfTes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/>
          <table:table-cell office:value-type="float" office:value="64" calcext:value-type="float">
            <text:p>64</text:p>
          </table:table-cell>
          <table:table-cell table:number-columns-repeated="5"/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nameOfTest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x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sexId</text:p>
          </table:table-cell>
          <table:table-cell office:value-type="string" calcext:value-type="string">
            <text:p>object</text:p>
          </table:table-cell>
          <table:table-cell table:number-columns-repeated="2"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sex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geCategory</text:p>
          </table:table-cell>
          <table:table-cell office:value-type="string" calcext:value-type="string">
            <text:p>AgeCategory</text:p>
          </table:table-cell>
          <table:table-cell/>
          <table:table-cell office:value-type="string" calcext:value-type="string">
            <text:p>categoryId</text:p>
          </table:table-cell>
          <table:table-cell office:value-type="string" calcext:value-type="string">
            <text:p>object</text:p>
          </table:table-cell>
          <table:table-cell table:number-columns-repeated="2"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ageCategory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iority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9"/>
          <table:table-cell office:value-type="string" calcext:value-type="string">
            <text:p>@import://standards_lab_results.csv/priority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office:value-type="string" calcext:value-type="string">
            <text:p>PatientExaminationResults</text:p>
          </table:table-cell>
          <table:table-cell office:value-type="string" calcext:value-type="string">
            <text:p>_patient_examination_results</text:p>
          </table:table-cell>
          <table:table-cell table:number-columns-repeated="2" office:value-type="string" calcext:value-type="string">
            <text:p>results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13"/>
          <table:table-cell office:value-type="string" calcext:value-type="string">
            <text:p>PatientExaminationResults.php://PatientExaminationResults.getListOfResultsForExaminationQueue,PatientExaminationResults.getResultsUIForExaminationQueue,PatientExaminationResults.getListOfResultsForService,PatientExaminationResults.getListOfApprovedResultsForService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ueueId</text:p>
          </table:table-cell>
          <table:table-cell office:value-type="string" calcext:value-type="string">
            <text:p>examinationQueue</text:p>
          </table:table-cell>
          <table:table-cell office:value-type="string" calcext:value-type="string">
            <text:p>PatientExamin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3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office:value-type="string" calcext:value-type="string">
            <text:p>standardId</text:p>
          </table:table-cell>
          <table:table-cell office:value-type="string" calcext:value-type="string">
            <text:p>examinationStandard</text:p>
          </table:table-cell>
          <table:table-cell office:value-type="string" calcext:value-type="string">
            <text:p>PatientExaminationStandards</text:p>
          </table:table-cell>
          <table:table-cell/>
          <table:table-cell office:value-type="string" calcext:value-type="string">
            <text:p>standard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1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1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Of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office:value-type="float" office:value="16" calcext:value-type="float">
            <text:p>16</text:p>
          </table:table-cell>
          <table:table-cell table:number-columns-repeated="5"/>
          <table:table-cell table:style-name="ce8" table:number-columns-repeated="4"/>
          <table:table-cell table:number-columns-repeated="1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oatValu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table:number-columns-repeated="2"/>
          <table:table-cell table:number-columns-repeated="6"/>
          <table:table-cell table:style-name="ce8" table:number-columns-repeated="4"/>
          <table:table-cell table:number-columns-repeated="1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tegerValu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table:number-columns-repeated="2"/>
          <table:table-cell table:number-columns-repeated="6"/>
          <table:table-cell table:style-name="ce8" table:number-columns-repeated="4"/>
          <table:table-cell table:number-columns-repeated="1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xt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style-name="ce8"/>
          <table:table-cell office:value-type="float" office:value="32" calcext:value-type="float">
            <text:p>32</text:p>
          </table:table-cell>
          <table:table-cell table:number-columns-repeated="5"/>
          <table:table-cell table:style-name="ce8" table:number-columns-repeated="4"/>
          <table:table-cell table:number-columns-repeated="1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eneral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office:value-type="float" office:value="32" calcext:value-type="float">
            <text:p>32</text:p>
          </table:table-cell>
          <table:table-cell table:number-columns-repeated="5"/>
          <table:table-cell table:style-name="ce8" table:number-columns-repeated="4"/>
          <table:table-cell table:number-columns-repeated="1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chnicalComments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2"/>
          <table:table-cell table:style-name="ce8"/>
          <table:table-cell office:value-type="string" calcext:value-type="string">
            <text:p><text:s/></text:p>
          </table:table-cell>
          <table:table-cell table:number-columns-repeated="5"/>
          <table:table-cell table:style-name="ce8" table:number-columns-repeated="4"/>
          <table:table-cell table:number-columns-repeated="1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ilename</text:p>
          </table:table-cell>
          <table:table-cell table:number-columns-repeated="3"/>
          <table:table-cell office:value-type="string" calcext:value-type="string">
            <text:p>filename</text:p>
          </table:table-cell>
          <table:table-cell table:number-columns-repeated="2"/>
          <table:table-cell table:style-name="ce8"/>
          <table:table-cell table:number-columns-repeated="6"/>
          <table:table-cell table:style-name="ce8" table:number-columns-repeated="4"/>
          <table:table-cell table:number-columns-repeated="1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afeValu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1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rov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17"/>
          <table:table-cell table:style-name="ce16"/>
          <table:table-cell table:number-columns-repeated="6"/>
        </table:table-row>
        <table:table-row table:style-name="ro1">
          <table:table-cell office:value-type="string" calcext:value-type="string">
            <text:p>ICD10</text:p>
          </table:table-cell>
          <table:table-cell office:value-type="string" calcext:value-type="string">
            <text:p>_icd10</text:p>
          </table:table-cell>
          <table:table-cell table:number-columns-repeated="2" office:value-type="string" calcext:value-type="string">
            <text:p>ICD10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8"/>
          <table:table-cell table:number-columns-repeated="6"/>
          <table:table-cell table:style-name="ce8" table:number-columns-repeated="4"/>
          <table:table-cell table:number-columns-repeated="9"/>
          <table:table-cell office:value-type="string" calcext:value-type="string">
            <text:p>@import://icd10_updated.csv/id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<text:s/>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8"/>
          <table:table-cell office:value-type="string" calcext:value-type="string">
            <text:p>@import://icd10_updated.csv/Number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hapter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8"/>
          <table:table-cell office:value-type="string" calcext:value-type="string">
            <text:p>@import://icd10_updated.csv/Chapter_No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hapterDescri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8"/>
          <table:table-cell office:value-type="string" calcext:value-type="string">
            <text:p>@import://icd10_updated.csv/Chapter_Desc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oup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8"/>
          <table:table-cell office:value-type="string" calcext:value-type="string">
            <text:p>@import://icd10_updated.csv/Group_Cod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oupDescri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8"/>
          <table:table-cell office:value-type="string" calcext:value-type="string">
            <text:p>@import://icd10_updated.csv/Group_Desc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cd10N3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8"/>
          <table:table-cell office:value-type="string" calcext:value-type="string">
            <text:p>@import://icd10_updated.csv/ICD10_3_Cod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cd10N3CodeDescri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8"/>
          <table:table-cell office:value-type="string" calcext:value-type="string">
            <text:p>@import://icd10_updated.csv/ICD10_3_Code_Desc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cd10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8"/>
          <table:table-cell office:value-type="string" calcext:value-type="string">
            <text:p>@import://icd10_updated.csv/ICD10_Cod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hoFullDescri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18"/>
          <table:table-cell office:value-type="string" calcext:value-type="string">
            <text:p>@import://icd10_updated.csv/WHO_Full_Desc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lidICD10ClinicalUs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@import://icd10_updated.csv/Valid_ICD10_ClinicalUs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lidICD10Primary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@import://icd10_updated.csv/Valid_ICD10_Primary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lidICD10Asterisk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@import://icd10_updated.csv/Valid_ICD10_Asterisk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lidICD10Dagger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@import://icd10_updated.csv/Valid_ICD10_Dagger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lidICD10Sequela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@import://icd10_updated.csv/Valid_ICD10_Sequela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geRang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2"/>
          <table:table-cell office:value-type="string" calcext:value-type="string">
            <text:p>@import://icd10_updated.csv/Age_Rang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sexId</text:p>
          </table:table-cell>
          <table:table-cell office:value-type="string" calcext:value-type="string">
            <text:p>object</text:p>
          </table:table-cell>
          <table:table-cell table:number-columns-repeated="22"/>
          <table:table-cell office:value-type="string" calcext:value-type="string">
            <text:p>@import://icd10_updated.csv/Gender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@import://icd10_updated.csv/Statu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hoStartDat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22"/>
          <table:table-cell office:value-type="string" calcext:value-type="string">
            <text:p>@import://icd10_updated.csv/WHO_Start_dat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hoEndDat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22"/>
          <table:table-cell office:value-type="string" calcext:value-type="string">
            <text:p>@import://icd10_updated.csv/WHO_End_dat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hoRevisionHistory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22"/>
          <table:table-cell office:value-type="string" calcext:value-type="string">
            <text:p>@import://icd10_updated.csv/WHO_Revision_History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aStartDat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22"/>
          <table:table-cell office:value-type="string" calcext:value-type="string">
            <text:p>@import://icd10_updated.csv/SA_Start_Dat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aEndDat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22"/>
          <table:table-cell office:value-type="string" calcext:value-type="string">
            <text:p>@import://icd10_updated.csv/SA_End_Dat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aRevisionHistory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8"/>
          <table:table-cell office:value-type="string" calcext:value-type="string">
            <text:p>@import://icd10_updated.csv/SA_Revision_History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table:number-columns-repeated="18"/>
          <table:table-cell office:value-type="string" calcext:value-type="string">
            <text:p>@import://icd10_updated.csv/Com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ploadedFiles</text:p>
          </table:table-cell>
          <table:table-cell office:value-type="string" calcext:value-type="string">
            <text:p>_uploaded_files</text:p>
          </table:table-cell>
          <table:table-cell table:number-columns-repeated="2" office:value-type="string" calcext:value-type="string">
            <text:p>fil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table:style-name="Default" table:number-columns-repeated="4"/>
          <table:table-cell table:style-name="Default" office:value-type="string" calcext:value-type="string">
            <text:p>__data__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il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1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th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1"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PatientFileObject</text:p>
          </table:table-cell>
          <table:table-cell office:value-type="string" calcext:value-type="string">
            <text:p>_patient_file</text:p>
          </table:table-cell>
          <table:table-cell table:number-columns-repeated="2" office:value-type="string" calcext:value-type="string">
            <text:p>fil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table:style-name="Default" table:number-columns-repeated="3"/>
          <table:table-cell table:style-name="ce8" office:value-type="string" calcext:value-type="string">
            <text:p><text:s/></text:p>
          </table:table-cell>
          <table:table-cell table:style-name="Default" office:value-type="string" calcext:value-type="string">
            <text:p>__data__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office:value-type="string" calcext:value-type="string">
            <text:p>visitId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PatientVisit</text:p>
          </table:table-cell>
          <table:table-cell/>
          <table:table-cell office:value-type="string" calcext:value-type="string">
            <text:p>visit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3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office:value-type="string" calcext:value-type="string">
            <text:p>stageId</text:p>
          </table:table-cell>
          <table:table-cell office:value-type="string" calcext:value-type="string">
            <text:p>action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3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yload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21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ndleCode</text:p>
          </table:table-cell>
          <table:table-cell table:number-columns-repeated="3"/>
          <table:table-cell office:value-type="string" calcext:value-type="string">
            <text:p>bundle-code</text:p>
          </table:table-cell>
          <table:table-cell/>
          <table:table-cell table:style-name="ce8"/>
          <table:table-cell/>
          <table:table-cell office:value-type="string" calcext:value-type="string">
            <text:p><text:s/>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19"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UnitOfMeasurement</text:p>
          </table:table-cell>
          <table:table-cell office:value-type="string" calcext:value-type="string">
            <text:p>_unit_of_measurement</text:p>
          </table:table-cell>
          <table:table-cell table:number-columns-repeated="2" office:value-type="string" calcext:value-type="string">
            <text:p>uni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,2,3,4,5,6,7,8}</text:p>
          </table:table-cell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nit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8"/>
          <table:table-cell office:value-type="string" calcext:value-type="string">
            <text:p>{'None', 'Capsule', 'Tablet', 'Box', 'Bottle', 'Supp', 'Vial', 'Amp'}</text:p>
          </table:table-cell>
          <table:table-cell table:number-columns-repeated="2"/>
          <table:table-cell table:style-name="Default" table:number-columns-repeated="4"/>
          <table:table-cell table:style-name="Default" office:value-type="string" calcext:value-type="string">
            <text:p>__data__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8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table:number-columns-repeated="18"/>
          <table:table-cell office:value-type="string" calcext:value-type="string">
            <text:p>{'Nn', 'Cap', 'Tab', 'Box', 'Bottle', 'Supp', 'Vial', 'Amp'}</text:p>
          </table:table-cell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PharmaceuticalDrug</text:p>
          </table:table-cell>
          <table:table-cell office:value-type="string" calcext:value-type="string">
            <text:p>_pharmaceutical_drugs</text:p>
          </table:table-cell>
          <table:table-cell table:number-columns-repeated="2" office:value-type="string" calcext:value-type="string">
            <text:p>dru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@import://services.csv/drugId</text:p>
          </table:table-cell>
          <table:table-cell office:value-type="string" calcext:value-type="string">
            <text:p>drugId</text:p>
          </table:table-cell>
          <table:table-cell/>
          <table:table-cell table:style-name="Default" table:number-columns-repeated="4"/>
          <table:table-cell table:style-name="Default" office:value-type="string" calcext:value-type="string">
            <text:p>__data__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rug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18"/>
          <table:table-cell office:value-type="string" calcext:value-type="string">
            <text:p>@import://services.csv/drugName</text:p>
          </table:table-cell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7"/>
          <table:table-cell table:style-name="ce8" office:value-type="boolean" office:boolean-value="false" calcext:value-type="boolean">
            <text:p>FALSE</text:p>
          </table:table-cell>
          <table:table-cell table:number-columns-repeated="12"/>
          <table:table-cell office:value-type="string" calcext:value-type="string">
            <text:p>@import://services.csv/serviceId</text:p>
          </table:table-cell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office:value-type="string" calcext:value-type="string">
            <text:p>unitId</text:p>
          </table:table-cell>
          <table:table-cell office:value-type="string" calcext:value-type="string">
            <text:p>unitOfMeasurement</text:p>
          </table:table-cell>
          <table:table-cell office:value-type="string" calcext:value-type="string">
            <text:p>UnitOfMeasurement</text:p>
          </table:table-cell>
          <table:table-cell/>
          <table:table-cell office:value-type="string" calcext:value-type="string">
            <text:p>unit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0"/>
          <table:table-cell office:value-type="string" calcext:value-type="string">
            <text:p>@import://services.csv/unitId</text:p>
          </table:table-cell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_ward</text:p>
          </table:table-cell>
          <table:table-cell table:number-columns-repeated="2" office:value-type="string" calcext:value-type="string">
            <text:p>ward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}</text:p>
          </table:table-cell>
          <table:table-cell table:number-columns-repeated="2"/>
          <table:table-cell table:style-name="Default" table:number-columns-repeated="4"/>
          <table:table-cell table:style-name="Default" office:value-type="string" calcext:value-type="string">
            <text:p>__data__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ard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9"/>
          <table:table-cell office:value-type="string" calcext:value-type="string">
            <text:p>{1}</text:p>
          </table:table-cell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_room</text:p>
          </table:table-cell>
          <table:table-cell table:number-columns-repeated="2" office:value-type="string" calcext:value-type="string">
            <text:p>room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,2,3,4,5}</text:p>
          </table:table-cell>
          <table:table-cell table:number-columns-repeated="2"/>
          <table:table-cell table:style-name="Default" table:number-columns-repeated="4"/>
          <table:table-cell table:style-name="Default" office:value-type="string" calcext:value-type="string">
            <text:p>__data__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om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 table:number-columns-repeated="21"/>
          <table:table-cell office:value-type="string" calcext:value-type="string">
            <text:p>{1,2,1,1,2}</text:p>
          </table:table-cell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office:value-type="string" calcext:value-type="string">
            <text:p>wardId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Ward</text:p>
          </table:table-cell>
          <table:table-cell/>
          <table:table-cell office:value-type="string" calcext:value-type="string">
            <text:p>ward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0"/>
          <table:table-cell office:value-type="string" calcext:value-type="string">
            <text:p>{1,1,1,1,1}</text:p>
          </table:table-cell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bserva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{0,0,0,1,1}</text:p>
          </table:table-cell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ivat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{0,0,1,0,0}</text:p>
          </table:table-cell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_bed</text:p>
          </table:table-cell>
          <table:table-cell table:number-columns-repeated="2" office:value-type="string" calcext:value-type="string">
            <text:p>bed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,2,3,4,5,6,7,8,9,10,11,12,13,14,15,16,17,18}</text:p>
          </table:table-cell>
          <table:table-cell table:number-columns-repeated="3"/>
          <table:table-cell office:value-type="string" calcext:value-type="string">
            <text:p>Bed.php://Bed.getListOfOccupiedBeds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ed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20"/>
          <table:table-cell office:value-type="string" calcext:value-type="string">
            <text:p>{1,2,3,4,5,1,2,3,4,1,2,1,2,3,1,2,3,4}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oom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room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0"/>
          <table:table-cell office:value-type="string" calcext:value-type="string">
            <text:p>{1,1,1,1,1,2,2,2,2,3,3,4,4,4,5,5,5,5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ccupi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urseStationQueue</text:p>
          </table:table-cell>
          <table:table-cell office:value-type="string" calcext:value-type="string">
            <text:p>_nurse_station_queue</text:p>
          </table:table-cell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7"/>
          <table:table-cell table:style-name="ce8" office:value-type="boolean" office:boolean-value="false" calcext:value-type="boolean">
            <text:p>FALSE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NurseStationQueue.php://NurseStationQueue.getNurseStationQueuesForMedicalConsultationQueue</text:p>
          </table:table-cell>
          <table:table-cell table:style-name="Default" table:number-columns-repeated="2"/>
          <table:table-cell table:style-name="Default" office:value-type="string" calcext:value-type="string">
            <text:p>GeneralQueue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quest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sultationQueue</text:p>
          </table:table-cell>
          <table:table-cell office:value-type="string" calcext:value-type="string">
            <text:p>MedicalDoctorConsult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maxNumberOfAttendance</text:p>
          </table:table-cell>
          <table:table-cell office:value-type="string" calcext:value-type="string">
            <text:p>maximumNumberOfAttendanc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{'pname':'currentAttendanceSequence', 'op': '&lt;=', 'negate': true, 'error-message': 'Maximum Number of Attendance can not be less than Current Attendance Sequence'}</text:p>
          </table:table-cell>
          <table:table-cell table:number-columns-repeated="2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urrentAttendanceSequenc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{'pname':'maximumNumberOfAttendance ', 'op': '&lt;=', 'negate': false, 'error-message': 'Current Attendance Sequence can not be greater than Maximum Number of Attendance'}</text:p>
          </table:table-cell>
          <table:table-cell table:number-columns-repeated="2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stOfActivities</text:p>
          </table:table-cell>
          <table:table-cell office:value-type="string" calcext:value-type="string">
            <text:p>NurseStationActivity</text:p>
          </table:table-cell>
          <table:table-cell/>
          <table:table-cell office:value-type="string" calcext:value-type="string">
            <text:p>activityId</text:p>
          </table:table-cell>
          <table:table-cell office:value-type="string" calcext:value-type="string">
            <text:p>list-object</text:p>
          </table:table-cell>
          <table:table-cell/>
          <table:table-cell table:style-name="ce8"/>
          <table:table-cell/>
          <table:table-cell office:value-type="float" office:value="255" calcext:value-type="float">
            <text:p>255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/>
          <table:table-cell table:style-name="ce8"/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urseStationActivityProgress</text:p>
          </table:table-cell>
          <table:table-cell office:value-type="string" calcext:value-type="string">
            <text:p>_nurse_station_activity_progress</text:p>
          </table:table-cell>
          <table:table-cell table:number-columns-repeated="2" office:value-type="string" calcext:value-type="string">
            <text:p>progress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,2,3,4}</text:p>
          </table:table-cell>
          <table:table-cell table:number-columns-repeated="2"/>
          <table:table-cell office:value-type="string" calcext:value-type="string">
            <text:p>{'EXCELLENT':'1', 'GOOD':'2', 'BAD':'3', 'WORSE':'4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ogress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8"/>
          <table:table-cell office:value-type="string" calcext:value-type="string">
            <text:p>{'Excellent', 'Good', 'Bad', 'Worse'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rseStationActivity</text:p>
          </table:table-cell>
          <table:table-cell office:value-type="string" calcext:value-type="string">
            <text:p>_nurse_station_activities</text:p>
          </table:table-cell>
          <table:table-cell table:number-columns-repeated="2" office:value-type="string" calcext:value-type="string">
            <text:p>activit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NurseStationActivity.php://NurseStationActivity.getActivityUIForNurseStationQueue</text:p>
          </table:table-cell>
          <table:table-cell table:number-columns-repeated="2"/>
          <table:table-cell table:style-name="Default" office:value-type="string" calcext:value-type="string">
            <text:p>__bundle_visit_case_patient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end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3"/>
          <table:table-cell table:style-name="Default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sults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eqno</text:p>
          </table:table-cell>
          <table:table-cell office:value-type="string" calcext:value-type="string">
            <text:p>sequence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<text:s/>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progressId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NurseStationActivityProgress</text:p>
          </table:table-cell>
          <table:table-cell/>
          <table:table-cell office:value-type="string" calcext:value-type="string">
            <text:p>progress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8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quireMedicalAtten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/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1"/>
          <table:table-cell table:style-name="ce16"/>
          <table:table-cell table:number-columns-repeated="6"/>
        </table:table-row>
        <table:table-row table:style-name="ro1">
          <table:table-cell office:value-type="string" calcext:value-type="string">
            <text:p>PatientMovementStageMonitor</text:p>
          </table:table-cell>
          <table:table-cell office:value-type="string" calcext:value-type="string">
            <text:p>_patient_movement_stage_monitor</text:p>
          </table:table-cell>
          <table:table-cell table:number-columns-repeated="2" office:value-type="string" calcext:value-type="string">
            <text:p>monitor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PatientMovementStageMonitor.php://PatientMovementStageMonitor.getMonitor,PatientMovementStageMonitor.getAllMonitorsForAStage</text:p>
          </table:table-cell>
          <table:table-cell table:number-columns-repeated="2"/>
          <table:table-cell table:style-name="Default" office:value-type="string" calcext:value-type="string">
            <text:p>__bundle_visit_case_patient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geId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_group</text:p>
          </table:table-cell>
          <table:table-cell office:value-type="string" calcext:value-type="string">
            <text:p>group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dicalComment</text:p>
          </table:table-cell>
          <table:table-cell office:value-type="string" calcext:value-type="string">
            <text:p>_medical_comments</text:p>
          </table:table-cell>
          <table:table-cell table:number-columns-repeated="2" office:value-type="string" calcext:value-type="string">
            <text:p>commen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style-name="ce8" table:number-columns-repeated="2"/>
          <table:table-cell table:number-columns-repeated="2"/>
          <table:table-cell table:style-name="ce8"/>
          <table:table-cell table:number-columns-repeated="3"/>
          <table:table-cell table:style-name="ce8" table:number-columns-repeated="4"/>
          <table:table-cell table:number-columns-repeated="16"/>
          <table:table-cell table:style-name="Default" office:value-type="string" calcext:value-type="string">
            <text:p>__bundle_visit_case_patient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office:value-type="float" office:value="511" calcext:value-type="float">
            <text:p>511</text:p>
          </table:table-cell>
          <table:table-cell/>
          <table:table-cell table:style-name="ce8"/>
          <table:table-cell table:number-columns-repeated="3"/>
          <table:table-cell table:style-name="ce8" table:number-columns-repeated="4"/>
          <table:table-cell table:number-columns-repeated="24"/>
        </table:table-row>
        <table:table-row table:style-name="ro1">
          <table:table-cell office:value-type="string" calcext:value-type="string">
            <text:p>MedicalDoctorExaminedDisease</text:p>
          </table:table-cell>
          <table:table-cell office:value-type="string" calcext:value-type="string">
            <text:p>_medical_doctor_examined_diseases</text:p>
          </table:table-cell>
          <table:table-cell table:number-columns-repeated="2" office:value-type="string" calcext:value-type="string">
            <text:p>diseas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MedicalDoctorExaminedDisease.php://MedicalDoctorExaminedDisease.getExaminedDiseasesForExaminationQueue,MedicalDoctorExaminedDisease.getDiseaseAnalysisUIForMedicalConsultationQueue</text:p>
          </table:table-cell>
          <table:table-cell table:number-columns-repeated="2"/>
          <table:table-cell table:style-name="Default" office:value-type="string" calcext:value-type="string">
            <text:p>__bundle_visit_case_patient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stOfICD10Diseases</text:p>
          </table:table-cell>
          <table:table-cell office:value-type="string" calcext:value-type="string">
            <text:p>ICD10</text:p>
          </table:table-cell>
          <table:table-cell/>
          <table:table-cell office:value-type="string" calcext:value-type="string">
            <text:p>ICD10ID</text:p>
          </table:table-cell>
          <table:table-cell office:value-type="string" calcext:value-type="string">
            <text:p>list-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3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aminationQueue</text:p>
          </table:table-cell>
          <table:table-cell office:value-type="string" calcext:value-type="string">
            <text:p>PatientExamin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atientDrugQueue</text:p>
          </table:table-cell>
          <table:table-cell office:value-type="string" calcext:value-type="string">
            <text:p>_patient_drug_queue</text:p>
          </table:table-cell>
          <table:table-cell table:number-columns-repeated="2" office:value-type="string" calcext:value-type="string">
            <text:p>listOfDrugManagements</text:p>
          </table:table-cell>
          <table:table-cell office:value-type="string" calcext:value-type="string">
            <text:p>PatientDrugManagement</text:p>
          </table:table-cell>
          <table:table-cell/>
          <table:table-cell office:value-type="string" calcext:value-type="string">
            <text:p>managementId</text:p>
          </table:table-cell>
          <table:table-cell office:value-type="string" calcext:value-type="string">
            <text:p>list-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4"/>
          <table:table-cell office:value-type="string" calcext:value-type="string">
            <text:p>GeneralMedicalWorkingBlock.php://GeneralMedicalWorkingBlock.getWorkingBlockForConsultationQueue</text:p>
          </table:table-cell>
          <table:table-cell table:number-columns-repeated="2"/>
          <table:table-cell office:value-type="string" calcext:value-type="string">
            <text:p>GeneralQue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sultationQueue</text:p>
          </table:table-cell>
          <table:table-cell office:value-type="string" calcext:value-type="string">
            <text:p>MedicalDoctorConsult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4"/>
          <table:table-cell office:value-type="string" calcext:value-type="string">
            <text:p>PatientDrugQueue.php://PatientDrugQueue.getListOfDispensedDrugManagement,PatientDrugQueue.getListOfNotYetDispensedDrugManagement,PatientDrugQueue.getListOfDispensedPatientDrug,PatientDrugQueue.getDispensedPatientDrugForManagement,PatientDrugQueue.getPDFTabularSummary</text:p>
          </table:table-cell>
          <table:table-cell table:style-name="ce16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style-name="ce16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Gen Work Blk</text:p>
          </table:table-cell>
        </table:table-row>
        <table:table-row table:style-name="ro1">
          <table:table-cell office:value-type="string" calcext:value-type="string">
            <text:p>PatientDrugManagement</text:p>
          </table:table-cell>
          <table:table-cell office:value-type="string" calcext:value-type="string">
            <text:p>_patient_drug_management</text:p>
          </table:table-cell>
          <table:table-cell table:number-columns-repeated="2" office:value-type="string" calcext:value-type="string">
            <text:p>managemen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table:style-name="Default" table:number-columns-repeated="4"/>
          <table:table-cell table:style-name="Default" office:value-type="string" calcext:value-type="string">
            <text:p>__bundle_visit_case_patient__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office:value-type="string" calcext:value-type="string">
            <text:p>drugId</text:p>
          </table:table-cell>
          <table:table-cell office:value-type="string" calcext:value-type="string">
            <text:p>pharmaceuticalDrug</text:p>
          </table:table-cell>
          <table:table-cell office:value-type="string" calcext:value-type="string">
            <text:p>PharmaceuticalDrug</text:p>
          </table:table-cell>
          <table:table-cell/>
          <table:table-cell office:value-type="string" calcext:value-type="string">
            <text:p>drugId</text:p>
          </table:table-cell>
          <table:table-cell office:value-type="string" calcext:value-type="string">
            <text:p>object</text:p>
          </table:table-cell>
          <table:table-cell table:number-columns-repeated="25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office:value-type="string" calcext:value-type="string">
            <text:p>_usage</text:p>
          </table:table-cell>
          <table:table-cell office:value-type="string" calcext:value-type="string">
            <text:p>usag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21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antity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endingPaymen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1"/>
          <table:table-cell table:style-name="ce16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atientAdmissionQueue</text:p>
          </table:table-cell>
          <table:table-cell office:value-type="string" calcext:value-type="string">
            <text:p>_patient_admission_queue</text:p>
          </table:table-cell>
          <table:table-cell table:number-columns-repeated="2" office:value-type="string" calcext:value-type="string">
            <text:p>consultationQueue</text:p>
          </table:table-cell>
          <table:table-cell office:value-type="string" calcext:value-type="string">
            <text:p>MedicalDoctorConsult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3"/>
          <table:table-cell table:style-name="Default"/>
          <table:table-cell office:value-type="string" calcext:value-type="string">
            <text:p>GeneralMedicalWorkingBlock.php://GeneralMedicalWorkingBlock.getWorkingBlockForConsultationQueue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Default" office:value-type="string" calcext:value-type="string">
            <text:p>GeneralQueue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en Work Blk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OfDay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"/>
          <table:table-cell table:style-name="Default"/>
          <table:table-cell table:style-name="Default" office:value-type="string" calcext:value-type="string">
            <text:p>PatientAdmissionQueue.php://PatientAdmissionQueue.getPDFTabularSummary</text:p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listOfServices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list-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3"/>
          <table:table-cell table:style-name="Default" office:value-type="string" calcext:value-type="string">
            <text:p>{'WET_LAB':'1','ULTRASOUND':'2','PLAIN_XRAY':'3'}</text:p>
          </table:table-cell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Opera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perationQueue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/>
          <table:table-cell table:number-columns-repeated="23"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PatientAdmission</text:p>
          </table:table-cell>
          <table:table-cell office:value-type="string" calcext:value-type="string">
            <text:p>_patient_admission</text:p>
          </table:table-cell>
          <table:table-cell table:number-columns-repeated="2" office:value-type="string" calcext:value-type="string">
            <text:p>admiss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table:style-name="Default" office:value-type="string" calcext:value-type="string">
            <text:p>__bundle_visit_case_patient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queueId</text:p>
          </table:table-cell>
          <table:table-cell office:value-type="string" calcext:value-type="string">
            <text:p>admissionQueue</text:p>
          </table:table-cell>
          <table:table-cell office:value-type="string" calcext:value-type="string">
            <text:p>PatientAdmiss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7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edId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</text:p>
          </table:table-cell>
          <table:table-cell/>
          <table:table-cell office:value-type="string" calcext:value-type="string">
            <text:p>bed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OfDay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"/>
          <table:table-cell table:style-name="Default" table:number-columns-repeated="11"/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listOfServices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list-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3"/>
          <table:table-cell table:style-name="Default" office:value-type="string" calcext:value-type="string">
            <text:p>{'WET_LAB':'1','ULTRASOUND':'2','PLAIN_XRAY':'3'}</text:p>
          </table:table-cell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ischarg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Opera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perationQueue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/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atientDischargeQueue</text:p>
          </table:table-cell>
          <table:table-cell office:value-type="string" calcext:value-type="string">
            <text:p>_patient_discharge_queue</text:p>
          </table:table-cell>
          <table:table-cell office:value-type="string" calcext:value-type="string">
            <text:p>admissionId</text:p>
          </table:table-cell>
          <table:table-cell office:value-type="string" calcext:value-type="string">
            <text:p>admission</text:p>
          </table:table-cell>
          <table:table-cell office:value-type="string" calcext:value-type="string">
            <text:p>PatientAdmission</text:p>
          </table:table-cell>
          <table:table-cell/>
          <table:table-cell office:value-type="string" calcext:value-type="string">
            <text:p>admission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7"/>
          <table:table-cell office:value-type="string" calcext:value-type="string">
            <text:p>GeneralQue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ensedPatientDrug</text:p>
          </table:table-cell>
          <table:table-cell office:value-type="string" calcext:value-type="string">
            <text:p>_dispensed_patient_drug</text:p>
          </table:table-cell>
          <table:table-cell table:number-columns-repeated="2" office:value-type="string" calcext:value-type="string">
            <text:p>dispensed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table:style-name="Default" office:value-type="string" calcext:value-type="string">
            <text:p>__bundle_visit_case_patient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rugManagement</text:p>
          </table:table-cell>
          <table:table-cell office:value-type="string" calcext:value-type="string">
            <text:p>PatientDrugManagement</text:p>
          </table:table-cell>
          <table:table-cell/>
          <table:table-cell office:value-type="string" calcext:value-type="string">
            <text:p>management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rugQueue</text:p>
          </table:table-cell>
          <table:table-cell office:value-type="string" calcext:value-type="string">
            <text:p>PatientDrug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_usage</text:p>
          </table:table-cell>
          <table:table-cell office:value-type="string" calcext:value-type="string">
            <text:p>usag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/>
          <table:table-cell/>
          <table:table-cell office:value-type="float" office:value="255" calcext:value-type="float">
            <text:p>255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antity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ispensedPatientDrugManager</text:p>
          </table:table-cell>
          <table:table-cell office:value-type="string" calcext:value-type="string">
            <text:p>_dispensed_patient_drug_manager</text:p>
          </table:table-cell>
          <table:table-cell table:number-columns-repeated="2" office:value-type="string" calcext:value-type="string">
            <text:p>manager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table:style-name="Default" office:value-type="string" calcext:value-type="string">
            <text:p>__bundle_visit_case_patient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stOfDispensedDrugs</text:p>
          </table:table-cell>
          <table:table-cell office:value-type="string" calcext:value-type="string">
            <text:p>DispensedPatientDrug</text:p>
          </table:table-cell>
          <table:table-cell/>
          <table:table-cell office:value-type="string" calcext:value-type="string">
            <text:p>dispensedId</text:p>
          </table:table-cell>
          <table:table-cell office:value-type="string" calcext:value-type="string">
            <text:p>list-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"/>
          <table:table-cell table:style-name="Default" table:number-columns-repeated="6"/>
          <table:table-cell table:style-name="Default" office:value-type="float" office:value="99" calcext:value-type="float">
            <text:p>99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Theatre</text:p>
          </table:table-cell>
          <table:table-cell office:value-type="string" calcext:value-type="string">
            <text:p>_theatre</text:p>
          </table:table-cell>
          <table:table-cell table:number-columns-repeated="2" office:value-type="string" calcext:value-type="string">
            <text:p>theatr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}</text:p>
          </table:table-cell>
          <table:table-cell table:number-columns-repeated="2"/>
          <table:table-cell office:value-type="string" calcext:value-type="string">
            <text:p>{'TAB_ANAESTHESIA':'1','TAB_VITAL_SIGNS_AND_MEDICATION':'2','TAB_CONSENT_FORM':'3','TAB_MOVE_TO_OPERATION':'4','TAB_PATIENT_DATA':'5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eatr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14"/>
          <table:table-cell office:value-type="string" calcext:value-type="string">
            <text:p>{'Main Theatre'}</text:p>
          </table:table-cell>
          <table:table-cell table:number-columns-repeated="2"/>
          <table:table-cell office:value-type="string" calcext:value-type="string">
            <text:p>{'TYPE_TEMPERATURE':'1', 'TYPE_RESPIRATION_RATE':'2','TYPE_PULSE_RATE':'3','TYPE_BLOOD_PRESSURE':'4','TYPE_BLOOD_PRESSURE_SYSTOLIC':'5', 'TYPE_BLOOD_PRESSURE_DYSTOLIC':'6'}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18"/>
          <table:table-cell office:value-type="string" calcext:value-type="string">
            <text:p>{'Main Theatre'}</text:p>
          </table:table-cell>
          <table:table-cell table:number-columns-repeated="2"/>
          <table:table-cell office:value-type="string" calcext:value-type="string">
            <text:p>{'PRE_OPERATION':'1','POST_OPERATION':'2'}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ientOperationQueue</text:p>
          </table:table-cell>
          <table:table-cell office:value-type="string" calcext:value-type="string">
            <text:p>_patient_operation_queue</text:p>
          </table:table-cell>
          <table:table-cell table:number-columns-repeated="2" office:value-type="string" calcext:value-type="string">
            <text:p>consultationQueue</text:p>
          </table:table-cell>
          <table:table-cell office:value-type="string" calcext:value-type="string">
            <text:p>MedicalDoctorConsult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3"/>
          <table:table-cell table:style-name="Default"/>
          <table:table-cell office:value-type="string" calcext:value-type="string">
            <text:p>GeneralMedicalWorkingBlock.php://GeneralMedicalWorkingBlock.getWorkingBlockForConsultationQueue</text:p>
          </table:table-cell>
          <table:table-cell table:number-columns-repeated="2"/>
          <table:table-cell office:value-type="string" calcext:value-type="string">
            <text:p>GeneralQue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26"/>
          <table:table-cell office:value-type="string" calcext:value-type="string">
            <text:p>PatientOperationQueue.php://PatientOperationQueue.getListOfPatientOperations,PatientOperationQueue.getListOfAttendedServices,PatientOperationQueue.getListOfNotYetAttendedService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listOfServices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list-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3"/>
          <table:table-cell table:number-columns-repeated="2" table:style-name="Default" office:value-type="string" calcext:value-type="string">
            <text:p><text:s/>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meOfAppointment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8"/>
          <table:table-cell table:number-columns-repeated="28"/>
          <table:table-cell table:style-name="ce1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uration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missionQueue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/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missionQueue</text:p>
          </table:table-cell>
          <table:table-cell office:value-type="string" calcext:value-type="string">
            <text:p>PatientAdmiss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theatreId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Theatre</text:p>
          </table:table-cell>
          <table:table-cell/>
          <table:table-cell office:value-type="string" calcext:value-type="string">
            <text:p>theatr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urgeon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8"/>
          <table:table-cell table:number-columns-repeated="33"/>
          <table:table-cell office:value-type="string" calcext:value-type="string">
            <text:p>Login.fullNam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aesthetist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8"/>
          <table:table-cell table:number-columns-repeated="33"/>
          <table:table-cell office:value-type="string" calcext:value-type="string">
            <text:p>Login.fullNam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ponsor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2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sen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atientOperation</text:p>
          </table:table-cell>
          <table:table-cell office:value-type="string" calcext:value-type="string">
            <text:p>_patient_operation</text:p>
          </table:table-cell>
          <table:table-cell table:number-columns-repeated="2" office:value-type="string" calcext:value-type="string">
            <text:p>operat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table:style-name="Default" office:value-type="string" calcext:value-type="string">
            <text:p>__bundle_visit_case_patient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queueId</text:p>
          </table:table-cell>
          <table:table-cell office:value-type="string" calcext:value-type="string">
            <text:p>operationQueue</text:p>
          </table:table-cell>
          <table:table-cell office:value-type="string" calcext:value-type="string">
            <text:p>PatientOper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4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urgeon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8"/>
          <table:table-cell table:number-columns-repeated="33"/>
          <table:table-cell office:value-type="string" calcext:value-type="string">
            <text:p>Login.fullName</text:p>
          </table:table-cell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aesthetist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8"/>
          <table:table-cell table:number-columns-repeated="33"/>
          <table:table-cell office:value-type="string" calcext:value-type="string">
            <text:p>Login.fullName</text:p>
          </table:table-cell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OfAnaesthetist</text:p>
          </table:table-cell>
          <table:table-cell office:value-type="string" calcext:value-type="string">
            <text:p>TypeOfAnaesthetist</text:p>
          </table:table-cell>
          <table:table-cell/>
          <table:table-cell office:value-type="string" calcext:value-type="string">
            <text:p>typeId</text:p>
          </table:table-cell>
          <table:table-cell office:value-type="string" calcext:value-type="string">
            <text:p>object</text:p>
          </table:table-cell>
          <table:table-cell/>
          <table:table-cell table:style-name="ce8"/>
          <table:table-cell table:number-columns-repeated="34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atreId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Theatre</text:p>
          </table:table-cell>
          <table:table-cell/>
          <table:table-cell office:value-type="string" calcext:value-type="string">
            <text:p>theatr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34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urgeryTim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8"/>
          <table:table-cell table:number-columns-repeated="34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urgeryDur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/>
          <table:table-cell/>
          <table:table-cell office:value-type="float" office:value="32" calcext:value-type="float">
            <text:p>32</text:p>
          </table:table-cell>
          <table:table-cell table:number-columns-repeated="32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tartCuttingTim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8"/>
          <table:table-cell table:number-columns-repeated="34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ndCuttingTim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8"/>
          <table:table-cell table:number-columns-repeated="34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/>
          <table:table-cell/>
          <table:table-cell office:value-type="float" office:value="32" calcext:value-type="float">
            <text:p>32</text:p>
          </table:table-cell>
          <table:table-cell table:number-columns-repeated="32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cis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/>
          <table:table-cell/>
          <table:table-cell office:value-type="float" office:value="32" calcext:value-type="float">
            <text:p>32</text:p>
          </table:table-cell>
          <table:table-cell table:number-columns-repeated="32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us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urgeryStatus</text:p>
          </table:table-cell>
          <table:table-cell/>
          <table:table-cell office:value-type="string" calcext:value-type="string">
            <text:p>status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4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ocedureDescriptionAndClosure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25"/>
          <table:table-cell table:style-name="Default" table:number-columns-repeated="11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dentificationOfProsthesis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25"/>
          <table:table-cell table:style-name="Default" table:number-columns-repeated="11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stimatedBloodLoss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25"/>
          <table:table-cell table:style-name="Default" table:number-columns-repeated="11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oblemsAndComplications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25"/>
          <table:table-cell table:style-name="Default" table:number-columns-repeated="11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rain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25"/>
          <table:table-cell table:style-name="Default" table:number-columns-repeated="11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chnicalComments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1"/>
          <table:table-cell table:style-name="Default" table:number-columns-repeated="11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end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2"/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Oct_30_2022</text:p>
          </table:table-cell>
        </table:table-row>
        <table:table-row table:style-name="ro1">
          <table:table-cell office:value-type="string" calcext:value-type="string">
            <text:p>BloodGroup</text:p>
          </table:table-cell>
          <table:table-cell office:value-type="string" calcext:value-type="string">
            <text:p>_blood_group</text:p>
          </table:table-cell>
          <table:table-cell table:number-columns-repeated="2" office:value-type="string" calcext:value-type="string">
            <text:p>group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,2,3,4,5,6,7,8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oup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8"/>
          <table:table-cell office:value-type="string" calcext:value-type="string">
            <text:p>{'A RhD positive', 'A RhD negative', 'B RhD positive', 'B RhD negative', 'O RhD positive', 'O RhD negative', 'AB RhD positive', 'AB RhD negative'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office:value-type="string" calcext:value-type="string">
            <text:p>{'A+', 'A-', 'B+', 'B-', 'O+', 'O-', 'AB+', 'AB-'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AnalyticsGeneralData</text:p>
          </table:table-cell>
          <table:table-cell office:value-type="string" calcext:value-type="string">
            <text:p>_pre_analytics_general_data</text:p>
          </table:table-cell>
          <table:table-cell table:number-columns-repeated="2" office:value-type="string" calcext:value-type="string">
            <text:p>data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style-name="ce8" table:number-columns-repeated="2"/>
          <table:table-cell table:number-columns-repeated="23"/>
          <table:table-cell table:style-name="Default"/>
          <table:table-cell table:style-name="ce16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<text:s/></text:p>
          </table:table-cell>
          <table:table-cell office:value-type="string" calcext:value-type="string">
            <text:p>__data__</text:p>
          </table:table-cell>
          <table:table-cell table:style-name="ce16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ogin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8"/>
          <table:table-cell table:style-name="ce16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_type</text:p>
          </table:table-cell>
          <table:table-cell office:value-type="string" calcext:value-type="string">
            <text:p>typ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30"/>
          <table:table-cell table:style-name="ce16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_group</text:p>
          </table:table-cell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1"/>
          <table:table-cell table:style-name="ce16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ferenceString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8"/>
          <table:table-cell table:style-name="ce16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oraryObjectHolder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/>
          <table:table-cell table:number-columns-repeated="7"/>
          <table:table-cell table:style-name="ce8" office:value-type="boolean" office:boolean-value="false" calcext:value-type="boolean">
            <text:p>FALSE</text:p>
          </table:table-cell>
          <table:table-cell table:number-columns-repeated="16"/>
          <table:table-cell office:value-type="string" calcext:value-type="string">
            <text:p>PreAnalyticsGeneralData.php://PreAnalyticsGeneralData.getListOfDataObjectsForAClass</text:p>
          </table:table-cell>
          <table:table-cell table:number-columns-repeated="3"/>
          <table:table-cell table:style-name="ce16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Undo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oraryIntegerHold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/>
          <table:table-cell table:number-columns-repeated="7"/>
          <table:table-cell table:style-name="ce8" office:value-type="boolean" office:boolean-value="false" calcext:value-type="boolean">
            <text:p>FALSE</text:p>
          </table:table-cell>
          <table:table-cell table:number-columns-repeated="20"/>
          <table:table-cell table:style-name="ce16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Undo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oraryStringHold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/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table:style-name="ce8" office:value-type="boolean" office:boolean-value="false" calcext:value-type="boolean">
            <text:p>FALSE</text:p>
          </table:table-cell>
          <table:table-cell table:number-columns-repeated="20"/>
          <table:table-cell table:style-name="ce16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Undo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 table:number-columns-repeated="9"/>
          <table:table-cell table:style-name="ce8" office:value-type="boolean" office:boolean-value="false" calcext:value-type="boolean">
            <text:p>FALSE</text:p>
          </table:table-cell>
          <table:table-cell table:number-columns-repeated="20"/>
          <table:table-cell table:style-name="ce16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Undo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comments</text:p>
          </table:table-cell>
          <table:table-cell table:number-columns-repeated="9"/>
          <table:table-cell table:style-name="ce8"/>
          <table:table-cell table:number-columns-repeated="20"/>
          <table:table-cell table:style-name="ce16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Undo Inherit</text:p>
          </table:table-cell>
        </table:table-row>
        <table:table-row table:style-name="ro1">
          <table:table-cell office:value-type="string" calcext:value-type="string">
            <text:p>PreAnalyticsIntegerData</text:p>
          </table:table-cell>
          <table:table-cell office:value-type="string" calcext:value-type="string">
            <text:p>_pre_analytics_int_data</text:p>
          </table:table-cell>
          <table:table-cell office:value-type="string" calcext:value-type="string">
            <text:p>_valu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4"/>
          <table:table-cell office:value-type="string" calcext:value-type="string">
            <text:p>PreAnalyticsGeneralData.php://PreAnalyticsGeneralData.getListOfDataObjects,PreAnalyticsGeneralData.getChartByTimeOfCreation</text:p>
          </table:table-cell>
          <table:table-cell table:number-columns-repeated="2"/>
          <table:table-cell office:value-type="string" calcext:value-type="string">
            <text:p>PreAnalyticsGeneralData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nalyticsFloatData</text:p>
          </table:table-cell>
          <table:table-cell office:value-type="string" calcext:value-type="string">
            <text:p>_pre_analytics_float_data</text:p>
          </table:table-cell>
          <table:table-cell office:value-type="string" calcext:value-type="string">
            <text:p>_valu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4"/>
          <table:table-cell office:value-type="string" calcext:value-type="string">
            <text:p>PreAnalyticsGeneralData.php://PreAnalyticsGeneralData.getListOfDataObjects,PreAnalyticsGeneralData.getChartByTimeOfCreation</text:p>
          </table:table-cell>
          <table:table-cell table:number-columns-repeated="2"/>
          <table:table-cell office:value-type="string" calcext:value-type="string">
            <text:p>PreAnalyticsGeneralData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nalyticsObjectData</text:p>
          </table:table-cell>
          <table:table-cell office:value-type="string" calcext:value-type="string">
            <text:p>_pre_analytics_object_data</text:p>
          </table:table-cell>
          <table:table-cell office:value-type="string" calcext:value-type="string">
            <text:p>_valu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4"/>
          <table:table-cell office:value-type="string" calcext:value-type="string">
            <text:p>PreAnalyticsGeneralData.php://PreAnalyticsGeneralData.getListOfDataObjects,PreAnalyticsGeneralData.getChartByTimeOfCreation</text:p>
          </table:table-cell>
          <table:table-cell table:number-columns-repeated="2"/>
          <table:table-cell office:value-type="string" calcext:value-type="string">
            <text:p>PreAnalyticsGeneralData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nalyticsStringData</text:p>
          </table:table-cell>
          <table:table-cell office:value-type="string" calcext:value-type="string">
            <text:p>_pre_analytics_string_data</text:p>
          </table:table-cell>
          <table:table-cell office:value-type="string" calcext:value-type="string">
            <text:p>_valu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4"/>
          <table:table-cell office:value-type="string" calcext:value-type="string">
            <text:p>PreAnalyticsGeneralData.php://PreAnalyticsGeneralData.getListOfDataObjects,PreAnalyticsGeneralData.getChartByTimeOfCreation</text:p>
          </table:table-cell>
          <table:table-cell table:number-columns-repeated="2"/>
          <table:table-cell office:value-type="string" calcext:value-type="string">
            <text:p>PreAnalyticsGeneralData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temFiles</text:p>
          </table:table-cell>
          <table:table-cell office:value-type="string" calcext:value-type="string">
            <text:p>_system_files</text:p>
          </table:table-cell>
          <table:table-cell table:number-columns-repeated="2" office:value-type="string" calcext:value-type="string">
            <text:p>fil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24"/>
          <table:table-cell office:value-type="string" calcext:value-type="string">
            <text:p>SystemFiles.php://SystemFiles.getUploadedFileExtension,SystemFiles.isThereAnyFileReceivedFromTheClient,SystemFiles.checkUploadedFile,SystemFiles.saveUploadedFile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il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iz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_religion</text:p>
          </table:table-cell>
          <table:table-cell table:number-columns-repeated="2" office:value-type="string" calcext:value-type="string">
            <text:p>relig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style-name="ce8" office:value-type="string" calcext:value-type="string">
            <text:p><text:s/></text:p>
          </table:table-cell>
          <table:table-cell table:number-columns-repeated="20"/>
          <table:table-cell office:value-type="string" calcext:value-type="string">
            <text:p>{1,2,3,99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ligion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18"/>
          <table:table-cell office:value-type="string" calcext:value-type="string">
            <text:p>{'Christian', 'Hindu', 'Muslim','Others'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cupation</text:p>
          </table:table-cell>
          <table:table-cell office:value-type="string" calcext:value-type="string">
            <text:p>_occupation</text:p>
          </table:table-cell>
          <table:table-cell table:number-columns-repeated="2" office:value-type="string" calcext:value-type="string">
            <text:p>occupat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,2,3,4,5,6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ccupation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18"/>
          <table:table-cell office:value-type="string" calcext:value-type="string">
            <text:p>{'Child/Mtoto', 'Student/Mwanafunzi', 'Business Person/Mfanyabiashara', 'Farmer/Mkulima', 'Pastoralist/Mfugaji', 'No Work/Hana kazi'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neralMedicalWorkingBlock</text:p>
          </table:table-cell>
          <table:table-cell office:value-type="string" calcext:value-type="string">
            <text:p>__general_medical_working_block</text:p>
          </table:table-cell>
          <table:table-cell table:number-columns-repeated="2" office:value-type="string" calcext:value-type="string">
            <text:p>block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style-name="ce8" table:number-columns-repeated="2"/>
          <table:table-cell table:number-columns-repeated="22"/>
          <table:table-cell office:value-type="string" calcext:value-type="string">
            <text:p>{'TAB_PHARMACY':'1', 'TAB_ADMISSION':'2'}</text:p>
          </table:table-cell>
          <table:table-cell office:value-type="string" calcext:value-type="string">
            <text:p>GeneralMedicalWorkingBlock.php://GeneralMedicalWorkingBlock.getWorkingBlockForClassAndConsultationQueue</text:p>
          </table:table-cell>
          <table:table-cell table:style-name="ce16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__data__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sultationQueue</text:p>
          </table:table-cell>
          <table:table-cell office:value-type="string" calcext:value-type="string">
            <text:p>MedicalDoctorConsult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5"/>
          <table:table-cell table:style-name="ce16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style-name="ce16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en Work Blk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ndleCode</text:p>
          </table:table-cell>
          <table:table-cell table:number-columns-repeated="3"/>
          <table:table-cell office:value-type="string" calcext:value-type="string">
            <text:p>bundle-code</text:p>
          </table:table-cell>
          <table:table-cell/>
          <table:table-cell table:style-name="ce8"/>
          <table:table-cell/>
          <table:table-cell office:value-type="string" calcext:value-type="string">
            <text:p><text:s/>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21"/>
          <table:table-cell table:style-name="ce16"/>
          <table:table-cell table:number-columns-repeated="2"/>
          <table:table-cell table:style-name="ce16"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BVCP Inherit</text:p>
          </table:table-cell>
        </table:table-row>
        <table:table-row table:style-name="ro1">
          <table:table-cell office:value-type="string" calcext:value-type="string">
            <text:p>PatientHistory</text:p>
          </table:table-cell>
          <table:table-cell office:value-type="string" calcext:value-type="string">
            <text:p>_patient_history</text:p>
          </table:table-cell>
          <table:table-cell table:number-columns-repeated="2" office:value-type="string" calcext:value-type="string">
            <text:p>histor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GeneralMedicalWorkingBlock.php://GeneralMedicalWorkingBlock.getWorkingBlockForConsultationQueue</text:p>
          </table:table-cell>
          <table:table-cell table:number-columns-repeated="2"/>
          <table:table-cell table:style-name="Default" office:value-type="string" calcext:value-type="string">
            <text:p>GeneralMedicalWorkingBlock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hiefComplaints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4"/>
          <table:table-cell office:value-type="string" calcext:value-type="string">
            <text:p>PatientHistory.php://PatientHistory.getPDFPrintOut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viewOfOtherServices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3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stMedicalHistory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3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amilyAndSocialHistory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neralExamination</text:p>
          </table:table-cell>
          <table:table-cell office:value-type="string" calcext:value-type="string">
            <text:p>_general_examination</text:p>
          </table:table-cell>
          <table:table-cell table:number-columns-repeated="2" office:value-type="string" calcext:value-type="string">
            <text:p>examinat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GeneralMedicalWorkingBlock.php://GeneralMedicalWorkingBlock.getWorkingBlockForConsultationQueue</text:p>
          </table:table-cell>
          <table:table-cell table:number-columns-repeated="2"/>
          <table:table-cell table:style-name="Default" office:value-type="string" calcext:value-type="string">
            <text:p>GeneralMedicalWorkingBlock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amination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2"/>
          <table:table-cell table:style-name="ce8" office:value-type="boolean" office:boolean-value="true" calcext:value-type="boolean">
            <text:p>TRU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italSigns</text:p>
          </table:table-cell>
          <table:table-cell office:value-type="string" calcext:value-type="string">
            <text:p>_vital_signs</text:p>
          </table:table-cell>
          <table:table-cell table:number-columns-repeated="2" office:value-type="string" calcext:value-type="string">
            <text:p>signs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GeneralMedicalWorkingBlock.php://GeneralMedicalWorkingBlock.getWorkingBlockForConsultationQueue</text:p>
          </table:table-cell>
          <table:table-cell table:number-columns-repeated="2"/>
          <table:table-cell table:style-name="Default" office:value-type="string" calcext:value-type="string">
            <text:p>GeneralMedicalWorkingBloc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isitId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PatientVisit</text:p>
          </table:table-cell>
          <table:table-cell/>
          <table:table-cell office:value-type="string" calcext:value-type="string">
            <text:p>visit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4"/>
          <table:table-cell office:value-type="string" calcext:value-type="string">
            <text:p>VitalSigns.php://VitalSigns.getListOfVitalSignsForPatient</text:p>
          </table:table-cell>
          <table:table-cell table:number-columns-repeated="2"/>
          <table:table-cell table:style-name="Default"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eId</text:p>
          </table:table-cell>
          <table:table-cell office:value-type="string" calcext:value-type="string">
            <text:p>patientCase</text:p>
          </table:table-cell>
          <table:table-cell office:value-type="string" calcext:value-type="string">
            <text:p>PatientCase</text:p>
          </table:table-cell>
          <table:table-cell/>
          <table:table-cell office:value-type="string" calcext:value-type="string">
            <text:p>cas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7"/>
          <table:table-cell table:style-name="Default"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Id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</text:p>
          </table:table-cell>
          <table:table-cell/>
          <table:table-cell office:value-type="string" calcext:value-type="string">
            <text:p>patient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7"/>
          <table:table-cell table:style-name="Default"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sultationQueue</text:p>
          </table:table-cell>
          <table:table-cell office:value-type="string" calcext:value-type="string">
            <text:p>MedicalDoctorConsult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25"/>
          <table:table-cell table:style-name="ce16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style-name="ce1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verwrite Ge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8"/>
          <table:table-cell table:number-columns-repeated="6"/>
          <table:table-cell office:value-type="float" office:value="-77" calcext:value-type="float">
            <text:p>-77</text:p>
          </table:table-cell>
          <table:table-cell table:number-columns-repeated="18"/>
          <table:table-cell table:style-name="ce16"/>
          <table:table-cell table:number-columns-repeated="2"/>
          <table:table-cell table:style-name="ce16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height</text:p>
          </table:table-cell>
          <table:table-cell table:number-columns-repeated="8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mi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6"/>
          <table:table-cell office:value-type="float" office:value="-77" calcext:value-type="float">
            <text:p>-77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mi_status</text:p>
          </table:table-cell>
          <table:table-cell office:value-type="string" calcext:value-type="string">
            <text:p>bmiStatu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6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bmi_color</text:p>
          </table:table-cell>
          <table:table-cell office:value-type="string" calcext:value-type="string">
            <text:p>bmiColo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string" calcext:value-type="string">
            <text:p><text:s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erature</text:p>
          </table:table-cell>
          <table:table-cell table:number-columns-repeated="3"/>
          <table:table-cell office:value-type="string" calcext:value-type="string">
            <text:p>temperature</text:p>
          </table:table-cell>
          <table:table-cell table:number-columns-repeated="8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bp</text:p>
          </table:table-cell>
          <table:table-cell office:value-type="string" calcext:value-type="string">
            <text:p>bloodPressure</text:p>
          </table:table-cell>
          <table:table-cell table:number-columns-repeated="3"/>
          <table:table-cell office:value-type="string" calcext:value-type="string">
            <text:p>blood-pressure</text:p>
          </table:table-cell>
          <table:table-cell table:number-columns-repeated="8"/>
          <table:table-cell office:value-type="string" calcext:value-type="string">
            <text:p>'-68/-69'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bp_status</text:p>
          </table:table-cell>
          <table:table-cell office:value-type="string" calcext:value-type="string">
            <text:p>bloodPressureStatu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6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bp_color</text:p>
          </table:table-cell>
          <table:table-cell office:value-type="string" calcext:value-type="string">
            <text:p>bloodPressureColo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8" office:value-type="string" calcext:value-type="string">
            <text:p><text:s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ulseRate</text:p>
          </table:table-cell>
          <table:table-cell table:number-columns-repeated="3"/>
          <table:table-cell office:value-type="string" calcext:value-type="string">
            <text:p>pulse-rate</text:p>
          </table:table-cell>
          <table:table-cell table:number-columns-repeated="8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spirationRate</text:p>
          </table:table-cell>
          <table:table-cell table:number-columns-repeated="3"/>
          <table:table-cell office:value-type="string" calcext:value-type="string">
            <text:p>respiration-rate</text:p>
          </table:table-cell>
          <table:table-cell table:number-columns-repeated="8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xygenLevel</text:p>
          </table:table-cell>
          <table:table-cell table:number-columns-repeated="3"/>
          <table:table-cell office:value-type="string" calcext:value-type="string">
            <text:p>oxygen-saturation</text:p>
          </table:table-cell>
          <table:table-cell table:number-columns-repeated="8"/>
          <table:table-cell office:value-type="float" office:value="-77" calcext:value-type="float">
            <text:p>-7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wner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end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6"/>
          <table:table-cell table:style-name="ce8" table:number-columns-repeated="4"/>
          <table:table-cell table:number-columns-repeated="24"/>
        </table:table-row>
        <table:table-row table:style-name="ro1">
          <table:table-cell office:value-type="string" calcext:value-type="string">
            <text:p>LocalExamination</text:p>
          </table:table-cell>
          <table:table-cell office:value-type="string" calcext:value-type="string">
            <text:p>_local_examination</text:p>
          </table:table-cell>
          <table:table-cell table:number-columns-repeated="2" office:value-type="string" calcext:value-type="string">
            <text:p>examinat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GeneralMedicalWorkingBlock.php://GeneralMedicalWorkingBlock.getWorkingBlockForConsultationQueue</text:p>
          </table:table-cell>
          <table:table-cell table:number-columns-repeated="2"/>
          <table:table-cell office:value-type="string" calcext:value-type="string">
            <text:p>GeneralMedicalWorkingBlock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amination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ystemicExamination</text:p>
          </table:table-cell>
          <table:table-cell office:value-type="string" calcext:value-type="string">
            <text:p>_systemic_examination</text:p>
          </table:table-cell>
          <table:table-cell table:number-columns-repeated="2" office:value-type="string" calcext:value-type="string">
            <text:p>examinat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GeneralMedicalWorkingBlock.php://GeneralMedicalWorkingBlock.getWorkingBlockForConsultationQueue</text:p>
          </table:table-cell>
          <table:table-cell table:number-columns-repeated="2"/>
          <table:table-cell table:style-name="Default" office:value-type="string" calcext:value-type="string">
            <text:p>GeneralMedicalWorkingBlock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amination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rovisionDiagnosis</text:p>
          </table:table-cell>
          <table:table-cell office:value-type="string" calcext:value-type="string">
            <text:p>_provision_diagnosis</text:p>
          </table:table-cell>
          <table:table-cell table:number-columns-repeated="2" office:value-type="string" calcext:value-type="string">
            <text:p>diagnosis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GeneralMedicalWorkingBlock.php://GeneralMedicalWorkingBlock.getWorkingBlockForConsultationQueue</text:p>
          </table:table-cell>
          <table:table-cell table:number-columns-repeated="2"/>
          <table:table-cell table:style-name="Default" office:value-type="string" calcext:value-type="string">
            <text:p>GeneralMedicalWorkingBlock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ainDisease</text:p>
          </table:table-cell>
          <table:table-cell office:value-type="string" calcext:value-type="string">
            <text:p>ICD10</text:p>
          </table:table-cell>
          <table:table-cell/>
          <table:table-cell office:value-type="string" calcext:value-type="string">
            <text:p>ICD10ID</text:p>
          </table:table-cell>
          <table:table-cell office:value-type="string" calcext:value-type="string">
            <text:p>object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stOfDifferentialDiseases</text:p>
          </table:table-cell>
          <table:table-cell office:value-type="string" calcext:value-type="string">
            <text:p>ICD10</text:p>
          </table:table-cell>
          <table:table-cell/>
          <table:table-cell office:value-type="string" calcext:value-type="string">
            <text:p>ICD10ID</text:p>
          </table:table-cell>
          <table:table-cell office:value-type="string" calcext:value-type="string">
            <text:p>list-objec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WorkingDiagnosis</text:p>
          </table:table-cell>
          <table:table-cell office:value-type="string" calcext:value-type="string">
            <text:p>_working_diagnosis</text:p>
          </table:table-cell>
          <table:table-cell table:number-columns-repeated="2" office:value-type="string" calcext:value-type="string">
            <text:p>diagnosisId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GeneralMedicalWorkingBlock.php://GeneralMedicalWorkingBlock.getWorkingBlockForConsultationQueue</text:p>
          </table:table-cell>
          <table:table-cell table:number-columns-repeated="2"/>
          <table:table-cell table:style-name="Default" office:value-type="string" calcext:value-type="string">
            <text:p>GeneralMedicalWorkingBlock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stOfDiseases</text:p>
          </table:table-cell>
          <table:table-cell office:value-type="string" calcext:value-type="string">
            <text:p>ICD10</text:p>
          </table:table-cell>
          <table:table-cell/>
          <table:table-cell office:value-type="string" calcext:value-type="string">
            <text:p>ICD10ID</text:p>
          </table:table-cell>
          <table:table-cell office:value-type="string" calcext:value-type="string">
            <text:p>list-object</text:p>
          </table:table-cell>
          <table:table-cell/>
          <table:table-cell table:style-name="ce8" office:value-type="string" calcext:value-type="string">
            <text:p><text:s/></text:p>
          </table:table-cell>
          <table:table-cell table:number-columns-repeated="34"/>
          <table:table-cell office:value-type="string" calcext:value-type="string">
            <text:p>We can have empty diseases</text:p>
          </table:table-cell>
        </table:table-row>
        <table:table-row table:style-name="ro1">
          <table:table-cell office:value-type="string" calcext:value-type="string">
            <text:p>ConsultationAdditionalComment</text:p>
          </table:table-cell>
          <table:table-cell office:value-type="string" calcext:value-type="string">
            <text:p>_consultation_addition_commet</text:p>
          </table:table-cell>
          <table:table-cell table:number-columns-repeated="2" office:value-type="string" calcext:value-type="string">
            <text:p>commen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office:value-type="string" calcext:value-type="string">
            <text:p>GeneralMedicalWorkingBlock.php://GeneralMedicalWorkingBlock.getWorkingBlockForConsultationQueue</text:p>
          </table:table-cell>
          <table:table-cell table:number-columns-repeated="2"/>
          <table:table-cell table:style-name="Default" office:value-type="string" calcext:value-type="string">
            <text:p>GeneralMedicalWorkingBlock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_string_4</text:p>
          </table:table-cell>
          <table:table-cell table:number-columns-repeated="2" office:value-type="string" calcext:value-type="string">
            <text:p>strin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office:value-type="string" calcext:value-type="string">
            <text:p>__undo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_valu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ring8</text:p>
          </table:table-cell>
          <table:table-cell office:value-type="string" calcext:value-type="string">
            <text:p>_string_8</text:p>
          </table:table-cell>
          <table:table-cell table:number-columns-repeated="2" office:value-type="string" calcext:value-type="string">
            <text:p>strin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office:value-type="string" calcext:value-type="string">
            <text:p>__undo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_valu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ring16</text:p>
          </table:table-cell>
          <table:table-cell office:value-type="string" calcext:value-type="string">
            <text:p>_string_16</text:p>
          </table:table-cell>
          <table:table-cell table:number-columns-repeated="2" office:value-type="string" calcext:value-type="string">
            <text:p>strin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office:value-type="string" calcext:value-type="string">
            <text:p>__undo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_valu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ring32</text:p>
          </table:table-cell>
          <table:table-cell office:value-type="string" calcext:value-type="string">
            <text:p>_string_32</text:p>
          </table:table-cell>
          <table:table-cell table:number-columns-repeated="2" office:value-type="string" calcext:value-type="string">
            <text:p>strin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office:value-type="string" calcext:value-type="string">
            <text:p>__undo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_valu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ring64</text:p>
          </table:table-cell>
          <table:table-cell office:value-type="string" calcext:value-type="string">
            <text:p>_string_64</text:p>
          </table:table-cell>
          <table:table-cell table:number-columns-repeated="2" office:value-type="string" calcext:value-type="string">
            <text:p>strin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office:value-type="string" calcext:value-type="string">
            <text:p>__undo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_valu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ring128</text:p>
          </table:table-cell>
          <table:table-cell office:value-type="string" calcext:value-type="string">
            <text:p>_string_128</text:p>
          </table:table-cell>
          <table:table-cell table:number-columns-repeated="2" office:value-type="string" calcext:value-type="string">
            <text:p>strin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office:value-type="string" calcext:value-type="string">
            <text:p>__undo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_valu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ring256</text:p>
          </table:table-cell>
          <table:table-cell office:value-type="string" calcext:value-type="string">
            <text:p>_string_256</text:p>
          </table:table-cell>
          <table:table-cell table:number-columns-repeated="2" office:value-type="string" calcext:value-type="string">
            <text:p>strin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office:value-type="string" calcext:value-type="string">
            <text:p>__undo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_valu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ring512</text:p>
          </table:table-cell>
          <table:table-cell office:value-type="string" calcext:value-type="string">
            <text:p>_string_512</text:p>
          </table:table-cell>
          <table:table-cell table:number-columns-repeated="2" office:value-type="string" calcext:value-type="string">
            <text:p>strin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8"/>
          <table:table-cell office:value-type="string" calcext:value-type="string">
            <text:p>__undo_data__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_valu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ypeOfAnaesthetist</text:p>
          </table:table-cell>
          <table:table-cell office:value-type="string" calcext:value-type="string">
            <text:p>_type_of_anaesthetist</text:p>
          </table:table-cell>
          <table:table-cell table:number-columns-repeated="2" office:value-type="string" calcext:value-type="string">
            <text:p>typ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8"/>
          <table:table-cell office:value-type="string" calcext:value-type="string">
            <text:p>{'Regional'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geryStatus</text:p>
          </table:table-cell>
          <table:table-cell office:value-type="string" calcext:value-type="string">
            <text:p>_surgery_status</text:p>
          </table:table-cell>
          <table:table-cell table:number-columns-repeated="2" office:value-type="string" calcext:value-type="string">
            <text:p>status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1"/>
          <table:table-cell office:value-type="string" calcext:value-type="string">
            <text:p>{1,2}</text:p>
          </table:table-cell>
          <table:table-cell table:number-columns-repeated="2"/>
          <table:table-cell office:value-type="string" calcext:value-type="string">
            <text:p>{'NOT_DONE':'1', 'DONE':'2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6"/>
          <table:table-cell office:value-type="string" calcext:value-type="string">
            <text:p>Oct_30_202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tatus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8"/>
          <table:table-cell office:value-type="string" calcext:value-type="string">
            <text:p>{'Not Done', 'Done'}</text:p>
          </table:table-cell>
          <table:table-cell table:number-columns-repeated="14"/>
        </table:table-row>
        <table:table-row table:style-name="ro1" table:number-rows-repeated="1047930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testing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table</text:p>
          </table:table-cell>
          <table:table-cell/>
        </table:table-row>
        <table:table-row table:style-name="ro1">
          <table:table-cell office:value-type="string" calcext:value-type="string">
            <text:p>SystemPolicy</text:p>
          </table:table-cell>
          <table:table-cell office:value-type="string" calcext:value-type="string">
            <text:p>_systemPolicy</text:p>
          </table:table-cell>
          <table:table-cell table:formula="of:=CONCATENATE(&quot;ALTER TABLE &quot;;[.B2];&quot; CHANGE COLUMN temporaryStringHolder temporaryStringHolder varchar(32);&quot;)" office:value-type="string" office:string-value="ALTER TABLE _systemPolicy CHANGE COLUMN temporaryStringHolder temporaryStringHolder varchar(32);" calcext:value-type="string">
            <text:p>ALTER TABLE _systemPolic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DaysOfAWeek</text:p>
          </table:table-cell>
          <table:table-cell office:value-type="string" calcext:value-type="string">
            <text:p>_daysOfAWeek</text:p>
          </table:table-cell>
          <table:table-cell table:formula="of:=CONCATENATE(&quot;ALTER TABLE &quot;;[.B3];&quot; CHANGE COLUMN temporaryStringHolder temporaryStringHolder varchar(32);&quot;)" office:value-type="string" office:string-value="ALTER TABLE _daysOfAWeek CHANGE COLUMN temporaryStringHolder temporaryStringHolder varchar(32);" calcext:value-type="string">
            <text:p>ALTER TABLE _daysOfAWeek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MonthOfAYear</text:p>
          </table:table-cell>
          <table:table-cell office:value-type="string" calcext:value-type="string">
            <text:p>_monthOfAYear</text:p>
          </table:table-cell>
          <table:table-cell table:formula="of:=CONCATENATE(&quot;ALTER TABLE &quot;;[.B4];&quot; CHANGE COLUMN temporaryStringHolder temporaryStringHolder varchar(32);&quot;)" office:value-type="string" office:string-value="ALTER TABLE _monthOfAYear CHANGE COLUMN temporaryStringHolder temporaryStringHolder varchar(32);" calcext:value-type="string">
            <text:p>ALTER TABLE _monthOfAYear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_theme</text:p>
          </table:table-cell>
          <table:table-cell table:formula="of:=CONCATENATE(&quot;ALTER TABLE &quot;;[.B5];&quot; CHANGE COLUMN temporaryStringHolder temporaryStringHolder varchar(32);&quot;)" office:value-type="string" office:string-value="ALTER TABLE _theme CHANGE COLUMN temporaryStringHolder temporaryStringHolder varchar(32);" calcext:value-type="string">
            <text:p>ALTER TABLE _them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_language</text:p>
          </table:table-cell>
          <table:table-cell table:formula="of:=CONCATENATE(&quot;ALTER TABLE &quot;;[.B6];&quot; CHANGE COLUMN temporaryStringHolder temporaryStringHolder varchar(32);&quot;)" office:value-type="string" office:string-value="ALTER TABLE _language CHANGE COLUMN temporaryStringHolder temporaryStringHolder varchar(32);" calcext:value-type="string">
            <text:p>ALTER TABLE _languag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_country</text:p>
          </table:table-cell>
          <table:table-cell table:formula="of:=CONCATENATE(&quot;ALTER TABLE &quot;;[.B7];&quot; CHANGE COLUMN temporaryStringHolder temporaryStringHolder varchar(32);&quot;)" office:value-type="string" office:string-value="ALTER TABLE _country CHANGE COLUMN temporaryStringHolder temporaryStringHolder varchar(32);" calcext:value-type="string">
            <text:p>ALTER TABLE _countr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HPTimezone</text:p>
          </table:table-cell>
          <table:table-cell office:value-type="string" calcext:value-type="string">
            <text:p>_pHPTimezone</text:p>
          </table:table-cell>
          <table:table-cell table:formula="of:=CONCATENATE(&quot;ALTER TABLE &quot;;[.B8];&quot; CHANGE COLUMN temporaryStringHolder temporaryStringHolder varchar(32);&quot;)" office:value-type="string" office:string-value="ALTER TABLE _pHPTimezone CHANGE COLUMN temporaryStringHolder temporaryStringHolder varchar(32);" calcext:value-type="string">
            <text:p>ALTER TABLE _pHPTimezon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_profile</text:p>
          </table:table-cell>
          <table:table-cell table:formula="of:=CONCATENATE(&quot;ALTER TABLE &quot;;[.B9];&quot; CHANGE COLUMN temporaryStringHolder temporaryStringHolder varchar(32);&quot;)" office:value-type="string" office:string-value="ALTER TABLE _profile CHANGE COLUMN temporaryStringHolder temporaryStringHolder varchar(32);" calcext:value-type="string">
            <text:p>ALTER TABLE _profil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_groups</text:p>
          </table:table-cell>
          <table:table-cell table:formula="of:=CONCATENATE(&quot;ALTER TABLE &quot;;[.B10];&quot; CHANGE COLUMN temporaryStringHolder temporaryStringHolder varchar(32);&quot;)" office:value-type="string" office:string-value="ALTER TABLE _groups CHANGE COLUMN temporaryStringHolder temporaryStringHolder varchar(32);" calcext:value-type="string">
            <text:p>ALTER TABLE _groups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JobTitle</text:p>
          </table:table-cell>
          <table:table-cell office:value-type="string" calcext:value-type="string">
            <text:p>_jobTitle</text:p>
          </table:table-cell>
          <table:table-cell table:formula="of:=CONCATENATE(&quot;ALTER TABLE &quot;;[.B11];&quot; CHANGE COLUMN temporaryStringHolder temporaryStringHolder varchar(32);&quot;)" office:value-type="string" office:string-value="ALTER TABLE _jobTitle CHANGE COLUMN temporaryStringHolder temporaryStringHolder varchar(32);" calcext:value-type="string">
            <text:p>ALTER TABLE _jobTitl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_sex</text:p>
          </table:table-cell>
          <table:table-cell table:formula="of:=CONCATENATE(&quot;ALTER TABLE &quot;;[.B12];&quot; CHANGE COLUMN temporaryStringHolder temporaryStringHolder varchar(32);&quot;)" office:value-type="string" office:string-value="ALTER TABLE _sex CHANGE COLUMN temporaryStringHolder temporaryStringHolder varchar(32);" calcext:value-type="string">
            <text:p>ALTER TABLE _sex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Marital</text:p>
          </table:table-cell>
          <table:table-cell office:value-type="string" calcext:value-type="string">
            <text:p>_marital</text:p>
          </table:table-cell>
          <table:table-cell table:formula="of:=CONCATENATE(&quot;ALTER TABLE &quot;;[.B13];&quot; CHANGE COLUMN temporaryStringHolder temporaryStringHolder varchar(32);&quot;)" office:value-type="string" office:string-value="ALTER TABLE _marital CHANGE COLUMN temporaryStringHolder temporaryStringHolder varchar(32);" calcext:value-type="string">
            <text:p>ALTER TABLE _marital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UserStatus</text:p>
          </table:table-cell>
          <table:table-cell office:value-type="string" calcext:value-type="string">
            <text:p>_userStatus</text:p>
          </table:table-cell>
          <table:table-cell table:formula="of:=CONCATENATE(&quot;ALTER TABLE &quot;;[.B14];&quot; CHANGE COLUMN temporaryStringHolder temporaryStringHolder varchar(32);&quot;)" office:value-type="string" office:string-value="ALTER TABLE _userStatus CHANGE COLUMN temporaryStringHolder temporaryStringHolder varchar(32);" calcext:value-type="string">
            <text:p>ALTER TABLE _userStatus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SecurityQuestion</text:p>
          </table:table-cell>
          <table:table-cell office:value-type="string" calcext:value-type="string">
            <text:p>_securityQuestion</text:p>
          </table:table-cell>
          <table:table-cell table:formula="of:=CONCATENATE(&quot;ALTER TABLE &quot;;[.B15];&quot; CHANGE COLUMN temporaryStringHolder temporaryStringHolder varchar(32);&quot;)" office:value-type="string" office:string-value="ALTER TABLE _securityQuestion CHANGE COLUMN temporaryStringHolder temporaryStringHolder varchar(32);" calcext:value-type="string">
            <text:p>ALTER TABLE _securityQuestion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_login</text:p>
          </table:table-cell>
          <table:table-cell table:formula="of:=CONCATENATE(&quot;ALTER TABLE &quot;;[.B16];&quot; CHANGE COLUMN temporaryStringHolder temporaryStringHolder varchar(32);&quot;)" office:value-type="string" office:string-value="ALTER TABLE _login CHANGE COLUMN temporaryStringHolder temporaryStringHolder varchar(32);" calcext:value-type="string">
            <text:p>ALTER TABLE _login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MedicalDoctor</text:p>
          </table:table-cell>
          <table:table-cell office:value-type="string" calcext:value-type="string">
            <text:p>_medicalDoctor</text:p>
          </table:table-cell>
          <table:table-cell table:formula="of:=CONCATENATE(&quot;ALTER TABLE &quot;;[.B17];&quot; CHANGE COLUMN temporaryStringHolder temporaryStringHolder varchar(32);&quot;)" office:value-type="string" office:string-value="ALTER TABLE _medicalDoctor CHANGE COLUMN temporaryStringHolder temporaryStringHolder varchar(32);" calcext:value-type="string">
            <text:p>ALTER TABLE _medicalDoctor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SystemUser</text:p>
          </table:table-cell>
          <table:table-cell office:value-type="string" calcext:value-type="string">
            <text:p>_systemUser</text:p>
          </table:table-cell>
          <table:table-cell table:formula="of:=CONCATENATE(&quot;ALTER TABLE &quot;;[.B18];&quot; CHANGE COLUMN temporaryStringHolder temporaryStringHolder varchar(32);&quot;)" office:value-type="string" office:string-value="ALTER TABLE _systemUser CHANGE COLUMN temporaryStringHolder temporaryStringHolder varchar(32);" calcext:value-type="string">
            <text:p>ALTER TABLE _systemUser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ApprovalSequenceSchema</text:p>
          </table:table-cell>
          <table:table-cell office:value-type="string" calcext:value-type="string">
            <text:p>_approvalSequenceSchema</text:p>
          </table:table-cell>
          <table:table-cell table:formula="of:=CONCATENATE(&quot;ALTER TABLE &quot;;[.B19];&quot; CHANGE COLUMN temporaryStringHolder temporaryStringHolder varchar(32);&quot;)" office:value-type="string" office:string-value="ALTER TABLE _approvalSequenceSchema CHANGE COLUMN temporaryStringHolder temporaryStringHolder varchar(32);" calcext:value-type="string">
            <text:p>ALTER TABLE _approvalSequenceSchema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ApprovalSequenceData</text:p>
          </table:table-cell>
          <table:table-cell office:value-type="string" calcext:value-type="string">
            <text:p>_approvalSequenceData</text:p>
          </table:table-cell>
          <table:table-cell table:formula="of:=CONCATENATE(&quot;ALTER TABLE &quot;;[.B20];&quot; CHANGE COLUMN temporaryStringHolder temporaryStringHolder varchar(32);&quot;)" office:value-type="string" office:string-value="ALTER TABLE _approvalSequenceData CHANGE COLUMN temporaryStringHolder temporaryStringHolder varchar(32);" calcext:value-type="string">
            <text:p>ALTER TABLE _approvalSequenceData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RegistrationType</text:p>
          </table:table-cell>
          <table:table-cell office:value-type="string" calcext:value-type="string">
            <text:p>_patientRegistrationType</text:p>
          </table:table-cell>
          <table:table-cell table:formula="of:=CONCATENATE(&quot;ALTER TABLE &quot;;[.B21];&quot; CHANGE COLUMN temporaryStringHolder temporaryStringHolder varchar(32);&quot;)" office:value-type="string" office:string-value="ALTER TABLE _patientRegistrationType CHANGE COLUMN temporaryStringHolder temporaryStringHolder varchar(32);" calcext:value-type="string">
            <text:p>ALTER TABLE _patientRegistrationTyp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_patient</text:p>
          </table:table-cell>
          <table:table-cell table:formula="of:=CONCATENATE(&quot;ALTER TABLE &quot;;[.B22];&quot; CHANGE COLUMN temporaryStringHolder temporaryStringHolder varchar(32);&quot;)" office:value-type="string" office:string-value="ALTER TABLE _patient CHANGE COLUMN temporaryStringHolder temporaryStringHolder varchar(32);" calcext:value-type="string">
            <text:p>ALTER TABLE _patient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CaseType</text:p>
          </table:table-cell>
          <table:table-cell office:value-type="string" calcext:value-type="string">
            <text:p>_patientCaseType</text:p>
          </table:table-cell>
          <table:table-cell table:formula="of:=CONCATENATE(&quot;ALTER TABLE &quot;;[.B23];&quot; CHANGE COLUMN temporaryStringHolder temporaryStringHolder varchar(32);&quot;)" office:value-type="string" office:string-value="ALTER TABLE _patientCaseType CHANGE COLUMN temporaryStringHolder temporaryStringHolder varchar(32);" calcext:value-type="string">
            <text:p>ALTER TABLE _patientCaseTyp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MovementStage</text:p>
          </table:table-cell>
          <table:table-cell office:value-type="string" calcext:value-type="string">
            <text:p>_patient_movement_stage</text:p>
          </table:table-cell>
          <table:table-cell table:formula="of:=CONCATENATE(&quot;ALTER TABLE &quot;;[.B24];&quot; CHANGE COLUMN temporaryStringHolder temporaryStringHolder varchar(32);&quot;)" office:value-type="string" office:string-value="ALTER TABLE _patient_movement_stage CHANGE COLUMN temporaryStringHolder temporaryStringHolder varchar(32);" calcext:value-type="string">
            <text:p>ALTER TABLE _patient_movement_stag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HealthInsurance</text:p>
          </table:table-cell>
          <table:table-cell office:value-type="string" calcext:value-type="string">
            <text:p>_healthInsurance</text:p>
          </table:table-cell>
          <table:table-cell table:formula="of:=CONCATENATE(&quot;ALTER TABLE &quot;;[.B25];&quot; CHANGE COLUMN temporaryStringHolder temporaryStringHolder varchar(32);&quot;)" office:value-type="string" office:string-value="ALTER TABLE _healthInsurance CHANGE COLUMN temporaryStringHolder temporaryStringHolder varchar(32);" calcext:value-type="string">
            <text:p>ALTER TABLE _healthInsuranc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Case</text:p>
          </table:table-cell>
          <table:table-cell office:value-type="string" calcext:value-type="string">
            <text:p>_patientCase</text:p>
          </table:table-cell>
          <table:table-cell table:formula="of:=CONCATENATE(&quot;ALTER TABLE &quot;;[.B26];&quot; CHANGE COLUMN temporaryStringHolder temporaryStringHolder varchar(32);&quot;)" office:value-type="string" office:string-value="ALTER TABLE _patientCase CHANGE COLUMN temporaryStringHolder temporaryStringHolder varchar(32);" calcext:value-type="string">
            <text:p>ALTER TABLE _patientCas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Visit</text:p>
          </table:table-cell>
          <table:table-cell office:value-type="string" calcext:value-type="string">
            <text:p>_patientVisit</text:p>
          </table:table-cell>
          <table:table-cell table:formula="of:=CONCATENATE(&quot;ALTER TABLE &quot;;[.B27];&quot; CHANGE COLUMN temporaryStringHolder temporaryStringHolder varchar(32);&quot;)" office:value-type="string" office:string-value="ALTER TABLE _patientVisit CHANGE COLUMN temporaryStringHolder temporaryStringHolder varchar(32);" calcext:value-type="string">
            <text:p>ALTER TABLE _patientVisit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_currency</text:p>
          </table:table-cell>
          <table:table-cell table:formula="of:=CONCATENATE(&quot;ALTER TABLE &quot;;[.B28];&quot; CHANGE COLUMN temporaryStringHolder temporaryStringHolder varchar(32);&quot;)" office:value-type="string" office:string-value="ALTER TABLE _currency CHANGE COLUMN temporaryStringHolder temporaryStringHolder varchar(32);" calcext:value-type="string">
            <text:p>ALTER TABLE _currenc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ServiceCategory</text:p>
          </table:table-cell>
          <table:table-cell office:value-type="string" calcext:value-type="string">
            <text:p>_serviceCategory</text:p>
          </table:table-cell>
          <table:table-cell table:formula="of:=CONCATENATE(&quot;ALTER TABLE &quot;;[.B29];&quot; CHANGE COLUMN temporaryStringHolder temporaryStringHolder varchar(32);&quot;)" office:value-type="string" office:string-value="ALTER TABLE _serviceCategory CHANGE COLUMN temporaryStringHolder temporaryStringHolder varchar(32);" calcext:value-type="string">
            <text:p>ALTER TABLE _serviceCategor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_service</text:p>
          </table:table-cell>
          <table:table-cell table:formula="of:=CONCATENATE(&quot;ALTER TABLE &quot;;[.B30];&quot; CHANGE COLUMN temporaryStringHolder temporaryStringHolder varchar(32);&quot;)" office:value-type="string" office:string-value="ALTER TABLE _service CHANGE COLUMN temporaryStringHolder temporaryStringHolder varchar(32);" calcext:value-type="string">
            <text:p>ALTER TABLE _servic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ServiceLogSequence</text:p>
          </table:table-cell>
          <table:table-cell office:value-type="string" calcext:value-type="string">
            <text:p>_servicelogsequence</text:p>
          </table:table-cell>
          <table:table-cell table:formula="of:=CONCATENATE(&quot;ALTER TABLE &quot;;[.B31];&quot; CHANGE COLUMN temporaryStringHolder temporaryStringHolder varchar(32);&quot;)" office:value-type="string" office:string-value="ALTER TABLE _servicelogsequence CHANGE COLUMN temporaryStringHolder temporaryStringHolder varchar(32);" calcext:value-type="string">
            <text:p>ALTER TABLE _servicelogsequenc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Invoice</text:p>
          </table:table-cell>
          <table:table-cell office:value-type="string" calcext:value-type="string">
            <text:p>_patient_invoice</text:p>
          </table:table-cell>
          <table:table-cell table:formula="of:=CONCATENATE(&quot;ALTER TABLE &quot;;[.B32];&quot; CHANGE COLUMN temporaryStringHolder temporaryStringHolder varchar(32);&quot;)" office:value-type="string" office:string-value="ALTER TABLE _patient_invoice CHANGE COLUMN temporaryStringHolder temporaryStringHolder varchar(32);" calcext:value-type="string">
            <text:p>ALTER TABLE _patient_invoic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Receipt</text:p>
          </table:table-cell>
          <table:table-cell office:value-type="string" calcext:value-type="string">
            <text:p>_patient_receipt</text:p>
          </table:table-cell>
          <table:table-cell table:formula="of:=CONCATENATE(&quot;ALTER TABLE &quot;;[.B33];&quot; CHANGE COLUMN temporaryStringHolder temporaryStringHolder varchar(32);&quot;)" office:value-type="string" office:string-value="ALTER TABLE _patient_receipt CHANGE COLUMN temporaryStringHolder temporaryStringHolder varchar(32);" calcext:value-type="string">
            <text:p>ALTER TABLE _patient_receipt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Log</text:p>
          </table:table-cell>
          <table:table-cell office:value-type="string" calcext:value-type="string">
            <text:p>_patientLog</text:p>
          </table:table-cell>
          <table:table-cell table:formula="of:=CONCATENATE(&quot;ALTER TABLE &quot;;[.B34];&quot; CHANGE COLUMN temporaryStringHolder temporaryStringHolder varchar(32);&quot;)" office:value-type="string" office:string-value="ALTER TABLE _patientLog CHANGE COLUMN temporaryStringHolder temporaryStringHolder varchar(32);" calcext:value-type="string">
            <text:p>ALTER TABLE _patientLog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FinancialLogCategory</text:p>
          </table:table-cell>
          <table:table-cell office:value-type="string" calcext:value-type="string">
            <text:p>_financialLogCategory</text:p>
          </table:table-cell>
          <table:table-cell table:formula="of:=CONCATENATE(&quot;ALTER TABLE &quot;;[.B35];&quot; CHANGE COLUMN temporaryStringHolder temporaryStringHolder varchar(32);&quot;)" office:value-type="string" office:string-value="ALTER TABLE _financialLogCategory CHANGE COLUMN temporaryStringHolder temporaryStringHolder varchar(32);" calcext:value-type="string">
            <text:p>ALTER TABLE _financialLogCategor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FinancialLog</text:p>
          </table:table-cell>
          <table:table-cell office:value-type="string" calcext:value-type="string">
            <text:p>_financialLog</text:p>
          </table:table-cell>
          <table:table-cell table:formula="of:=CONCATENATE(&quot;ALTER TABLE &quot;;[.B36];&quot; CHANGE COLUMN temporaryStringHolder temporaryStringHolder varchar(32);&quot;)" office:value-type="string" office:string-value="ALTER TABLE _financialLog CHANGE COLUMN temporaryStringHolder temporaryStringHolder varchar(32);" calcext:value-type="string">
            <text:p>ALTER TABLE _financialLog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_hospital</text:p>
          </table:table-cell>
          <table:table-cell table:formula="of:=CONCATENATE(&quot;ALTER TABLE &quot;;[.B37];&quot; CHANGE COLUMN temporaryStringHolder temporaryStringHolder varchar(32);&quot;)" office:value-type="string" office:string-value="ALTER TABLE _hospital CHANGE COLUMN temporaryStringHolder temporaryStringHolder varchar(32);" calcext:value-type="string">
            <text:p>ALTER TABLE _hospital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NotificationCategory</text:p>
          </table:table-cell>
          <table:table-cell office:value-type="string" calcext:value-type="string">
            <text:p>_notificationCategory</text:p>
          </table:table-cell>
          <table:table-cell table:formula="of:=CONCATENATE(&quot;ALTER TABLE &quot;;[.B38];&quot; CHANGE COLUMN temporaryStringHolder temporaryStringHolder varchar(32);&quot;)" office:value-type="string" office:string-value="ALTER TABLE _notificationCategory CHANGE COLUMN temporaryStringHolder temporaryStringHolder varchar(32);" calcext:value-type="string">
            <text:p>ALTER TABLE _notificationCategor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Notification</text:p>
          </table:table-cell>
          <table:table-cell office:value-type="string" calcext:value-type="string">
            <text:p>_notification</text:p>
          </table:table-cell>
          <table:table-cell table:formula="of:=CONCATENATE(&quot;ALTER TABLE &quot;;[.B39];&quot; CHANGE COLUMN temporaryStringHolder temporaryStringHolder varchar(32);&quot;)" office:value-type="string" office:string-value="ALTER TABLE _notification CHANGE COLUMN temporaryStringHolder temporaryStringHolder varchar(32);" calcext:value-type="string">
            <text:p>ALTER TABLE _notification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NotificationManager</text:p>
          </table:table-cell>
          <table:table-cell office:value-type="string" calcext:value-type="string">
            <text:p>_notificationManager</text:p>
          </table:table-cell>
          <table:table-cell table:formula="of:=CONCATENATE(&quot;ALTER TABLE &quot;;[.B40];&quot; CHANGE COLUMN temporaryStringHolder temporaryStringHolder varchar(32);&quot;)" office:value-type="string" office:string-value="ALTER TABLE _notificationManager CHANGE COLUMN temporaryStringHolder temporaryStringHolder varchar(32);" calcext:value-type="string">
            <text:p>ALTER TABLE _notificationManager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FinanceQueue</text:p>
          </table:table-cell>
          <table:table-cell office:value-type="string" calcext:value-type="string">
            <text:p>_patient_finance_queue</text:p>
          </table:table-cell>
          <table:table-cell table:formula="of:=CONCATENATE(&quot;ALTER TABLE &quot;;[.B41];&quot; CHANGE COLUMN temporaryStringHolder temporaryStringHolder varchar(32);&quot;)" office:value-type="string" office:string-value="ALTER TABLE _patient_finance_queue CHANGE COLUMN temporaryStringHolder temporaryStringHolder varchar(32);" calcext:value-type="string">
            <text:p>ALTER TABLE _patient_finance_queu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MedicalDoctorConsultationQueue</text:p>
          </table:table-cell>
          <table:table-cell office:value-type="string" calcext:value-type="string">
            <text:p>_medical_doctor_consultation_queue</text:p>
          </table:table-cell>
          <table:table-cell table:formula="of:=CONCATENATE(&quot;ALTER TABLE &quot;;[.B42];&quot; CHANGE COLUMN temporaryStringHolder temporaryStringHolder varchar(32);&quot;)" office:value-type="string" office:string-value="ALTER TABLE _medical_doctor_consultation_queue CHANGE COLUMN temporaryStringHolder temporaryStringHolder varchar(32);" calcext:value-type="string">
            <text:p>ALTER TABLE _medical_doctor_consultation_queu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ExaminationQueue</text:p>
          </table:table-cell>
          <table:table-cell office:value-type="string" calcext:value-type="string">
            <text:p>_patient_examination_queue</text:p>
          </table:table-cell>
          <table:table-cell table:formula="of:=CONCATENATE(&quot;ALTER TABLE &quot;;[.B43];&quot; CHANGE COLUMN temporaryStringHolder temporaryStringHolder varchar(32);&quot;)" office:value-type="string" office:string-value="ALTER TABLE _patient_examination_queue CHANGE COLUMN temporaryStringHolder temporaryStringHolder varchar(32);" calcext:value-type="string">
            <text:p>ALTER TABLE _patient_examination_queu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GeneralNotifyPatientExaminationQueue</text:p>
          </table:table-cell>
          <table:table-cell office:value-type="string" calcext:value-type="string">
            <text:p>_general_notify_patient_examination_queue</text:p>
          </table:table-cell>
          <table:table-cell table:formula="of:=CONCATENATE(&quot;ALTER TABLE &quot;;[.B44];&quot; CHANGE COLUMN temporaryStringHolder temporaryStringHolder varchar(32);&quot;)" office:value-type="string" office:string-value="ALTER TABLE _general_notify_patient_examination_queue CHANGE COLUMN temporaryStringHolder temporaryStringHolder varchar(32);" calcext:value-type="string">
            <text:p>ALTER TABLE _general_notify_patient_examination_queu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QueueNotifyWetLab</text:p>
          </table:table-cell>
          <table:table-cell office:value-type="string" calcext:value-type="string">
            <text:p>_queue_notify_wet_lab</text:p>
          </table:table-cell>
          <table:table-cell table:formula="of:=CONCATENATE(&quot;ALTER TABLE &quot;;[.B45];&quot; CHANGE COLUMN temporaryStringHolder temporaryStringHolder varchar(32);&quot;)" office:value-type="string" office:string-value="ALTER TABLE _queue_notify_wet_lab CHANGE COLUMN temporaryStringHolder temporaryStringHolder varchar(32);" calcext:value-type="string">
            <text:p>ALTER TABLE _queue_notify_wet_lab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QueueNotifyUltrasound</text:p>
          </table:table-cell>
          <table:table-cell office:value-type="string" calcext:value-type="string">
            <text:p>_queue_notify_ultrasound</text:p>
          </table:table-cell>
          <table:table-cell table:formula="of:=CONCATENATE(&quot;ALTER TABLE &quot;;[.B46];&quot; CHANGE COLUMN temporaryStringHolder temporaryStringHolder varchar(32);&quot;)" office:value-type="string" office:string-value="ALTER TABLE _queue_notify_ultrasound CHANGE COLUMN temporaryStringHolder temporaryStringHolder varchar(32);" calcext:value-type="string">
            <text:p>ALTER TABLE _queue_notify_ultrasound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QueueNotifyPlainXRAY</text:p>
          </table:table-cell>
          <table:table-cell office:value-type="string" calcext:value-type="string">
            <text:p>_queue_notify_plain_xray</text:p>
          </table:table-cell>
          <table:table-cell table:formula="of:=CONCATENATE(&quot;ALTER TABLE &quot;;[.B47];&quot; CHANGE COLUMN temporaryStringHolder temporaryStringHolder varchar(32);&quot;)" office:value-type="string" office:string-value="ALTER TABLE _queue_notify_plain_xray CHANGE COLUMN temporaryStringHolder temporaryStringHolder varchar(32);" calcext:value-type="string">
            <text:p>ALTER TABLE _queue_notify_plain_xra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Triage</text:p>
          </table:table-cell>
          <table:table-cell office:value-type="string" calcext:value-type="string">
            <text:p>_triage</text:p>
          </table:table-cell>
          <table:table-cell table:formula="of:=CONCATENATE(&quot;ALTER TABLE &quot;;[.B48];&quot; CHANGE COLUMN temporaryStringHolder temporaryStringHolder varchar(32);&quot;)" office:value-type="string" office:string-value="ALTER TABLE _triage CHANGE COLUMN temporaryStringHolder temporaryStringHolder varchar(32);" calcext:value-type="string">
            <text:p>ALTER TABLE _triag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TriageQueue</text:p>
          </table:table-cell>
          <table:table-cell office:value-type="string" calcext:value-type="string">
            <text:p>_patient_triage_queue</text:p>
          </table:table-cell>
          <table:table-cell table:formula="of:=CONCATENATE(&quot;ALTER TABLE &quot;;[.B49];&quot; CHANGE COLUMN temporaryStringHolder temporaryStringHolder varchar(32);&quot;)" office:value-type="string" office:string-value="ALTER TABLE _patient_triage_queue CHANGE COLUMN temporaryStringHolder temporaryStringHolder varchar(32);" calcext:value-type="string">
            <text:p>ALTER TABLE _patient_triage_queu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AgeCategory</text:p>
          </table:table-cell>
          <table:table-cell office:value-type="string" calcext:value-type="string">
            <text:p>_age_category</text:p>
          </table:table-cell>
          <table:table-cell table:formula="of:=CONCATENATE(&quot;ALTER TABLE &quot;;[.B50];&quot; CHANGE COLUMN temporaryStringHolder temporaryStringHolder varchar(32);&quot;)" office:value-type="string" office:string-value="ALTER TABLE _age_category CHANGE COLUMN temporaryStringHolder temporaryStringHolder varchar(32);" calcext:value-type="string">
            <text:p>ALTER TABLE _age_categor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ExaminationStandards</text:p>
          </table:table-cell>
          <table:table-cell office:value-type="string" calcext:value-type="string">
            <text:p>_patient_examination_standards</text:p>
          </table:table-cell>
          <table:table-cell table:formula="of:=CONCATENATE(&quot;ALTER TABLE &quot;;[.B51];&quot; CHANGE COLUMN temporaryStringHolder temporaryStringHolder varchar(32);&quot;)" office:value-type="string" office:string-value="ALTER TABLE _patient_examination_standards CHANGE COLUMN temporaryStringHolder temporaryStringHolder varchar(32);" calcext:value-type="string">
            <text:p>ALTER TABLE _patient_examination_standards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ExaminationResults</text:p>
          </table:table-cell>
          <table:table-cell office:value-type="string" calcext:value-type="string">
            <text:p>_patient_examination_results</text:p>
          </table:table-cell>
          <table:table-cell table:formula="of:=CONCATENATE(&quot;ALTER TABLE &quot;;[.B52];&quot; CHANGE COLUMN temporaryStringHolder temporaryStringHolder varchar(32);&quot;)" office:value-type="string" office:string-value="ALTER TABLE _patient_examination_results CHANGE COLUMN temporaryStringHolder temporaryStringHolder varchar(32);" calcext:value-type="string">
            <text:p>ALTER TABLE _patient_examination_results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ICD10</text:p>
          </table:table-cell>
          <table:table-cell office:value-type="string" calcext:value-type="string">
            <text:p>_icd10</text:p>
          </table:table-cell>
          <table:table-cell table:formula="of:=CONCATENATE(&quot;ALTER TABLE &quot;;[.B53];&quot; CHANGE COLUMN temporaryStringHolder temporaryStringHolder varchar(32);&quot;)" office:value-type="string" office:string-value="ALTER TABLE _icd10 CHANGE COLUMN temporaryStringHolder temporaryStringHolder varchar(32);" calcext:value-type="string">
            <text:p>ALTER TABLE _icd10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UploadedFiles</text:p>
          </table:table-cell>
          <table:table-cell office:value-type="string" calcext:value-type="string">
            <text:p>_uploaded_files</text:p>
          </table:table-cell>
          <table:table-cell table:formula="of:=CONCATENATE(&quot;ALTER TABLE &quot;;[.B54];&quot; CHANGE COLUMN temporaryStringHolder temporaryStringHolder varchar(32);&quot;)" office:value-type="string" office:string-value="ALTER TABLE _uploaded_files CHANGE COLUMN temporaryStringHolder temporaryStringHolder varchar(32);" calcext:value-type="string">
            <text:p>ALTER TABLE _uploaded_files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File</text:p>
          </table:table-cell>
          <table:table-cell office:value-type="string" calcext:value-type="string">
            <text:p>_patient_file</text:p>
          </table:table-cell>
          <table:table-cell table:formula="of:=CONCATENATE(&quot;ALTER TABLE &quot;;[.B55];&quot; CHANGE COLUMN temporaryStringHolder temporaryStringHolder varchar(32);&quot;)" office:value-type="string" office:string-value="ALTER TABLE _patient_file CHANGE COLUMN temporaryStringHolder temporaryStringHolder varchar(32);" calcext:value-type="string">
            <text:p>ALTER TABLE _patient_fil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UnitOfMeasurement</text:p>
          </table:table-cell>
          <table:table-cell office:value-type="string" calcext:value-type="string">
            <text:p>_unit_of_measurement</text:p>
          </table:table-cell>
          <table:table-cell table:formula="of:=CONCATENATE(&quot;ALTER TABLE &quot;;[.B56];&quot; CHANGE COLUMN temporaryStringHolder temporaryStringHolder varchar(32);&quot;)" office:value-type="string" office:string-value="ALTER TABLE _unit_of_measurement CHANGE COLUMN temporaryStringHolder temporaryStringHolder varchar(32);" calcext:value-type="string">
            <text:p>ALTER TABLE _unit_of_measurement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harmaceuticalDrug</text:p>
          </table:table-cell>
          <table:table-cell office:value-type="string" calcext:value-type="string">
            <text:p>_pharmaceutical_drugs</text:p>
          </table:table-cell>
          <table:table-cell table:formula="of:=CONCATENATE(&quot;ALTER TABLE &quot;;[.B57];&quot; CHANGE COLUMN temporaryStringHolder temporaryStringHolder varchar(32);&quot;)" office:value-type="string" office:string-value="ALTER TABLE _pharmaceutical_drugs CHANGE COLUMN temporaryStringHolder temporaryStringHolder varchar(32);" calcext:value-type="string">
            <text:p>ALTER TABLE _pharmaceutical_drugs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_ward</text:p>
          </table:table-cell>
          <table:table-cell table:formula="of:=CONCATENATE(&quot;ALTER TABLE &quot;;[.B58];&quot; CHANGE COLUMN temporaryStringHolder temporaryStringHolder varchar(32);&quot;)" office:value-type="string" office:string-value="ALTER TABLE _ward CHANGE COLUMN temporaryStringHolder temporaryStringHolder varchar(32);" calcext:value-type="string">
            <text:p>ALTER TABLE _ward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_room</text:p>
          </table:table-cell>
          <table:table-cell table:formula="of:=CONCATENATE(&quot;ALTER TABLE &quot;;[.B59];&quot; CHANGE COLUMN temporaryStringHolder temporaryStringHolder varchar(32);&quot;)" office:value-type="string" office:string-value="ALTER TABLE _room CHANGE COLUMN temporaryStringHolder temporaryStringHolder varchar(32);" calcext:value-type="string">
            <text:p>ALTER TABLE _room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_bed</text:p>
          </table:table-cell>
          <table:table-cell table:formula="of:=CONCATENATE(&quot;ALTER TABLE &quot;;[.B60];&quot; CHANGE COLUMN temporaryStringHolder temporaryStringHolder varchar(32);&quot;)" office:value-type="string" office:string-value="ALTER TABLE _bed CHANGE COLUMN temporaryStringHolder temporaryStringHolder varchar(32);" calcext:value-type="string">
            <text:p>ALTER TABLE _bed CHANGE COLUMN temporaryStringHolder temporaryStringHolder varchar(32);</text:p>
          </table:table-cell>
        </table:table-row>
      </table:table>
      <table:named-expressions/>
      <table:database-ranges>
        <table:database-range table:name="__Anonymous_Sheet_DB__0" table:target-range-address="system.A1:system.AS64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14:18:35.829636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41:41.876181215</meta:creation-date>
    <dc:date>2022-11-04T14:21:11.116679806</dc:date>
    <meta:editing-duration>P29DT23H29M43S</meta:editing-duration>
    <meta:editing-cycles>590</meta:editing-cycles>
    <meta:generator>LibreOffice/6.4.7.2$Linux_X86_64 LibreOffice_project/40$Build-2</meta:generator>
    <meta:document-statistic meta:table-count="2" meta:cell-count="4370" meta:object-count="0"/>
  </office:meta>
</office:document-meta>
</file>